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background-color="#c0c0c0" fo:padding="0.097cm" fo:border="0.002cm solid #000000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background-color="#c0c0c0" fo:padding="0.097cm" fo:border="0.002cm solid #000000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background-color="#c0c0c0" fo:padding="0.097cm" fo:border="0.002cm solid #000000">
        <style:background-image/>
      </style:table-cell-properties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background-color="#c0c0c0" fo:padding="0.097cm" fo:border="0.002cm solid #000000">
        <style:background-image/>
      </style:table-cell-properties>
    </style:style>
    <style:style style:name="Table5" style:family="table">
      <style:table-properties style:width="17.59cm" table:align="margins" style:shadow="none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background-color="#c0c0c0" fo:padding="0.097cm" fo:border="0.002cm solid #000000">
        <style:background-image/>
      </style:table-cell-properties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background-color="#c0c0c0" fo:padding="0.097cm" fo:border="0.002cm solid #000000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background-color="#c0c0c0" fo:padding="0.097cm" fo:border="0.002cm solid #000000">
        <style:background-image/>
      </style:table-cell-properties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background-color="#c0c0c0" fo:padding="0.097cm" fo:border="0.002cm solid #000000">
        <style:background-image/>
      </style:table-cell-properties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background-color="#c0c0c0" fo:padding="0.097cm" fo:border="0.002cm solid #000000">
        <style:background-image/>
      </style:table-cell-properties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17.59cm" style:rel-column-width="65535*"/>
    </style:style>
    <style:style style:name="Table10.A1" style:family="table-cell">
      <style:table-cell-properties fo:background-color="#c0c0c0" fo:padding="0.097cm" fo:border="0.002cm solid #000000">
        <style:background-image/>
      </style:table-cell-properties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17.59cm" style:rel-column-width="65535*"/>
    </style:style>
    <style:style style:name="Table11.A1" style:family="table-cell">
      <style:table-cell-properties fo:background-color="#c0c0c0" fo:padding="0.097cm" fo:border="0.002cm solid #000000">
        <style:background-image/>
      </style:table-cell-properties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17.59cm" style:rel-column-width="65535*"/>
    </style:style>
    <style:style style:name="Table12.A1" style:family="table-cell">
      <style:table-cell-properties fo:background-color="#c0c0c0" fo:padding="0.097cm" fo:border="0.002cm solid #000000">
        <style:background-image/>
      </style:table-cell-properties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17.59cm" style:rel-column-width="65535*"/>
    </style:style>
    <style:style style:name="Table13.A1" style:family="table-cell">
      <style:table-cell-properties fo:background-color="#c0c0c0" fo:padding="0.097cm" fo:border="0.002cm solid #000000">
        <style:background-image/>
      </style:table-cell-properties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17.59cm" style:rel-column-width="65535*"/>
    </style:style>
    <style:style style:name="Table14.A1" style:family="table-cell">
      <style:table-cell-properties fo:background-color="#c0c0c0" fo:padding="0.097cm" fo:border="0.002cm solid #000000">
        <style:background-image/>
      </style:table-cell-properties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17.59cm" style:rel-column-width="65535*"/>
    </style:style>
    <style:style style:name="Table15.A1" style:family="table-cell">
      <style:table-cell-properties fo:background-color="#c0c0c0" fo:padding="0.097cm" fo:border="0.002cm solid #000000">
        <style:background-image/>
      </style:table-cell-properties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17.59cm" style:rel-column-width="65535*"/>
    </style:style>
    <style:style style:name="Table16.A1" style:family="table-cell">
      <style:table-cell-properties fo:background-color="#c0c0c0" fo:padding="0.097cm" fo:border="0.002cm solid #000000">
        <style:background-image/>
      </style:table-cell-properties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17.59cm" style:rel-column-width="65535*"/>
    </style:style>
    <style:style style:name="Table17.A1" style:family="table-cell">
      <style:table-cell-properties fo:background-color="#c0c0c0" fo:padding="0.097cm" fo:border="0.002cm solid #000000">
        <style:background-image/>
      </style:table-cell-properties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17.59cm" style:rel-column-width="65535*"/>
    </style:style>
    <style:style style:name="Table18.A1" style:family="table-cell">
      <style:table-cell-properties fo:background-color="#c0c0c0" fo:padding="0.097cm" fo:border="0.002cm solid #000000">
        <style:background-image/>
      </style:table-cell-properties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17.59cm" style:rel-column-width="65535*"/>
    </style:style>
    <style:style style:name="Table19.A1" style:family="table-cell">
      <style:table-cell-properties fo:background-color="#c0c0c0" fo:padding="0.097cm" fo:border="0.002cm solid #000000">
        <style:background-image/>
      </style:table-cell-properties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17.59cm" style:rel-column-width="65535*"/>
    </style:style>
    <style:style style:name="Table20.A1" style:family="table-cell">
      <style:table-cell-properties fo:background-color="#c0c0c0" fo:padding="0.097cm" fo:border="0.002cm solid #000000">
        <style:background-image/>
      </style:table-cell-properties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17.59cm" style:rel-column-width="65535*"/>
    </style:style>
    <style:style style:name="Table21.A1" style:family="table-cell">
      <style:table-cell-properties fo:background-color="#c0c0c0" fo:padding="0.097cm" fo:border="0.002cm solid #000000">
        <style:background-image/>
      </style:table-cell-properties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17.59cm" style:rel-column-width="65535*"/>
    </style:style>
    <style:style style:name="Table22.A1" style:family="table-cell">
      <style:table-cell-properties fo:background-color="#c0c0c0" fo:padding="0.097cm" fo:border="0.002cm solid #000000">
        <style:background-image/>
      </style:table-cell-properties>
    </style:style>
    <style:style style:name="Table23" style:family="table">
      <style:table-properties style:width="17.59cm" table:align="margins"/>
    </style:style>
    <style:style style:name="Table23.A" style:family="table-column">
      <style:table-column-properties style:column-width="17.59cm" style:rel-column-width="65535*"/>
    </style:style>
    <style:style style:name="Table23.A1" style:family="table-cell">
      <style:table-cell-properties fo:background-color="#c0c0c0" fo:padding="0.097cm" fo:border="0.002cm solid #000000">
        <style:background-image/>
      </style:table-cell-properties>
    </style:style>
    <style:style style:name="P1" style:family="paragraph" style:parent-style-name="Standard">
      <style:text-properties fo:color="#000000" style:font-name="Times New Roman1" fo:font-size="20pt" fo:language="en" fo:country="GB" style:font-size-asian="20pt" style:font-size-complex="20pt"/>
    </style:style>
    <style:style style:name="P2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3" style:family="paragraph" style:parent-style-name="Standard">
      <style:paragraph-properties style:text-autospace="none"/>
      <style:text-properties style:use-window-font-color="true" fo:font-size="12pt" fo:language="zxx" fo:country="none" style:font-size-asian="12pt" style:font-size-complex="12pt"/>
    </style:style>
    <style:style style:name="P4" style:family="paragraph" style:parent-style-name="Standard">
      <style:paragraph-properties style:text-autospace="non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text-properties style:font-name="Times New Roman1" fo:font-size="12pt" style:font-size-asian="12pt" style:font-size-complex="12pt"/>
    </style:style>
    <style:style style:name="P8" style:family="paragraph" style:parent-style-name="Table_20_Contents">
      <style:text-properties style:font-name="Times New Roman1" fo:font-size="20pt" style:font-size-asian="20pt" style:font-size-complex="20pt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000000" style:font-name="Times New Roman1" fo:font-size="20pt" fo:language="en" fo:country="GB" style:text-underline-style="none" fo:font-weight="normal" style:font-size-asian="20pt" style:font-weight-asian="normal" style:font-size-complex="20pt" style:font-weight-complex="normal"/>
    </style:style>
    <style:style style:name="P11" style:family="paragraph" style:parent-style-name="Standard">
      <style:text-properties fo:color="#000000" style:font-name="Times New Roman1" fo:font-size="32pt" fo:language="en" fo:country="GB"/>
    </style:style>
    <style:style style:name="P12" style:family="paragraph" style:parent-style-name="Standard">
      <style:text-properties fo:color="#000000" style:font-name="Times New Roman1" fo:font-size="28pt" fo:language="en" fo:country="GB" style:font-size-asian="20pt" style:font-size-complex="20pt"/>
    </style:style>
    <style:style style:name="P13" style:family="paragraph" style:parent-style-name="Standard">
      <style:paragraph-properties style:text-autospace="none"/>
      <style:text-properties style:use-window-font-color="true" fo:font-size="12pt" fo:language="zxx" fo:country="none" style:font-size-asian="12pt" style:font-size-complex="12pt"/>
    </style:style>
    <style:style style:name="P14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1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4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4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4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4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4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4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4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4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4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4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5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5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5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5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5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5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5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5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5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5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6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6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6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6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6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6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6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6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6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6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7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7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7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7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7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7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7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7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7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7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8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8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8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8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8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8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8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8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8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8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9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9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9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9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9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9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9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9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9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9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0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0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0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0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0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0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0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0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0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0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1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1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1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1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1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1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1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1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1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1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2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2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2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2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2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2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2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2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2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2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3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3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3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3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3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3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3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3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3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3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4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4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4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4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4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4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4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4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4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4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5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5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5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5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5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5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5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5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5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5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6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6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6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6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6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6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6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6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6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6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7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7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7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7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7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7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7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7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7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7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8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8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8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8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8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8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8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8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8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8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9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9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9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9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9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9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9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9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9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19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0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0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0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0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0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0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0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0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0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0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1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1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1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1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1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1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1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1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1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1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2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2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2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2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2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2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2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2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2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2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3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3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3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3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3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3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3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3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3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3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4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4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4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4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4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4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4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4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4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4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5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5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5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5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5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5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5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5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5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5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6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6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6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6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6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6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6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6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6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6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7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7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7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7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7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7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7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7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7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7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8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8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8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8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8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8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8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8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8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8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9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9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9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9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9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9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9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9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9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29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0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0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0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0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0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0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0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0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0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0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1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1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1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1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1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1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1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1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1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1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2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2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2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2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2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2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26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27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28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29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30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31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32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33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34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35" style:family="paragraph" style:parent-style-name="Standard">
      <style:paragraph-properties style:text-autospace="none"/>
      <style:text-properties style:use-window-font-color="true" fo:font-size="15pt" fo:language="none" fo:country="none" style:font-size-asian="15pt" style:font-size-complex="15pt"/>
    </style:style>
    <style:style style:name="P336" style:family="paragraph" style:parent-style-name="Standard">
      <style:paragraph-properties style:text-autospace="none"/>
      <style:text-properties style:use-window-font-color="true" fo:font-size="15pt" style:font-size-asian="15pt" style:font-size-complex="15pt"/>
    </style:style>
    <style:style style:name="P337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38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39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40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41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42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43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44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45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46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47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48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49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50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51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52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53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54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55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56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57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58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59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60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61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62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63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64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65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66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67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68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69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70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71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72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73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74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75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76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77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78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79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80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81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82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83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84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85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86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87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88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89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90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91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92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93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94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95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96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97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98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399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400" style:family="paragraph" style:parent-style-name="Standard">
      <style:paragraph-properties style:text-autospace="none"/>
      <style:text-properties fo:color="#008000" fo:font-size="15pt" fo:language="none" fo:country="none" style:font-size-asian="15pt" style:font-size-complex="15pt"/>
    </style:style>
    <style:style style:name="P401" style:family="paragraph" style:parent-style-name="Standard">
      <style:paragraph-properties style:text-autospace="none"/>
    </style:style>
    <style:style style:name="P402" style:family="paragraph" style:parent-style-name="Standard">
      <style:paragraph-properties style:text-autospace="none"/>
    </style:style>
    <style:style style:name="P403" style:family="paragraph" style:parent-style-name="Standard">
      <style:paragraph-properties style:text-autospace="none"/>
    </style:style>
    <style:style style:name="P404" style:family="paragraph" style:parent-style-name="Standard">
      <style:paragraph-properties style:text-autospace="none"/>
    </style:style>
    <style:style style:name="P405" style:family="paragraph" style:parent-style-name="Standard">
      <style:paragraph-properties style:text-autospace="none"/>
    </style:style>
    <style:style style:name="P406" style:family="paragraph" style:parent-style-name="Standard">
      <style:paragraph-properties style:text-autospace="none"/>
    </style:style>
    <style:style style:name="P407" style:family="paragraph" style:parent-style-name="Standard">
      <style:paragraph-properties style:text-autospace="none"/>
    </style:style>
    <style:style style:name="P408" style:family="paragraph" style:parent-style-name="Standard">
      <style:paragraph-properties style:text-autospace="none"/>
    </style:style>
    <style:style style:name="P409" style:family="paragraph" style:parent-style-name="Standard">
      <style:paragraph-properties style:text-autospace="none"/>
    </style:style>
    <style:style style:name="P410" style:family="paragraph" style:parent-style-name="Standard">
      <style:paragraph-properties style:text-autospace="none"/>
    </style:style>
    <style:style style:name="P411" style:family="paragraph" style:parent-style-name="Standard">
      <style:paragraph-properties style:text-autospace="none"/>
    </style:style>
    <style:style style:name="P412" style:family="paragraph" style:parent-style-name="Standard">
      <style:paragraph-properties style:text-autospace="none"/>
    </style:style>
    <style:style style:name="P413" style:family="paragraph" style:parent-style-name="Standard">
      <style:paragraph-properties style:text-autospace="none"/>
    </style:style>
    <style:style style:name="P414" style:family="paragraph" style:parent-style-name="Standard">
      <style:paragraph-properties style:text-autospace="none"/>
    </style:style>
    <style:style style:name="P415" style:family="paragraph" style:parent-style-name="Standard">
      <style:paragraph-properties style:text-autospace="none"/>
    </style:style>
    <style:style style:name="P416" style:family="paragraph" style:parent-style-name="Standard">
      <style:paragraph-properties style:text-autospace="none"/>
    </style:style>
    <style:style style:name="P417" style:family="paragraph" style:parent-style-name="Standard">
      <style:paragraph-properties style:text-autospace="none"/>
    </style:style>
    <style:style style:name="P418" style:family="paragraph" style:parent-style-name="Standard">
      <style:paragraph-properties style:text-autospace="none"/>
    </style:style>
    <style:style style:name="P419" style:family="paragraph" style:parent-style-name="Standard">
      <style:paragraph-properties style:text-autospace="none"/>
    </style:style>
    <style:style style:name="P420" style:family="paragraph" style:parent-style-name="Standard">
      <style:paragraph-properties style:text-autospace="none"/>
    </style:style>
    <style:style style:name="P421" style:family="paragraph" style:parent-style-name="Standard">
      <style:paragraph-properties style:text-autospace="none"/>
    </style:style>
    <style:style style:name="P422" style:family="paragraph" style:parent-style-name="Standard">
      <style:paragraph-properties style:text-autospace="none"/>
    </style:style>
    <style:style style:name="P423" style:family="paragraph" style:parent-style-name="Standard">
      <style:paragraph-properties style:text-autospace="none"/>
    </style:style>
    <style:style style:name="P424" style:family="paragraph" style:parent-style-name="Standard">
      <style:paragraph-properties style:text-autospace="none"/>
    </style:style>
    <style:style style:name="P425" style:family="paragraph" style:parent-style-name="Standard">
      <style:paragraph-properties style:text-autospace="none"/>
    </style:style>
    <style:style style:name="P426" style:family="paragraph" style:parent-style-name="Standard">
      <style:paragraph-properties style:text-autospace="none"/>
    </style:style>
    <style:style style:name="P427" style:family="paragraph" style:parent-style-name="Standard">
      <style:paragraph-properties style:text-autospace="none"/>
    </style:style>
    <style:style style:name="P428" style:family="paragraph" style:parent-style-name="Standard">
      <style:paragraph-properties style:text-autospace="none"/>
    </style:style>
    <style:style style:name="P429" style:family="paragraph" style:parent-style-name="Standard">
      <style:paragraph-properties style:text-autospace="none"/>
    </style:style>
    <style:style style:name="P430" style:family="paragraph" style:parent-style-name="Standard">
      <style:paragraph-properties style:text-autospace="none"/>
    </style:style>
    <style:style style:name="P431" style:family="paragraph" style:parent-style-name="Standard">
      <style:paragraph-properties style:text-autospace="none"/>
    </style:style>
    <style:style style:name="P432" style:family="paragraph" style:parent-style-name="Standard">
      <style:paragraph-properties style:text-autospace="none"/>
    </style:style>
    <style:style style:name="P433" style:family="paragraph" style:parent-style-name="Standard">
      <style:paragraph-properties style:text-autospace="none"/>
    </style:style>
    <style:style style:name="P434" style:family="paragraph" style:parent-style-name="Standard">
      <style:paragraph-properties style:text-autospace="none"/>
    </style:style>
    <style:style style:name="P435" style:family="paragraph" style:parent-style-name="Standard">
      <style:paragraph-properties style:text-autospace="none"/>
    </style:style>
    <style:style style:name="P436" style:family="paragraph" style:parent-style-name="Standard">
      <style:paragraph-properties style:text-autospace="none"/>
    </style:style>
    <style:style style:name="P437" style:family="paragraph" style:parent-style-name="Standard">
      <style:paragraph-properties style:text-autospace="none"/>
    </style:style>
    <style:style style:name="P438" style:family="paragraph" style:parent-style-name="Standard">
      <style:paragraph-properties style:text-autospace="none"/>
    </style:style>
    <style:style style:name="P439" style:family="paragraph" style:parent-style-name="Standard">
      <style:paragraph-properties style:text-autospace="none"/>
    </style:style>
    <style:style style:name="P440" style:family="paragraph" style:parent-style-name="Standard">
      <style:paragraph-properties style:text-autospace="none"/>
    </style:style>
    <style:style style:name="P441" style:family="paragraph" style:parent-style-name="Standard">
      <style:paragraph-properties style:text-autospace="none"/>
    </style:style>
    <style:style style:name="P442" style:family="paragraph" style:parent-style-name="Standard">
      <style:paragraph-properties style:text-autospace="none"/>
    </style:style>
    <style:style style:name="P443" style:family="paragraph" style:parent-style-name="Standard">
      <style:paragraph-properties style:text-autospace="none"/>
    </style:style>
    <style:style style:name="P444" style:family="paragraph" style:parent-style-name="Standard">
      <style:paragraph-properties style:text-autospace="none"/>
    </style:style>
    <style:style style:name="P445" style:family="paragraph" style:parent-style-name="Standard">
      <style:paragraph-properties style:text-autospace="none"/>
    </style:style>
    <style:style style:name="P446" style:family="paragraph" style:parent-style-name="Standard">
      <style:paragraph-properties style:text-autospace="none"/>
    </style:style>
    <style:style style:name="P447" style:family="paragraph" style:parent-style-name="Standard">
      <style:paragraph-properties style:text-autospace="none"/>
    </style:style>
    <style:style style:name="P448" style:family="paragraph" style:parent-style-name="Standard">
      <style:paragraph-properties style:text-autospace="none"/>
    </style:style>
    <style:style style:name="P449" style:family="paragraph" style:parent-style-name="Standard">
      <style:paragraph-properties style:text-autospace="none"/>
    </style:style>
    <style:style style:name="P450" style:family="paragraph" style:parent-style-name="Standard">
      <style:paragraph-properties style:text-autospace="none"/>
    </style:style>
    <style:style style:name="P451" style:family="paragraph" style:parent-style-name="Standard">
      <style:paragraph-properties style:text-autospace="none"/>
    </style:style>
    <style:style style:name="P452" style:family="paragraph" style:parent-style-name="Standard">
      <style:paragraph-properties style:text-autospace="none"/>
    </style:style>
    <style:style style:name="P453" style:family="paragraph" style:parent-style-name="Standard">
      <style:paragraph-properties style:text-autospace="none"/>
    </style:style>
    <style:style style:name="P454" style:family="paragraph" style:parent-style-name="Standard">
      <style:paragraph-properties style:text-autospace="none"/>
    </style:style>
    <style:style style:name="P455" style:family="paragraph" style:parent-style-name="Standard">
      <style:paragraph-properties style:text-autospace="none"/>
    </style:style>
    <style:style style:name="P456" style:family="paragraph" style:parent-style-name="Standard">
      <style:paragraph-properties style:text-autospace="none"/>
    </style:style>
    <style:style style:name="P457" style:family="paragraph" style:parent-style-name="Standard">
      <style:paragraph-properties style:text-autospace="none"/>
    </style:style>
    <style:style style:name="P458" style:family="paragraph" style:parent-style-name="Standard">
      <style:paragraph-properties style:text-autospace="none"/>
    </style:style>
    <style:style style:name="P459" style:family="paragraph" style:parent-style-name="Standard">
      <style:paragraph-properties style:text-autospace="none"/>
    </style:style>
    <style:style style:name="P460" style:family="paragraph" style:parent-style-name="Standard">
      <style:paragraph-properties style:text-autospace="none"/>
    </style:style>
    <style:style style:name="P461" style:family="paragraph" style:parent-style-name="Standard">
      <style:paragraph-properties style:text-autospace="none"/>
    </style:style>
    <style:style style:name="P462" style:family="paragraph" style:parent-style-name="Standard">
      <style:paragraph-properties style:text-autospace="none"/>
    </style:style>
    <style:style style:name="P463" style:family="paragraph" style:parent-style-name="Standard">
      <style:paragraph-properties style:text-autospace="none"/>
    </style:style>
    <style:style style:name="P464" style:family="paragraph" style:parent-style-name="Standard">
      <style:paragraph-properties style:text-autospace="none"/>
    </style:style>
    <style:style style:name="P465" style:family="paragraph" style:parent-style-name="Standard">
      <style:paragraph-properties style:text-autospace="none"/>
    </style:style>
    <style:style style:name="P466" style:family="paragraph" style:parent-style-name="Standard">
      <style:paragraph-properties style:text-autospace="none"/>
    </style:style>
    <style:style style:name="P467" style:family="paragraph" style:parent-style-name="Standard">
      <style:paragraph-properties style:text-autospace="none"/>
    </style:style>
    <style:style style:name="P468" style:family="paragraph" style:parent-style-name="Standard">
      <style:paragraph-properties style:text-autospace="none"/>
    </style:style>
    <style:style style:name="P469" style:family="paragraph" style:parent-style-name="Standard">
      <style:paragraph-properties style:text-autospace="none"/>
    </style:style>
    <style:style style:name="P470" style:family="paragraph" style:parent-style-name="Standard">
      <style:paragraph-properties style:text-autospace="none"/>
    </style:style>
    <style:style style:name="P471" style:family="paragraph" style:parent-style-name="Standard">
      <style:paragraph-properties style:text-autospace="none"/>
    </style:style>
    <style:style style:name="P472" style:family="paragraph" style:parent-style-name="Standard">
      <style:paragraph-properties style:text-autospace="none"/>
    </style:style>
    <style:style style:name="P473" style:family="paragraph" style:parent-style-name="Standard">
      <style:paragraph-properties style:text-autospace="none"/>
    </style:style>
    <style:style style:name="P474" style:family="paragraph" style:parent-style-name="Standard">
      <style:paragraph-properties style:text-autospace="none"/>
    </style:style>
    <style:style style:name="P475" style:family="paragraph" style:parent-style-name="Standard">
      <style:paragraph-properties style:text-autospace="none"/>
    </style:style>
    <style:style style:name="P476" style:family="paragraph" style:parent-style-name="Standard">
      <style:paragraph-properties style:text-autospace="none"/>
    </style:style>
    <style:style style:name="P477" style:family="paragraph" style:parent-style-name="Standard">
      <style:paragraph-properties style:text-autospace="none"/>
    </style:style>
    <style:style style:name="P478" style:family="paragraph" style:parent-style-name="Standard">
      <style:paragraph-properties style:text-autospace="none"/>
    </style:style>
    <style:style style:name="P479" style:family="paragraph" style:parent-style-name="Standard">
      <style:paragraph-properties style:text-autospace="none"/>
    </style:style>
    <style:style style:name="P480" style:family="paragraph" style:parent-style-name="Standard">
      <style:paragraph-properties style:text-autospace="none"/>
    </style:style>
    <style:style style:name="P481" style:family="paragraph" style:parent-style-name="Standard">
      <style:paragraph-properties style:text-autospace="none"/>
    </style:style>
    <style:style style:name="P482" style:family="paragraph" style:parent-style-name="Standard">
      <style:paragraph-properties style:text-autospace="none"/>
    </style:style>
    <style:style style:name="P483" style:family="paragraph" style:parent-style-name="Standard">
      <style:paragraph-properties style:text-autospace="none"/>
    </style:style>
    <style:style style:name="P484" style:family="paragraph" style:parent-style-name="Standard">
      <style:paragraph-properties style:text-autospace="none"/>
    </style:style>
    <style:style style:name="P485" style:family="paragraph" style:parent-style-name="Standard">
      <style:paragraph-properties style:text-autospace="none"/>
    </style:style>
    <style:style style:name="P486" style:family="paragraph" style:parent-style-name="Standard">
      <style:paragraph-properties style:text-autospace="none"/>
    </style:style>
    <style:style style:name="P487" style:family="paragraph" style:parent-style-name="Standard">
      <style:paragraph-properties style:text-autospace="none"/>
    </style:style>
    <style:style style:name="P488" style:family="paragraph" style:parent-style-name="Standard">
      <style:paragraph-properties style:text-autospace="none"/>
    </style:style>
    <style:style style:name="P489" style:family="paragraph" style:parent-style-name="Standard">
      <style:paragraph-properties style:text-autospace="none"/>
    </style:style>
    <style:style style:name="P490" style:family="paragraph" style:parent-style-name="Standard">
      <style:paragraph-properties style:text-autospace="none"/>
    </style:style>
    <style:style style:name="P491" style:family="paragraph" style:parent-style-name="Standard">
      <style:paragraph-properties style:text-autospace="none"/>
    </style:style>
    <style:style style:name="P492" style:family="paragraph" style:parent-style-name="Standard">
      <style:paragraph-properties style:text-autospace="none"/>
    </style:style>
    <style:style style:name="P493" style:family="paragraph" style:parent-style-name="Standard">
      <style:paragraph-properties style:text-autospace="none"/>
    </style:style>
    <style:style style:name="P494" style:family="paragraph" style:parent-style-name="Standard">
      <style:paragraph-properties style:text-autospace="none"/>
    </style:style>
    <style:style style:name="P495" style:family="paragraph" style:parent-style-name="Standard">
      <style:paragraph-properties style:text-autospace="none"/>
    </style:style>
    <style:style style:name="P496" style:family="paragraph" style:parent-style-name="Standard">
      <style:paragraph-properties style:text-autospace="none"/>
    </style:style>
    <style:style style:name="P497" style:family="paragraph" style:parent-style-name="Standard">
      <style:paragraph-properties style:text-autospace="none"/>
    </style:style>
    <style:style style:name="P498" style:family="paragraph" style:parent-style-name="Standard">
      <style:paragraph-properties style:text-autospace="none"/>
    </style:style>
    <style:style style:name="P499" style:family="paragraph" style:parent-style-name="Standard">
      <style:paragraph-properties style:text-autospace="none"/>
    </style:style>
    <style:style style:name="P500" style:family="paragraph" style:parent-style-name="Standard">
      <style:paragraph-properties style:text-autospace="none"/>
    </style:style>
    <style:style style:name="P501" style:family="paragraph" style:parent-style-name="Standard">
      <style:paragraph-properties style:text-autospace="none"/>
    </style:style>
    <style:style style:name="P502" style:family="paragraph" style:parent-style-name="Standard">
      <style:paragraph-properties style:text-autospace="none"/>
    </style:style>
    <style:style style:name="P503" style:family="paragraph" style:parent-style-name="Standard">
      <style:paragraph-properties style:text-autospace="none"/>
    </style:style>
    <style:style style:name="P504" style:family="paragraph" style:parent-style-name="Standard">
      <style:paragraph-properties style:text-autospace="none"/>
    </style:style>
    <style:style style:name="P505" style:family="paragraph" style:parent-style-name="Standard">
      <style:paragraph-properties style:text-autospace="none"/>
    </style:style>
    <style:style style:name="P506" style:family="paragraph" style:parent-style-name="Standard">
      <style:paragraph-properties style:text-autospace="none"/>
    </style:style>
    <style:style style:name="P507" style:family="paragraph" style:parent-style-name="Standard">
      <style:paragraph-properties style:text-autospace="none"/>
    </style:style>
    <style:style style:name="P508" style:family="paragraph" style:parent-style-name="Standard">
      <style:paragraph-properties style:text-autospace="none"/>
    </style:style>
    <style:style style:name="P509" style:family="paragraph" style:parent-style-name="Standard">
      <style:paragraph-properties style:text-autospace="none"/>
    </style:style>
    <style:style style:name="P510" style:family="paragraph" style:parent-style-name="Standard">
      <style:paragraph-properties style:text-autospace="none"/>
    </style:style>
    <style:style style:name="P511" style:family="paragraph" style:parent-style-name="Standard">
      <style:paragraph-properties style:text-autospace="none"/>
    </style:style>
    <style:style style:name="P512" style:family="paragraph" style:parent-style-name="Standard">
      <style:paragraph-properties style:text-autospace="none"/>
    </style:style>
    <style:style style:name="P513" style:family="paragraph" style:parent-style-name="Standard">
      <style:paragraph-properties style:text-autospace="none"/>
    </style:style>
    <style:style style:name="P514" style:family="paragraph" style:parent-style-name="Standard">
      <style:paragraph-properties style:text-autospace="none"/>
    </style:style>
    <style:style style:name="P515" style:family="paragraph" style:parent-style-name="Standard">
      <style:paragraph-properties style:text-autospace="none"/>
    </style:style>
    <style:style style:name="P516" style:family="paragraph" style:parent-style-name="Standard">
      <style:paragraph-properties style:text-autospace="none"/>
    </style:style>
    <style:style style:name="P517" style:family="paragraph" style:parent-style-name="Standard">
      <style:paragraph-properties style:text-autospace="none"/>
    </style:style>
    <style:style style:name="P518" style:family="paragraph" style:parent-style-name="Standard">
      <style:paragraph-properties style:text-autospace="none"/>
    </style:style>
    <style:style style:name="P519" style:family="paragraph" style:parent-style-name="Standard">
      <style:paragraph-properties style:text-autospace="none"/>
    </style:style>
    <style:style style:name="P520" style:family="paragraph" style:parent-style-name="Standard">
      <style:paragraph-properties style:text-autospace="none"/>
    </style:style>
    <style:style style:name="P521" style:family="paragraph" style:parent-style-name="Standard">
      <style:paragraph-properties style:text-autospace="none"/>
    </style:style>
    <style:style style:name="P522" style:family="paragraph" style:parent-style-name="Standard">
      <style:paragraph-properties style:text-autospace="none"/>
    </style:style>
    <style:style style:name="P523" style:family="paragraph" style:parent-style-name="Standard">
      <style:paragraph-properties style:text-autospace="none"/>
    </style:style>
    <style:style style:name="P524" style:family="paragraph" style:parent-style-name="Standard">
      <style:paragraph-properties style:text-autospace="none"/>
    </style:style>
    <style:style style:name="P525" style:family="paragraph" style:parent-style-name="Standard">
      <style:paragraph-properties style:text-autospace="none"/>
    </style:style>
    <style:style style:name="P526" style:family="paragraph" style:parent-style-name="Standard">
      <style:paragraph-properties style:text-autospace="none"/>
    </style:style>
    <style:style style:name="P527" style:family="paragraph" style:parent-style-name="Standard">
      <style:paragraph-properties style:text-autospace="none"/>
    </style:style>
    <style:style style:name="P528" style:family="paragraph" style:parent-style-name="Standard">
      <style:paragraph-properties style:text-autospace="none"/>
    </style:style>
    <style:style style:name="P529" style:family="paragraph" style:parent-style-name="Standard">
      <style:paragraph-properties style:text-autospace="none"/>
    </style:style>
    <style:style style:name="P530" style:family="paragraph" style:parent-style-name="Standard">
      <style:paragraph-properties style:text-autospace="none"/>
    </style:style>
    <style:style style:name="P531" style:family="paragraph" style:parent-style-name="Standard">
      <style:paragraph-properties style:text-autospace="none"/>
    </style:style>
    <style:style style:name="P532" style:family="paragraph" style:parent-style-name="Standard">
      <style:paragraph-properties style:text-autospace="none"/>
    </style:style>
    <style:style style:name="P533" style:family="paragraph" style:parent-style-name="Standard">
      <style:paragraph-properties style:text-autospace="none"/>
    </style:style>
    <style:style style:name="P534" style:family="paragraph" style:parent-style-name="Standard">
      <style:paragraph-properties style:text-autospace="none"/>
    </style:style>
    <style:style style:name="P535" style:family="paragraph" style:parent-style-name="Standard">
      <style:paragraph-properties style:text-autospace="none"/>
    </style:style>
    <style:style style:name="P536" style:family="paragraph" style:parent-style-name="Standard">
      <style:paragraph-properties style:text-autospace="none"/>
    </style:style>
    <style:style style:name="P537" style:family="paragraph" style:parent-style-name="Standard">
      <style:paragraph-properties style:text-autospace="none"/>
    </style:style>
    <style:style style:name="P538" style:family="paragraph" style:parent-style-name="Standard">
      <style:paragraph-properties style:text-autospace="none"/>
    </style:style>
    <style:style style:name="P539" style:family="paragraph" style:parent-style-name="Standard">
      <style:paragraph-properties style:text-autospace="none"/>
    </style:style>
    <style:style style:name="P540" style:family="paragraph" style:parent-style-name="Standard">
      <style:paragraph-properties style:text-autospace="none"/>
    </style:style>
    <style:style style:name="P541" style:family="paragraph" style:parent-style-name="Standard">
      <style:paragraph-properties style:text-autospace="none"/>
    </style:style>
    <style:style style:name="P542" style:family="paragraph" style:parent-style-name="Standard">
      <style:paragraph-properties style:text-autospace="none"/>
    </style:style>
    <style:style style:name="P543" style:family="paragraph" style:parent-style-name="Standard">
      <style:paragraph-properties style:text-autospace="none"/>
    </style:style>
    <style:style style:name="P544" style:family="paragraph" style:parent-style-name="Standard">
      <style:paragraph-properties style:text-autospace="none"/>
    </style:style>
    <style:style style:name="P545" style:family="paragraph" style:parent-style-name="Standard">
      <style:paragraph-properties style:text-autospace="none"/>
    </style:style>
    <style:style style:name="P546" style:family="paragraph" style:parent-style-name="Standard">
      <style:paragraph-properties style:text-autospace="none"/>
    </style:style>
    <style:style style:name="P547" style:family="paragraph" style:parent-style-name="Standard">
      <style:paragraph-properties style:text-autospace="none"/>
    </style:style>
    <style:style style:name="P548" style:family="paragraph" style:parent-style-name="Standard">
      <style:paragraph-properties style:text-autospace="none"/>
    </style:style>
    <style:style style:name="P549" style:family="paragraph" style:parent-style-name="Standard">
      <style:paragraph-properties style:text-autospace="none"/>
    </style:style>
    <style:style style:name="P550" style:family="paragraph" style:parent-style-name="Standard">
      <style:paragraph-properties style:text-autospace="none"/>
    </style:style>
    <style:style style:name="P551" style:family="paragraph" style:parent-style-name="Standard">
      <style:paragraph-properties style:text-autospace="none"/>
    </style:style>
    <style:style style:name="P552" style:family="paragraph" style:parent-style-name="Standard">
      <style:paragraph-properties style:text-autospace="none"/>
    </style:style>
    <style:style style:name="P553" style:family="paragraph" style:parent-style-name="Standard">
      <style:paragraph-properties style:text-autospace="none"/>
    </style:style>
    <style:style style:name="P554" style:family="paragraph" style:parent-style-name="Standard">
      <style:paragraph-properties style:text-autospace="none"/>
    </style:style>
    <style:style style:name="P555" style:family="paragraph" style:parent-style-name="Standard">
      <style:paragraph-properties style:text-autospace="none"/>
    </style:style>
    <style:style style:name="P556" style:family="paragraph" style:parent-style-name="Standard">
      <style:paragraph-properties style:text-autospace="none"/>
    </style:style>
    <style:style style:name="P557" style:family="paragraph" style:parent-style-name="Standard">
      <style:paragraph-properties style:text-autospace="none"/>
    </style:style>
    <style:style style:name="P558" style:family="paragraph" style:parent-style-name="Standard">
      <style:paragraph-properties style:text-autospace="none"/>
    </style:style>
    <style:style style:name="P559" style:family="paragraph" style:parent-style-name="Standard">
      <style:paragraph-properties style:text-autospace="none"/>
    </style:style>
    <style:style style:name="P560" style:family="paragraph" style:parent-style-name="Standard">
      <style:paragraph-properties style:text-autospace="none"/>
    </style:style>
    <style:style style:name="P561" style:family="paragraph" style:parent-style-name="Standard">
      <style:paragraph-properties style:text-autospace="none"/>
    </style:style>
    <style:style style:name="P562" style:family="paragraph" style:parent-style-name="Standard">
      <style:paragraph-properties style:text-autospace="none"/>
    </style:style>
    <style:style style:name="P563" style:family="paragraph" style:parent-style-name="Standard">
      <style:paragraph-properties style:text-autospace="none"/>
    </style:style>
    <style:style style:name="P564" style:family="paragraph" style:parent-style-name="Standard">
      <style:paragraph-properties style:text-autospace="none"/>
    </style:style>
    <style:style style:name="P565" style:family="paragraph" style:parent-style-name="Standard">
      <style:paragraph-properties style:text-autospace="none"/>
    </style:style>
    <style:style style:name="P566" style:family="paragraph" style:parent-style-name="Standard">
      <style:paragraph-properties style:text-autospace="none"/>
    </style:style>
    <style:style style:name="P567" style:family="paragraph" style:parent-style-name="Standard">
      <style:paragraph-properties style:text-autospace="none"/>
    </style:style>
    <style:style style:name="P568" style:family="paragraph" style:parent-style-name="Standard">
      <style:paragraph-properties style:text-autospace="none"/>
    </style:style>
    <style:style style:name="P569" style:family="paragraph" style:parent-style-name="Standard">
      <style:paragraph-properties style:text-autospace="none"/>
    </style:style>
    <style:style style:name="P570" style:family="paragraph" style:parent-style-name="Standard">
      <style:paragraph-properties style:text-autospace="none"/>
    </style:style>
    <style:style style:name="P571" style:family="paragraph" style:parent-style-name="Standard">
      <style:paragraph-properties style:text-autospace="none"/>
    </style:style>
    <style:style style:name="P572" style:family="paragraph" style:parent-style-name="Standard">
      <style:paragraph-properties style:text-autospace="none"/>
    </style:style>
    <style:style style:name="P573" style:family="paragraph" style:parent-style-name="Standard">
      <style:paragraph-properties style:text-autospace="none"/>
    </style:style>
    <style:style style:name="P574" style:family="paragraph" style:parent-style-name="Standard">
      <style:paragraph-properties style:text-autospace="none"/>
    </style:style>
    <style:style style:name="P575" style:family="paragraph" style:parent-style-name="Standard">
      <style:paragraph-properties style:text-autospace="none"/>
    </style:style>
    <style:style style:name="P576" style:family="paragraph" style:parent-style-name="Standard">
      <style:paragraph-properties style:text-autospace="none"/>
    </style:style>
    <style:style style:name="P577" style:family="paragraph" style:parent-style-name="Standard">
      <style:paragraph-properties style:text-autospace="none"/>
    </style:style>
    <style:style style:name="P578" style:family="paragraph" style:parent-style-name="Standard">
      <style:paragraph-properties style:text-autospace="none"/>
    </style:style>
    <style:style style:name="P579" style:family="paragraph" style:parent-style-name="Standard">
      <style:paragraph-properties style:text-autospace="none"/>
    </style:style>
    <style:style style:name="P580" style:family="paragraph" style:parent-style-name="Standard">
      <style:paragraph-properties style:text-autospace="none"/>
    </style:style>
    <style:style style:name="P581" style:family="paragraph" style:parent-style-name="Standard">
      <style:paragraph-properties style:text-autospace="none"/>
    </style:style>
    <style:style style:name="P582" style:family="paragraph" style:parent-style-name="Standard">
      <style:paragraph-properties style:text-autospace="none"/>
    </style:style>
    <style:style style:name="P583" style:family="paragraph" style:parent-style-name="Standard">
      <style:paragraph-properties style:text-autospace="none"/>
    </style:style>
    <style:style style:name="P584" style:family="paragraph" style:parent-style-name="Standard">
      <style:paragraph-properties style:text-autospace="none"/>
    </style:style>
    <style:style style:name="P585" style:family="paragraph" style:parent-style-name="Standard">
      <style:paragraph-properties style:text-autospace="none"/>
    </style:style>
    <style:style style:name="P586" style:family="paragraph" style:parent-style-name="Standard">
      <style:paragraph-properties style:text-autospace="none"/>
    </style:style>
    <style:style style:name="P587" style:family="paragraph" style:parent-style-name="Standard">
      <style:paragraph-properties style:text-autospace="none"/>
    </style:style>
    <style:style style:name="P588" style:family="paragraph" style:parent-style-name="Standard">
      <style:paragraph-properties style:text-autospace="none"/>
    </style:style>
    <style:style style:name="P589" style:family="paragraph" style:parent-style-name="Standard">
      <style:paragraph-properties style:text-autospace="none"/>
    </style:style>
    <style:style style:name="P590" style:family="paragraph" style:parent-style-name="Standard">
      <style:paragraph-properties style:text-autospace="none"/>
    </style:style>
    <style:style style:name="P591" style:family="paragraph" style:parent-style-name="Standard">
      <style:paragraph-properties style:text-autospace="none"/>
    </style:style>
    <style:style style:name="P592" style:family="paragraph" style:parent-style-name="Standard">
      <style:paragraph-properties style:text-autospace="none"/>
    </style:style>
    <style:style style:name="P593" style:family="paragraph" style:parent-style-name="Standard">
      <style:paragraph-properties style:text-autospace="none"/>
    </style:style>
    <style:style style:name="P594" style:family="paragraph" style:parent-style-name="Standard">
      <style:paragraph-properties style:text-autospace="none"/>
    </style:style>
    <style:style style:name="P595" style:family="paragraph" style:parent-style-name="Standard">
      <style:paragraph-properties style:text-autospace="none"/>
    </style:style>
    <style:style style:name="P596" style:family="paragraph" style:parent-style-name="Standard">
      <style:paragraph-properties style:text-autospace="none"/>
    </style:style>
    <style:style style:name="P597" style:family="paragraph" style:parent-style-name="Standard">
      <style:paragraph-properties style:text-autospace="none"/>
    </style:style>
    <style:style style:name="P598" style:family="paragraph" style:parent-style-name="Standard">
      <style:paragraph-properties style:text-autospace="none"/>
    </style:style>
    <style:style style:name="P599" style:family="paragraph" style:parent-style-name="Standard">
      <style:paragraph-properties style:text-autospace="none"/>
    </style:style>
    <style:style style:name="P600" style:family="paragraph" style:parent-style-name="Standard">
      <style:paragraph-properties style:text-autospace="none"/>
    </style:style>
    <style:style style:name="P601" style:family="paragraph" style:parent-style-name="Standard">
      <style:paragraph-properties style:text-autospace="none"/>
    </style:style>
    <style:style style:name="P602" style:family="paragraph" style:parent-style-name="Standard">
      <style:paragraph-properties style:text-autospace="none"/>
    </style:style>
    <style:style style:name="P603" style:family="paragraph" style:parent-style-name="Standard">
      <style:paragraph-properties style:text-autospace="none"/>
    </style:style>
    <style:style style:name="P604" style:family="paragraph" style:parent-style-name="Standard">
      <style:paragraph-properties style:text-autospace="none"/>
    </style:style>
    <style:style style:name="P605" style:family="paragraph" style:parent-style-name="Standard">
      <style:paragraph-properties style:text-autospace="none"/>
    </style:style>
    <style:style style:name="P606" style:family="paragraph" style:parent-style-name="Standard">
      <style:paragraph-properties style:text-autospace="none"/>
    </style:style>
    <style:style style:name="P607" style:family="paragraph" style:parent-style-name="Standard">
      <style:paragraph-properties style:text-autospace="none"/>
    </style:style>
    <style:style style:name="P608" style:family="paragraph" style:parent-style-name="Standard">
      <style:paragraph-properties style:text-autospace="none"/>
    </style:style>
    <style:style style:name="P609" style:family="paragraph" style:parent-style-name="Standard">
      <style:paragraph-properties style:text-autospace="none"/>
    </style:style>
    <style:style style:name="P610" style:family="paragraph" style:parent-style-name="Standard">
      <style:paragraph-properties style:text-autospace="none"/>
    </style:style>
    <style:style style:name="P611" style:family="paragraph" style:parent-style-name="Standard">
      <style:paragraph-properties style:text-autospace="none"/>
    </style:style>
    <style:style style:name="P612" style:family="paragraph" style:parent-style-name="Standard">
      <style:paragraph-properties style:text-autospace="none"/>
    </style:style>
    <style:style style:name="P613" style:family="paragraph" style:parent-style-name="Standard">
      <style:paragraph-properties style:text-autospace="none"/>
    </style:style>
    <style:style style:name="P614" style:family="paragraph" style:parent-style-name="Standard">
      <style:paragraph-properties style:text-autospace="none"/>
    </style:style>
    <style:style style:name="P615" style:family="paragraph" style:parent-style-name="Standard">
      <style:paragraph-properties style:text-autospace="none"/>
    </style:style>
    <style:style style:name="P616" style:family="paragraph" style:parent-style-name="Standard">
      <style:paragraph-properties style:text-autospace="none"/>
    </style:style>
    <style:style style:name="P617" style:family="paragraph" style:parent-style-name="Standard">
      <style:paragraph-properties style:text-autospace="none"/>
    </style:style>
    <style:style style:name="P618" style:family="paragraph" style:parent-style-name="Standard">
      <style:paragraph-properties style:text-autospace="none"/>
    </style:style>
    <style:style style:name="P619" style:family="paragraph" style:parent-style-name="Standard">
      <style:paragraph-properties style:text-autospace="none"/>
    </style:style>
    <style:style style:name="P620" style:family="paragraph" style:parent-style-name="Standard">
      <style:paragraph-properties style:text-autospace="none"/>
    </style:style>
    <style:style style:name="P621" style:family="paragraph" style:parent-style-name="Standard">
      <style:paragraph-properties style:text-autospace="none"/>
    </style:style>
    <style:style style:name="P622" style:family="paragraph" style:parent-style-name="Standard">
      <style:paragraph-properties style:text-autospace="none"/>
    </style:style>
    <style:style style:name="P623" style:family="paragraph" style:parent-style-name="Standard">
      <style:paragraph-properties style:text-autospace="none"/>
    </style:style>
    <style:style style:name="P624" style:family="paragraph" style:parent-style-name="Standard">
      <style:paragraph-properties style:text-autospace="none"/>
    </style:style>
    <style:style style:name="P625" style:family="paragraph" style:parent-style-name="Standard">
      <style:paragraph-properties style:text-autospace="none"/>
    </style:style>
    <style:style style:name="P626" style:family="paragraph" style:parent-style-name="Standard">
      <style:paragraph-properties style:text-autospace="none"/>
    </style:style>
    <style:style style:name="P627" style:family="paragraph" style:parent-style-name="Standard">
      <style:paragraph-properties style:text-autospace="none"/>
    </style:style>
    <style:style style:name="P628" style:family="paragraph" style:parent-style-name="Standard">
      <style:paragraph-properties style:text-autospace="none"/>
    </style:style>
    <style:style style:name="P629" style:family="paragraph" style:parent-style-name="Standard">
      <style:paragraph-properties style:text-autospace="none"/>
    </style:style>
    <style:style style:name="P630" style:family="paragraph" style:parent-style-name="Standard">
      <style:paragraph-properties style:text-autospace="none"/>
    </style:style>
    <style:style style:name="P631" style:family="paragraph" style:parent-style-name="Standard">
      <style:paragraph-properties style:text-autospace="none"/>
    </style:style>
    <style:style style:name="P632" style:family="paragraph" style:parent-style-name="Standard">
      <style:paragraph-properties style:text-autospace="none"/>
    </style:style>
    <style:style style:name="P633" style:family="paragraph" style:parent-style-name="Standard">
      <style:paragraph-properties style:text-autospace="none"/>
    </style:style>
    <style:style style:name="P634" style:family="paragraph" style:parent-style-name="Standard">
      <style:paragraph-properties style:text-autospace="none"/>
    </style:style>
    <style:style style:name="P635" style:family="paragraph" style:parent-style-name="Standard">
      <style:paragraph-properties style:text-autospace="none"/>
    </style:style>
    <style:style style:name="P636" style:family="paragraph" style:parent-style-name="Standard">
      <style:paragraph-properties style:text-autospace="none"/>
    </style:style>
    <style:style style:name="P637" style:family="paragraph" style:parent-style-name="Standard">
      <style:paragraph-properties style:text-autospace="none"/>
    </style:style>
    <style:style style:name="P638" style:family="paragraph" style:parent-style-name="Standard">
      <style:paragraph-properties style:text-autospace="none"/>
    </style:style>
    <style:style style:name="P639" style:family="paragraph" style:parent-style-name="Standard">
      <style:paragraph-properties style:text-autospace="none"/>
    </style:style>
    <style:style style:name="P640" style:family="paragraph" style:parent-style-name="Standard">
      <style:paragraph-properties style:text-autospace="none"/>
    </style:style>
    <style:style style:name="P641" style:family="paragraph" style:parent-style-name="Standard">
      <style:paragraph-properties style:text-autospace="none"/>
    </style:style>
    <style:style style:name="P642" style:family="paragraph" style:parent-style-name="Standard">
      <style:paragraph-properties style:text-autospace="none"/>
    </style:style>
    <style:style style:name="P643" style:family="paragraph" style:parent-style-name="Standard">
      <style:paragraph-properties style:text-autospace="none"/>
    </style:style>
    <style:style style:name="P644" style:family="paragraph" style:parent-style-name="Standard">
      <style:paragraph-properties style:text-autospace="none"/>
    </style:style>
    <style:style style:name="P645" style:family="paragraph" style:parent-style-name="Standard">
      <style:paragraph-properties style:text-autospace="none"/>
    </style:style>
    <style:style style:name="P646" style:family="paragraph" style:parent-style-name="Standard">
      <style:paragraph-properties style:text-autospace="none"/>
    </style:style>
    <style:style style:name="P647" style:family="paragraph" style:parent-style-name="Standard">
      <style:paragraph-properties style:text-autospace="none"/>
    </style:style>
    <style:style style:name="P648" style:family="paragraph" style:parent-style-name="Standard">
      <style:paragraph-properties style:text-autospace="none"/>
    </style:style>
    <style:style style:name="P649" style:family="paragraph" style:parent-style-name="Standard">
      <style:paragraph-properties style:text-autospace="none"/>
    </style:style>
    <style:style style:name="P650" style:family="paragraph" style:parent-style-name="Standard">
      <style:paragraph-properties style:text-autospace="none"/>
    </style:style>
    <style:style style:name="P651" style:family="paragraph" style:parent-style-name="Standard">
      <style:paragraph-properties style:text-autospace="none"/>
    </style:style>
    <style:style style:name="P652" style:family="paragraph" style:parent-style-name="Standard">
      <style:paragraph-properties style:text-autospace="none"/>
    </style:style>
    <style:style style:name="P653" style:family="paragraph" style:parent-style-name="Standard">
      <style:paragraph-properties style:text-autospace="none"/>
    </style:style>
    <style:style style:name="P654" style:family="paragraph" style:parent-style-name="Standard">
      <style:paragraph-properties style:text-autospace="none"/>
    </style:style>
    <style:style style:name="P655" style:family="paragraph" style:parent-style-name="Standard">
      <style:paragraph-properties style:text-autospace="none"/>
    </style:style>
    <style:style style:name="P656" style:family="paragraph" style:parent-style-name="Standard">
      <style:paragraph-properties style:text-autospace="none"/>
    </style:style>
    <style:style style:name="P657" style:family="paragraph" style:parent-style-name="Standard">
      <style:paragraph-properties style:text-autospace="none"/>
    </style:style>
    <style:style style:name="P658" style:family="paragraph" style:parent-style-name="Standard">
      <style:paragraph-properties style:text-autospace="none"/>
    </style:style>
    <style:style style:name="P659" style:family="paragraph" style:parent-style-name="Standard">
      <style:paragraph-properties style:text-autospace="none"/>
    </style:style>
    <style:style style:name="P660" style:family="paragraph" style:parent-style-name="Standard">
      <style:paragraph-properties style:text-autospace="none"/>
    </style:style>
    <style:style style:name="P661" style:family="paragraph" style:parent-style-name="Standard">
      <style:paragraph-properties style:text-autospace="none"/>
    </style:style>
    <style:style style:name="P662" style:family="paragraph" style:parent-style-name="Standard">
      <style:paragraph-properties style:text-autospace="none"/>
    </style:style>
    <style:style style:name="P663" style:family="paragraph" style:parent-style-name="Standard">
      <style:paragraph-properties style:text-autospace="none"/>
    </style:style>
    <style:style style:name="P664" style:family="paragraph" style:parent-style-name="Standard">
      <style:paragraph-properties style:text-autospace="none"/>
    </style:style>
    <style:style style:name="P665" style:family="paragraph" style:parent-style-name="Standard">
      <style:paragraph-properties style:text-autospace="none"/>
    </style:style>
    <style:style style:name="P666" style:family="paragraph" style:parent-style-name="Standard">
      <style:paragraph-properties style:text-autospace="none"/>
    </style:style>
    <style:style style:name="P667" style:family="paragraph" style:parent-style-name="Standard">
      <style:paragraph-properties style:text-autospace="none"/>
    </style:style>
    <style:style style:name="P668" style:family="paragraph" style:parent-style-name="Standard">
      <style:paragraph-properties style:text-autospace="none"/>
    </style:style>
    <style:style style:name="P669" style:family="paragraph" style:parent-style-name="Standard">
      <style:paragraph-properties style:text-autospace="none"/>
    </style:style>
    <style:style style:name="P670" style:family="paragraph" style:parent-style-name="Standard">
      <style:paragraph-properties style:text-autospace="none"/>
    </style:style>
    <style:style style:name="P671" style:family="paragraph" style:parent-style-name="Standard">
      <style:paragraph-properties style:text-autospace="none"/>
    </style:style>
    <style:style style:name="P672" style:family="paragraph" style:parent-style-name="Standard">
      <style:paragraph-properties style:text-autospace="none"/>
    </style:style>
    <style:style style:name="P673" style:family="paragraph" style:parent-style-name="Standard">
      <style:paragraph-properties style:text-autospace="none"/>
    </style:style>
    <style:style style:name="P674" style:family="paragraph" style:parent-style-name="Standard">
      <style:paragraph-properties style:text-autospace="none"/>
    </style:style>
    <style:style style:name="P675" style:family="paragraph" style:parent-style-name="Standard">
      <style:paragraph-properties style:text-autospace="none"/>
    </style:style>
    <style:style style:name="P676" style:family="paragraph" style:parent-style-name="Standard">
      <style:paragraph-properties style:text-autospace="none"/>
    </style:style>
    <style:style style:name="P677" style:family="paragraph" style:parent-style-name="Standard">
      <style:paragraph-properties style:text-autospace="none"/>
    </style:style>
    <style:style style:name="P678" style:family="paragraph" style:parent-style-name="Standard">
      <style:paragraph-properties style:text-autospace="none"/>
    </style:style>
    <style:style style:name="P679" style:family="paragraph" style:parent-style-name="Standard">
      <style:paragraph-properties style:text-autospace="none"/>
    </style:style>
    <style:style style:name="P680" style:family="paragraph" style:parent-style-name="Standard">
      <style:paragraph-properties style:text-autospace="none"/>
    </style:style>
    <style:style style:name="P681" style:family="paragraph" style:parent-style-name="Standard">
      <style:paragraph-properties style:text-autospace="none"/>
    </style:style>
    <style:style style:name="P682" style:family="paragraph" style:parent-style-name="Standard">
      <style:paragraph-properties style:text-autospace="none"/>
    </style:style>
    <style:style style:name="P683" style:family="paragraph" style:parent-style-name="Standard">
      <style:paragraph-properties style:text-autospace="none"/>
    </style:style>
    <style:style style:name="P684" style:family="paragraph" style:parent-style-name="Standard">
      <style:paragraph-properties style:text-autospace="none"/>
    </style:style>
    <style:style style:name="P685" style:family="paragraph" style:parent-style-name="Standard">
      <style:paragraph-properties style:text-autospace="none"/>
    </style:style>
    <style:style style:name="P686" style:family="paragraph" style:parent-style-name="Standard">
      <style:paragraph-properties style:text-autospace="none"/>
    </style:style>
    <style:style style:name="P687" style:family="paragraph" style:parent-style-name="Standard">
      <style:paragraph-properties style:text-autospace="none"/>
    </style:style>
    <style:style style:name="P688" style:family="paragraph" style:parent-style-name="Standard">
      <style:paragraph-properties style:text-autospace="none"/>
    </style:style>
    <style:style style:name="P689" style:family="paragraph" style:parent-style-name="Standard">
      <style:paragraph-properties style:text-autospace="none"/>
    </style:style>
    <style:style style:name="P690" style:family="paragraph" style:parent-style-name="Standard">
      <style:paragraph-properties style:text-autospace="none"/>
    </style:style>
    <style:style style:name="P691" style:family="paragraph" style:parent-style-name="Standard">
      <style:paragraph-properties style:text-autospace="none"/>
    </style:style>
    <style:style style:name="P692" style:family="paragraph" style:parent-style-name="Standard">
      <style:paragraph-properties style:text-autospace="none"/>
    </style:style>
    <style:style style:name="P693" style:family="paragraph" style:parent-style-name="Standard">
      <style:paragraph-properties style:text-autospace="none"/>
    </style:style>
    <style:style style:name="P694" style:family="paragraph" style:parent-style-name="Standard">
      <style:paragraph-properties style:text-autospace="none"/>
    </style:style>
    <style:style style:name="P695" style:family="paragraph" style:parent-style-name="Standard">
      <style:paragraph-properties style:text-autospace="none"/>
    </style:style>
    <style:style style:name="P696" style:family="paragraph" style:parent-style-name="Standard">
      <style:paragraph-properties style:text-autospace="none"/>
    </style:style>
    <style:style style:name="P697" style:family="paragraph" style:parent-style-name="Standard">
      <style:paragraph-properties style:text-autospace="none"/>
    </style:style>
    <style:style style:name="P698" style:family="paragraph" style:parent-style-name="Standard">
      <style:paragraph-properties style:text-autospace="none"/>
    </style:style>
    <style:style style:name="P699" style:family="paragraph" style:parent-style-name="Standard">
      <style:paragraph-properties style:text-autospace="none"/>
    </style:style>
    <style:style style:name="P700" style:family="paragraph" style:parent-style-name="Standard">
      <style:paragraph-properties style:text-autospace="none"/>
    </style:style>
    <style:style style:name="P701" style:family="paragraph" style:parent-style-name="Standard">
      <style:paragraph-properties style:text-autospace="none"/>
    </style:style>
    <style:style style:name="P702" style:family="paragraph" style:parent-style-name="Standard">
      <style:paragraph-properties style:text-autospace="none"/>
    </style:style>
    <style:style style:name="P703" style:family="paragraph" style:parent-style-name="Standard">
      <style:paragraph-properties style:text-autospace="none"/>
    </style:style>
    <style:style style:name="P704" style:family="paragraph" style:parent-style-name="Standard">
      <style:paragraph-properties style:text-autospace="none"/>
    </style:style>
    <style:style style:name="P705" style:family="paragraph" style:parent-style-name="Standard">
      <style:paragraph-properties style:text-autospace="none"/>
    </style:style>
    <style:style style:name="P706" style:family="paragraph" style:parent-style-name="Standard">
      <style:paragraph-properties style:text-autospace="none"/>
    </style:style>
    <style:style style:name="P707" style:family="paragraph" style:parent-style-name="Standard">
      <style:paragraph-properties style:text-autospace="none"/>
    </style:style>
    <style:style style:name="P708" style:family="paragraph" style:parent-style-name="Standard">
      <style:paragraph-properties style:text-autospace="none"/>
    </style:style>
    <style:style style:name="P709" style:family="paragraph" style:parent-style-name="Standard">
      <style:paragraph-properties style:text-autospace="none"/>
    </style:style>
    <style:style style:name="P710" style:family="paragraph" style:parent-style-name="Standard">
      <style:paragraph-properties style:text-autospace="none"/>
    </style:style>
    <style:style style:name="P711" style:family="paragraph" style:parent-style-name="Standard">
      <style:paragraph-properties style:text-autospace="none"/>
    </style:style>
    <style:style style:name="P712" style:family="paragraph" style:parent-style-name="Standard">
      <style:paragraph-properties style:text-autospace="none"/>
    </style:style>
    <style:style style:name="P713" style:family="paragraph" style:parent-style-name="Standard">
      <style:paragraph-properties style:text-autospace="none"/>
    </style:style>
    <style:style style:name="P714" style:family="paragraph" style:parent-style-name="Standard">
      <style:paragraph-properties style:text-autospace="none"/>
    </style:style>
    <style:style style:name="P715" style:family="paragraph" style:parent-style-name="Standard">
      <style:paragraph-properties style:text-autospace="none"/>
    </style:style>
    <style:style style:name="P716" style:family="paragraph" style:parent-style-name="Standard">
      <style:paragraph-properties style:text-autospace="none"/>
    </style:style>
    <style:style style:name="P717" style:family="paragraph" style:parent-style-name="Standard">
      <style:paragraph-properties style:text-autospace="none"/>
    </style:style>
    <style:style style:name="P718" style:family="paragraph" style:parent-style-name="Standard">
      <style:paragraph-properties style:text-autospace="none"/>
    </style:style>
    <style:style style:name="P719" style:family="paragraph" style:parent-style-name="Standard">
      <style:paragraph-properties style:text-autospace="none"/>
    </style:style>
    <style:style style:name="P720" style:family="paragraph" style:parent-style-name="Standard">
      <style:paragraph-properties style:text-autospace="none"/>
    </style:style>
    <style:style style:name="P721" style:family="paragraph" style:parent-style-name="Standard">
      <style:paragraph-properties style:text-autospace="none"/>
    </style:style>
    <style:style style:name="P722" style:family="paragraph" style:parent-style-name="Standard">
      <style:paragraph-properties style:text-autospace="none"/>
    </style:style>
    <style:style style:name="P723" style:family="paragraph" style:parent-style-name="Standard">
      <style:paragraph-properties style:text-autospace="none"/>
    </style:style>
    <style:style style:name="P724" style:family="paragraph" style:parent-style-name="Standard">
      <style:paragraph-properties style:text-autospace="none"/>
    </style:style>
    <style:style style:name="P725" style:family="paragraph" style:parent-style-name="Standard">
      <style:paragraph-properties style:text-autospace="none"/>
    </style:style>
    <style:style style:name="P726" style:family="paragraph" style:parent-style-name="Standard">
      <style:paragraph-properties style:text-autospace="none"/>
    </style:style>
    <style:style style:name="P727" style:family="paragraph" style:parent-style-name="Standard">
      <style:paragraph-properties style:text-autospace="none"/>
    </style:style>
    <style:style style:name="P728" style:family="paragraph" style:parent-style-name="Standard">
      <style:paragraph-properties style:text-autospace="none"/>
    </style:style>
    <style:style style:name="P729" style:family="paragraph" style:parent-style-name="Standard">
      <style:paragraph-properties style:text-autospace="none"/>
    </style:style>
    <style:style style:name="P730" style:family="paragraph" style:parent-style-name="Standard">
      <style:paragraph-properties style:text-autospace="none"/>
    </style:style>
    <style:style style:name="P731" style:family="paragraph" style:parent-style-name="Standard">
      <style:paragraph-properties style:text-autospace="none"/>
    </style:style>
    <style:style style:name="P732" style:family="paragraph" style:parent-style-name="Standard">
      <style:paragraph-properties style:text-autospace="none"/>
    </style:style>
    <style:style style:name="P733" style:family="paragraph" style:parent-style-name="Standard">
      <style:paragraph-properties style:text-autospace="none"/>
    </style:style>
    <style:style style:name="P734" style:family="paragraph" style:parent-style-name="Standard">
      <style:paragraph-properties style:text-autospace="none"/>
    </style:style>
    <style:style style:name="P735" style:family="paragraph" style:parent-style-name="Standard">
      <style:paragraph-properties style:text-autospace="none"/>
    </style:style>
    <style:style style:name="P736" style:family="paragraph" style:parent-style-name="Standard">
      <style:paragraph-properties style:text-autospace="none"/>
    </style:style>
    <style:style style:name="P737" style:family="paragraph" style:parent-style-name="Standard">
      <style:paragraph-properties style:text-autospace="none"/>
    </style:style>
    <style:style style:name="P738" style:family="paragraph" style:parent-style-name="Standard">
      <style:paragraph-properties style:text-autospace="none"/>
    </style:style>
    <style:style style:name="P739" style:family="paragraph" style:parent-style-name="Standard">
      <style:paragraph-properties style:text-autospace="none"/>
    </style:style>
    <style:style style:name="P740" style:family="paragraph" style:parent-style-name="Standard">
      <style:paragraph-properties style:text-autospace="none"/>
    </style:style>
    <style:style style:name="P741" style:family="paragraph" style:parent-style-name="Standard">
      <style:paragraph-properties style:text-autospace="none"/>
    </style:style>
    <style:style style:name="P742" style:family="paragraph" style:parent-style-name="Standard">
      <style:paragraph-properties style:text-autospace="none"/>
    </style:style>
    <style:style style:name="P743" style:family="paragraph" style:parent-style-name="Standard">
      <style:paragraph-properties style:text-autospace="none"/>
    </style:style>
    <style:style style:name="P744" style:family="paragraph" style:parent-style-name="Standard">
      <style:paragraph-properties style:text-autospace="none"/>
    </style:style>
    <style:style style:name="P745" style:family="paragraph" style:parent-style-name="Standard">
      <style:paragraph-properties style:text-autospace="none"/>
    </style:style>
    <style:style style:name="P746" style:family="paragraph" style:parent-style-name="Standard">
      <style:paragraph-properties style:text-autospace="none"/>
    </style:style>
    <style:style style:name="P747" style:family="paragraph" style:parent-style-name="Standard">
      <style:paragraph-properties style:text-autospace="none"/>
    </style:style>
    <style:style style:name="P748" style:family="paragraph" style:parent-style-name="Standard">
      <style:paragraph-properties style:text-autospace="none"/>
    </style:style>
    <style:style style:name="P749" style:family="paragraph" style:parent-style-name="Standard">
      <style:paragraph-properties style:text-autospace="none"/>
    </style:style>
    <style:style style:name="P750" style:family="paragraph" style:parent-style-name="Standard">
      <style:paragraph-properties style:text-autospace="none"/>
    </style:style>
    <style:style style:name="P751" style:family="paragraph" style:parent-style-name="Standard">
      <style:paragraph-properties style:text-autospace="none"/>
    </style:style>
    <style:style style:name="P752" style:family="paragraph" style:parent-style-name="Standard">
      <style:paragraph-properties style:text-autospace="none"/>
    </style:style>
    <style:style style:name="P753" style:family="paragraph" style:parent-style-name="Standard">
      <style:paragraph-properties style:text-autospace="none"/>
    </style:style>
    <style:style style:name="P754" style:family="paragraph" style:parent-style-name="Standard">
      <style:paragraph-properties style:text-autospace="none"/>
    </style:style>
    <style:style style:name="P755" style:family="paragraph" style:parent-style-name="Standard">
      <style:paragraph-properties style:text-autospace="none"/>
    </style:style>
    <style:style style:name="P756" style:family="paragraph" style:parent-style-name="Standard">
      <style:paragraph-properties style:text-autospace="none"/>
    </style:style>
    <style:style style:name="P757" style:family="paragraph" style:parent-style-name="Standard">
      <style:paragraph-properties style:text-autospace="none"/>
    </style:style>
    <style:style style:name="P758" style:family="paragraph" style:parent-style-name="Standard">
      <style:paragraph-properties style:text-autospace="none"/>
    </style:style>
    <style:style style:name="P759" style:family="paragraph" style:parent-style-name="Standard">
      <style:paragraph-properties style:text-autospace="none"/>
    </style:style>
    <style:style style:name="P760" style:family="paragraph" style:parent-style-name="Standard">
      <style:paragraph-properties style:text-autospace="none"/>
    </style:style>
    <style:style style:name="P761" style:family="paragraph" style:parent-style-name="Standard">
      <style:paragraph-properties style:text-autospace="none"/>
    </style:style>
    <style:style style:name="P762" style:family="paragraph" style:parent-style-name="Standard">
      <style:paragraph-properties style:text-autospace="none"/>
    </style:style>
    <style:style style:name="P763" style:family="paragraph" style:parent-style-name="Standard">
      <style:paragraph-properties style:text-autospace="none"/>
    </style:style>
    <style:style style:name="P764" style:family="paragraph" style:parent-style-name="Standard">
      <style:paragraph-properties style:text-autospace="none"/>
    </style:style>
    <style:style style:name="P765" style:family="paragraph" style:parent-style-name="Standard">
      <style:paragraph-properties style:text-autospace="none"/>
    </style:style>
    <style:style style:name="P766" style:family="paragraph" style:parent-style-name="Standard">
      <style:paragraph-properties style:text-autospace="none"/>
    </style:style>
    <style:style style:name="P767" style:family="paragraph" style:parent-style-name="Standard">
      <style:paragraph-properties style:text-autospace="none"/>
    </style:style>
    <style:style style:name="P768" style:family="paragraph" style:parent-style-name="Standard">
      <style:paragraph-properties style:text-autospace="none"/>
    </style:style>
    <style:style style:name="P769" style:family="paragraph" style:parent-style-name="Standard">
      <style:paragraph-properties style:text-autospace="none"/>
    </style:style>
    <style:style style:name="P770" style:family="paragraph" style:parent-style-name="Standard">
      <style:paragraph-properties style:text-autospace="none"/>
    </style:style>
    <style:style style:name="P771" style:family="paragraph" style:parent-style-name="Standard">
      <style:paragraph-properties style:text-autospace="none"/>
    </style:style>
    <style:style style:name="P772" style:family="paragraph" style:parent-style-name="Standard">
      <style:paragraph-properties style:text-autospace="none"/>
    </style:style>
    <style:style style:name="P773" style:family="paragraph" style:parent-style-name="Standard">
      <style:paragraph-properties style:text-autospace="none"/>
    </style:style>
    <style:style style:name="P774" style:family="paragraph" style:parent-style-name="Standard">
      <style:paragraph-properties style:text-autospace="none"/>
    </style:style>
    <style:style style:name="P775" style:family="paragraph" style:parent-style-name="Standard">
      <style:paragraph-properties style:text-autospace="none"/>
    </style:style>
    <style:style style:name="P776" style:family="paragraph" style:parent-style-name="Standard">
      <style:paragraph-properties style:text-autospace="none"/>
    </style:style>
    <style:style style:name="P777" style:family="paragraph" style:parent-style-name="Standard">
      <style:paragraph-properties style:text-autospace="none"/>
    </style:style>
    <style:style style:name="P778" style:family="paragraph" style:parent-style-name="Standard">
      <style:paragraph-properties style:text-autospace="none"/>
    </style:style>
    <style:style style:name="P779" style:family="paragraph" style:parent-style-name="Standard">
      <style:paragraph-properties style:text-autospace="none"/>
    </style:style>
    <style:style style:name="P780" style:family="paragraph" style:parent-style-name="Standard">
      <style:paragraph-properties style:text-autospace="none"/>
    </style:style>
    <style:style style:name="P781" style:family="paragraph" style:parent-style-name="Standard">
      <style:paragraph-properties style:text-autospace="none"/>
    </style:style>
    <style:style style:name="P782" style:family="paragraph" style:parent-style-name="Standard">
      <style:paragraph-properties style:text-autospace="none"/>
    </style:style>
    <style:style style:name="P783" style:family="paragraph" style:parent-style-name="Standard">
      <style:paragraph-properties style:text-autospace="none"/>
    </style:style>
    <style:style style:name="P784" style:family="paragraph" style:parent-style-name="Standard">
      <style:paragraph-properties style:text-autospace="none"/>
    </style:style>
    <style:style style:name="P785" style:family="paragraph" style:parent-style-name="Standard">
      <style:paragraph-properties style:text-autospace="none"/>
    </style:style>
    <style:style style:name="P786" style:family="paragraph" style:parent-style-name="Standard">
      <style:paragraph-properties style:text-autospace="none"/>
    </style:style>
    <style:style style:name="P787" style:family="paragraph" style:parent-style-name="Standard">
      <style:paragraph-properties style:text-autospace="none"/>
    </style:style>
    <style:style style:name="P788" style:family="paragraph" style:parent-style-name="Standard">
      <style:paragraph-properties style:text-autospace="none"/>
    </style:style>
    <style:style style:name="P789" style:family="paragraph" style:parent-style-name="Standard">
      <style:paragraph-properties style:text-autospace="none"/>
    </style:style>
    <style:style style:name="P790" style:family="paragraph" style:parent-style-name="Standard">
      <style:paragraph-properties style:text-autospace="none"/>
    </style:style>
    <style:style style:name="P791" style:family="paragraph" style:parent-style-name="Standard">
      <style:paragraph-properties style:text-autospace="none"/>
    </style:style>
    <style:style style:name="P792" style:family="paragraph" style:parent-style-name="Standard">
      <style:paragraph-properties style:text-autospace="none"/>
    </style:style>
    <style:style style:name="P793" style:family="paragraph" style:parent-style-name="Standard">
      <style:paragraph-properties style:text-autospace="none"/>
    </style:style>
    <style:style style:name="P794" style:family="paragraph" style:parent-style-name="Standard">
      <style:paragraph-properties style:text-autospace="none"/>
    </style:style>
    <style:style style:name="P795" style:family="paragraph" style:parent-style-name="Standard">
      <style:paragraph-properties style:text-autospace="none"/>
    </style:style>
    <style:style style:name="P796" style:family="paragraph" style:parent-style-name="Standard">
      <style:paragraph-properties style:text-autospace="none"/>
    </style:style>
    <style:style style:name="P797" style:family="paragraph" style:parent-style-name="Standard">
      <style:paragraph-properties style:text-autospace="none"/>
    </style:style>
    <style:style style:name="P798" style:family="paragraph" style:parent-style-name="Standard">
      <style:paragraph-properties style:text-autospace="none"/>
    </style:style>
    <style:style style:name="P799" style:family="paragraph" style:parent-style-name="Standard">
      <style:paragraph-properties style:text-autospace="none"/>
    </style:style>
    <style:style style:name="P800" style:family="paragraph" style:parent-style-name="Standard">
      <style:paragraph-properties style:text-autospace="none"/>
    </style:style>
    <style:style style:name="P801" style:family="paragraph" style:parent-style-name="Standard">
      <style:paragraph-properties style:text-autospace="none"/>
    </style:style>
    <style:style style:name="P802" style:family="paragraph" style:parent-style-name="Standard">
      <style:paragraph-properties style:text-autospace="none"/>
    </style:style>
    <style:style style:name="P803" style:family="paragraph" style:parent-style-name="Standard">
      <style:paragraph-properties style:text-autospace="none"/>
    </style:style>
    <style:style style:name="P804" style:family="paragraph" style:parent-style-name="Standard">
      <style:paragraph-properties style:text-autospace="none"/>
    </style:style>
    <style:style style:name="P805" style:family="paragraph" style:parent-style-name="Standard">
      <style:paragraph-properties style:text-autospace="none"/>
    </style:style>
    <style:style style:name="P806" style:family="paragraph" style:parent-style-name="Standard">
      <style:paragraph-properties style:text-autospace="none"/>
    </style:style>
    <style:style style:name="P807" style:family="paragraph" style:parent-style-name="Standard">
      <style:paragraph-properties style:text-autospace="none"/>
    </style:style>
    <style:style style:name="P808" style:family="paragraph" style:parent-style-name="Standard">
      <style:paragraph-properties style:text-autospace="none"/>
    </style:style>
    <style:style style:name="P809" style:family="paragraph" style:parent-style-name="Standard">
      <style:paragraph-properties style:text-autospace="none"/>
    </style:style>
    <style:style style:name="P810" style:family="paragraph" style:parent-style-name="Standard">
      <style:paragraph-properties style:text-autospace="none"/>
    </style:style>
    <style:style style:name="P811" style:family="paragraph" style:parent-style-name="Standard">
      <style:paragraph-properties style:text-autospace="none"/>
    </style:style>
    <style:style style:name="P812" style:family="paragraph" style:parent-style-name="Standard">
      <style:paragraph-properties style:text-autospace="none"/>
    </style:style>
    <style:style style:name="P813" style:family="paragraph" style:parent-style-name="Standard">
      <style:paragraph-properties style:text-autospace="none"/>
    </style:style>
    <style:style style:name="P814" style:family="paragraph" style:parent-style-name="Standard">
      <style:paragraph-properties style:text-autospace="none"/>
    </style:style>
    <style:style style:name="P815" style:family="paragraph" style:parent-style-name="Standard">
      <style:paragraph-properties style:text-autospace="none"/>
    </style:style>
    <style:style style:name="P816" style:family="paragraph" style:parent-style-name="Standard">
      <style:paragraph-properties style:text-autospace="none"/>
    </style:style>
    <style:style style:name="P817" style:family="paragraph" style:parent-style-name="Standard">
      <style:paragraph-properties style:text-autospace="none"/>
    </style:style>
    <style:style style:name="P818" style:family="paragraph" style:parent-style-name="Standard">
      <style:paragraph-properties style:text-autospace="none"/>
    </style:style>
    <style:style style:name="P819" style:family="paragraph" style:parent-style-name="Standard">
      <style:paragraph-properties style:text-autospace="none"/>
    </style:style>
    <style:style style:name="P820" style:family="paragraph" style:parent-style-name="Standard">
      <style:paragraph-properties style:text-autospace="none"/>
    </style:style>
    <style:style style:name="P821" style:family="paragraph" style:parent-style-name="Standard">
      <style:paragraph-properties style:text-autospace="none"/>
    </style:style>
    <style:style style:name="P822" style:family="paragraph" style:parent-style-name="Standard">
      <style:paragraph-properties style:text-autospace="none"/>
    </style:style>
    <style:style style:name="P823" style:family="paragraph" style:parent-style-name="Standard">
      <style:paragraph-properties style:text-autospace="none"/>
    </style:style>
    <style:style style:name="P824" style:family="paragraph" style:parent-style-name="Standard">
      <style:paragraph-properties style:text-autospace="none"/>
    </style:style>
    <style:style style:name="P825" style:family="paragraph" style:parent-style-name="Standard">
      <style:paragraph-properties style:text-autospace="none"/>
    </style:style>
    <style:style style:name="P826" style:family="paragraph" style:parent-style-name="Standard">
      <style:paragraph-properties style:text-autospace="none"/>
    </style:style>
    <style:style style:name="P827" style:family="paragraph" style:parent-style-name="Standard">
      <style:paragraph-properties style:text-autospace="none"/>
    </style:style>
    <style:style style:name="P828" style:family="paragraph" style:parent-style-name="Standard">
      <style:paragraph-properties style:text-autospace="none"/>
    </style:style>
    <style:style style:name="P829" style:family="paragraph" style:parent-style-name="Standard">
      <style:paragraph-properties style:text-autospace="none"/>
    </style:style>
    <style:style style:name="P830" style:family="paragraph" style:parent-style-name="Standard">
      <style:paragraph-properties style:text-autospace="none"/>
    </style:style>
    <style:style style:name="P831" style:family="paragraph" style:parent-style-name="Standard">
      <style:paragraph-properties style:text-autospace="none"/>
    </style:style>
    <style:style style:name="P832" style:family="paragraph" style:parent-style-name="Standard">
      <style:paragraph-properties style:text-autospace="none"/>
    </style:style>
    <style:style style:name="P833" style:family="paragraph" style:parent-style-name="Standard">
      <style:paragraph-properties style:text-autospace="none"/>
    </style:style>
    <style:style style:name="P834" style:family="paragraph" style:parent-style-name="Standard">
      <style:paragraph-properties style:text-autospace="none"/>
    </style:style>
    <style:style style:name="P835" style:family="paragraph" style:parent-style-name="Standard">
      <style:paragraph-properties style:text-autospace="none"/>
    </style:style>
    <style:style style:name="P836" style:family="paragraph" style:parent-style-name="Standard">
      <style:paragraph-properties style:text-autospace="none"/>
    </style:style>
    <style:style style:name="P837" style:family="paragraph" style:parent-style-name="Standard">
      <style:paragraph-properties style:text-autospace="none"/>
    </style:style>
    <style:style style:name="P838" style:family="paragraph" style:parent-style-name="Standard">
      <style:paragraph-properties style:text-autospace="none"/>
    </style:style>
    <style:style style:name="P839" style:family="paragraph" style:parent-style-name="Standard">
      <style:paragraph-properties style:text-autospace="none"/>
    </style:style>
    <style:style style:name="P840" style:family="paragraph" style:parent-style-name="Standard">
      <style:paragraph-properties style:text-autospace="none"/>
    </style:style>
    <style:style style:name="P841" style:family="paragraph" style:parent-style-name="Standard">
      <style:paragraph-properties style:text-autospace="none"/>
    </style:style>
    <style:style style:name="P842" style:family="paragraph" style:parent-style-name="Standard">
      <style:paragraph-properties style:text-autospace="none"/>
    </style:style>
    <style:style style:name="P843" style:family="paragraph" style:parent-style-name="Standard">
      <style:paragraph-properties style:text-autospace="none"/>
    </style:style>
    <style:style style:name="P844" style:family="paragraph" style:parent-style-name="Standard">
      <style:paragraph-properties style:text-autospace="none"/>
    </style:style>
    <style:style style:name="P845" style:family="paragraph" style:parent-style-name="Standard">
      <style:paragraph-properties style:text-autospace="none"/>
    </style:style>
    <style:style style:name="P846" style:family="paragraph" style:parent-style-name="Standard">
      <style:paragraph-properties fo:margin-left="0.935cm" fo:margin-right="0cm" fo:margin-top="0.245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28pt" fo:font-style="normal" fo:text-shadow="none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 style:text-emphasize="none"/>
    </style:style>
    <style:style style:name="P847" style:family="paragraph" style:parent-style-name="Default_7e_LT_7e_Gliederung_20_1">
      <style:paragraph-properties fo:margin-left="0.935cm" fo:margin-right="0cm" fo:margin-top="0.176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emphasize="none"/>
    </style:style>
    <style:style style:name="P848" style:family="paragraph" style:parent-style-name="Default_7e_LT_7e_Gliederung_20_1">
      <style:paragraph-properties fo:margin-left="0.935cm" fo:margin-right="0cm" fo:margin-top="0.176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emphasize="none"/>
    </style:style>
    <style:style style:name="P849" style:family="paragraph" style:parent-style-name="Default_7e_LT_7e_Gliederung_20_1">
      <style:paragraph-properties fo:margin-left="0.935cm" fo:margin-right="0cm" fo:margin-top="0.176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emphasize="none"/>
    </style:style>
    <style:style style:name="P850" style:family="paragraph" style:parent-style-name="Default_7e_LT_7e_Gliederung_20_1">
      <style:paragraph-properties fo:margin-left="0.935cm" fo:margin-right="0cm" fo:margin-top="0.176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emphasize="none"/>
    </style:style>
    <style:style style:name="P851" style:family="paragraph" style:parent-style-name="Default_7e_LT_7e_Gliederung_20_1">
      <style:paragraph-properties fo:margin-left="0.935cm" fo:margin-right="0cm" fo:margin-top="0.176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emphasize="none"/>
    </style:style>
    <style:style style:name="P852" style:family="paragraph" style:parent-style-name="Default_7e_LT_7e_Gliederung_20_1">
      <style:paragraph-properties fo:margin-left="0.935cm" fo:margin-right="0cm" fo:margin-top="0.176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emphasize="none"/>
    </style:style>
    <style:style style:name="P853" style:family="paragraph" style:parent-style-name="Default_7e_LT_7e_Gliederung_20_1">
      <style:paragraph-properties fo:margin-left="0.935cm" fo:margin-right="0cm" fo:margin-top="0.176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935cm"/>
          <style:tab-stop style:position="-0.631cm"/>
          <style:tab-stop style:position="0cm"/>
          <style:tab-stop style:position="0.617cm"/>
          <style:tab-stop style:position="1.864cm"/>
          <style:tab-stop style:position="3.113cm"/>
          <style:tab-stop style:position="4.36cm"/>
          <style:tab-stop style:position="5.609cm"/>
          <style:tab-stop style:position="6.856cm"/>
          <style:tab-stop style:position="8.103cm"/>
          <style:tab-stop style:position="9.352cm"/>
          <style:tab-stop style:position="10.601cm"/>
          <style:tab-stop style:position="11.848cm"/>
          <style:tab-stop style:position="13.097cm"/>
          <style:tab-stop style:position="14.344cm"/>
          <style:tab-stop style:position="15.593cm"/>
          <style:tab-stop style:position="16.845cm"/>
          <style:tab-stop style:position="18.089cm"/>
          <style:tab-stop style:position="19.336cm"/>
          <style:tab-stop style:position="20.585cm"/>
          <style:tab-stop style:position="21.832cm"/>
          <style:tab-stop style:position="23.08cm"/>
          <style:tab-stop style:position="23.089cm"/>
          <style:tab-stop style:position="24.336cm"/>
          <style:tab-stop style:position="25.585cm"/>
          <style:tab-stop style:position="26.832cm"/>
          <style:tab-stop style:position="28.07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54" style:family="paragraph" style:parent-style-name="Default_7e_LT_7e_Gliederung_20_1">
      <style:paragraph-properties fo:margin-left="0.935cm" fo:margin-right="0cm" fo:margin-top="0.176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935cm"/>
          <style:tab-stop style:position="-0.631cm"/>
          <style:tab-stop style:position="0cm"/>
          <style:tab-stop style:position="0.617cm"/>
          <style:tab-stop style:position="1.864cm"/>
          <style:tab-stop style:position="3.113cm"/>
          <style:tab-stop style:position="4.36cm"/>
          <style:tab-stop style:position="5.609cm"/>
          <style:tab-stop style:position="6.856cm"/>
          <style:tab-stop style:position="8.103cm"/>
          <style:tab-stop style:position="9.352cm"/>
          <style:tab-stop style:position="10.601cm"/>
          <style:tab-stop style:position="11.848cm"/>
          <style:tab-stop style:position="13.097cm"/>
          <style:tab-stop style:position="14.344cm"/>
          <style:tab-stop style:position="15.593cm"/>
          <style:tab-stop style:position="16.845cm"/>
          <style:tab-stop style:position="18.089cm"/>
          <style:tab-stop style:position="19.336cm"/>
          <style:tab-stop style:position="20.585cm"/>
          <style:tab-stop style:position="21.832cm"/>
          <style:tab-stop style:position="23.08cm"/>
          <style:tab-stop style:position="23.089cm"/>
          <style:tab-stop style:position="24.336cm"/>
          <style:tab-stop style:position="25.585cm"/>
          <style:tab-stop style:position="26.832cm"/>
          <style:tab-stop style:position="28.07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55" style:family="paragraph" style:parent-style-name="Default_7e_LT_7e_Gliederung_20_1">
      <style:paragraph-properties fo:margin-left="0.935cm" fo:margin-right="0cm" fo:margin-top="0.176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56" style:family="paragraph" style:parent-style-name="Default_7e_LT_7e_Gliederung_20_1">
      <style:paragraph-properties fo:margin-left="0.935cm" fo:margin-right="0cm" fo:margin-top="0.176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57" style:family="paragraph" style:parent-style-name="Default_7e_LT_7e_Gliederung_20_1">
      <style:paragraph-properties fo:margin-left="0.935cm" fo:margin-right="0cm" fo:margin-top="0.176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58" style:family="paragraph" style:parent-style-name="Default_7e_LT_7e_Gliederung_20_1">
      <style:paragraph-properties fo:margin-left="0.935cm" fo:margin-right="0cm" fo:margin-top="0.159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8pt" fo:font-style="normal" fo:text-shadow="none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/>
    </style:style>
    <style:style style:name="P859" style:family="paragraph" style:parent-style-name="Default_7e_LT_7e_Gliederung_20_1">
      <style:paragraph-properties fo:margin-left="0.935cm" fo:margin-right="0cm" fo:margin-top="0.159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8pt" fo:font-style="normal" fo:text-shadow="none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/>
    </style:style>
    <style:style style:name="P860" style:family="paragraph" style:parent-style-name="Default_7e_LT_7e_Gliederung_20_1">
      <style:paragraph-properties fo:margin-left="0.935cm" fo:margin-right="0cm" fo:margin-top="0.159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8pt" fo:font-style="normal" fo:text-shadow="none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/>
    </style:style>
    <style:style style:name="P861" style:family="paragraph" style:parent-style-name="Default_7e_LT_7e_Gliederung_20_1">
      <style:paragraph-properties fo:margin-left="0.935cm" fo:margin-right="0cm" fo:margin-top="0.159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8pt" fo:font-style="normal" fo:text-shadow="none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/>
    </style:style>
    <style:style style:name="P862" style:family="paragraph" style:parent-style-name="Default_7e_LT_7e_Gliederung_20_1">
      <style:paragraph-properties fo:margin-left="0.935cm" fo:margin-right="0cm" fo:margin-top="0.159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8pt" fo:font-style="normal" fo:text-shadow="none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/>
    </style:style>
    <style:style style:name="P863" style:family="paragraph" style:parent-style-name="Default_7e_LT_7e_Gliederung_20_1">
      <style:paragraph-properties fo:margin-left="0.935cm" fo:margin-right="0cm" fo:margin-top="0.159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8pt" fo:font-style="normal" fo:text-shadow="none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/>
    </style:style>
    <style:style style:name="P864" style:family="paragraph" style:parent-style-name="Default_7e_LT_7e_Gliederung_20_1">
      <style:paragraph-properties fo:margin-left="0.935cm" fo:margin-right="0cm" fo:margin-top="0.159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935cm"/>
          <style:tab-stop style:position="-0.631cm"/>
          <style:tab-stop style:position="0cm"/>
          <style:tab-stop style:position="0.617cm"/>
          <style:tab-stop style:position="1.864cm"/>
          <style:tab-stop style:position="3.113cm"/>
          <style:tab-stop style:position="4.36cm"/>
          <style:tab-stop style:position="5.609cm"/>
          <style:tab-stop style:position="6.856cm"/>
          <style:tab-stop style:position="8.103cm"/>
          <style:tab-stop style:position="9.352cm"/>
          <style:tab-stop style:position="10.601cm"/>
          <style:tab-stop style:position="11.848cm"/>
          <style:tab-stop style:position="13.097cm"/>
          <style:tab-stop style:position="14.344cm"/>
          <style:tab-stop style:position="15.593cm"/>
          <style:tab-stop style:position="16.845cm"/>
          <style:tab-stop style:position="18.089cm"/>
          <style:tab-stop style:position="19.336cm"/>
          <style:tab-stop style:position="20.585cm"/>
          <style:tab-stop style:position="21.832cm"/>
          <style:tab-stop style:position="23.08cm"/>
          <style:tab-stop style:position="23.089cm"/>
          <style:tab-stop style:position="24.336cm"/>
          <style:tab-stop style:position="25.585cm"/>
          <style:tab-stop style:position="26.832cm"/>
          <style:tab-stop style:position="28.07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65" style:family="paragraph" style:parent-style-name="Default_7e_LT_7e_Gliederung_20_1">
      <style:paragraph-properties fo:margin-left="0.935cm" fo:margin-right="0cm" fo:margin-top="0.159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935cm"/>
          <style:tab-stop style:position="-0.631cm"/>
          <style:tab-stop style:position="0cm"/>
          <style:tab-stop style:position="0.617cm"/>
          <style:tab-stop style:position="1.864cm"/>
          <style:tab-stop style:position="3.113cm"/>
          <style:tab-stop style:position="4.36cm"/>
          <style:tab-stop style:position="5.609cm"/>
          <style:tab-stop style:position="6.856cm"/>
          <style:tab-stop style:position="8.103cm"/>
          <style:tab-stop style:position="9.352cm"/>
          <style:tab-stop style:position="10.601cm"/>
          <style:tab-stop style:position="11.848cm"/>
          <style:tab-stop style:position="13.097cm"/>
          <style:tab-stop style:position="14.344cm"/>
          <style:tab-stop style:position="15.593cm"/>
          <style:tab-stop style:position="16.845cm"/>
          <style:tab-stop style:position="18.089cm"/>
          <style:tab-stop style:position="19.336cm"/>
          <style:tab-stop style:position="20.585cm"/>
          <style:tab-stop style:position="21.832cm"/>
          <style:tab-stop style:position="23.08cm"/>
          <style:tab-stop style:position="23.089cm"/>
          <style:tab-stop style:position="24.336cm"/>
          <style:tab-stop style:position="25.585cm"/>
          <style:tab-stop style:position="26.832cm"/>
          <style:tab-stop style:position="28.07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66" style:family="paragraph" style:parent-style-name="Default_7e_LT_7e_Gliederung_20_1">
      <style:paragraph-properties fo:margin-left="0.935cm" fo:margin-right="0cm" fo:margin-top="0.159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935cm"/>
          <style:tab-stop style:position="-0.631cm"/>
          <style:tab-stop style:position="0cm"/>
          <style:tab-stop style:position="0.617cm"/>
          <style:tab-stop style:position="1.864cm"/>
          <style:tab-stop style:position="3.113cm"/>
          <style:tab-stop style:position="4.36cm"/>
          <style:tab-stop style:position="5.609cm"/>
          <style:tab-stop style:position="6.856cm"/>
          <style:tab-stop style:position="8.103cm"/>
          <style:tab-stop style:position="9.352cm"/>
          <style:tab-stop style:position="10.601cm"/>
          <style:tab-stop style:position="11.848cm"/>
          <style:tab-stop style:position="13.097cm"/>
          <style:tab-stop style:position="14.344cm"/>
          <style:tab-stop style:position="15.593cm"/>
          <style:tab-stop style:position="16.845cm"/>
          <style:tab-stop style:position="18.089cm"/>
          <style:tab-stop style:position="19.336cm"/>
          <style:tab-stop style:position="20.585cm"/>
          <style:tab-stop style:position="21.832cm"/>
          <style:tab-stop style:position="23.08cm"/>
          <style:tab-stop style:position="23.089cm"/>
          <style:tab-stop style:position="24.336cm"/>
          <style:tab-stop style:position="25.585cm"/>
          <style:tab-stop style:position="26.832cm"/>
          <style:tab-stop style:position="28.07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67" style:family="paragraph" style:parent-style-name="Default_7e_LT_7e_Gliederung_20_1">
      <style:paragraph-properties fo:margin-left="0.935cm" fo:margin-right="0cm" fo:margin-top="0.159cm" fo:margin-bottom="0cm" fo:line-height="10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68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69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70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71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72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73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74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75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76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77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78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79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80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81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82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83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84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/>
    </style:style>
    <style:style style:name="P885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86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87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23cm"/>
          <style:tab-stop style:position="0cm"/>
          <style:tab-stop style:position="0.626cm"/>
          <style:tab-stop style:position="1.873cm"/>
          <style:tab-stop style:position="3.12cm"/>
          <style:tab-stop style:position="4.369cm"/>
          <style:tab-stop style:position="5.618cm"/>
          <style:tab-stop style:position="6.865cm"/>
          <style:tab-stop style:position="8.114cm"/>
          <style:tab-stop style:position="9.361cm"/>
          <style:tab-stop style:position="10.61cm"/>
          <style:tab-stop style:position="11.857cm"/>
          <style:tab-stop style:position="13.106cm"/>
          <style:tab-stop style:position="14.353cm"/>
          <style:tab-stop style:position="15.602cm"/>
          <style:tab-stop style:position="16.849cm"/>
          <style:tab-stop style:position="18.098cm"/>
          <style:tab-stop style:position="19.345cm"/>
          <style:tab-stop style:position="20.593cm"/>
          <style:tab-stop style:position="21.84cm"/>
          <style:tab-stop style:position="23.08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88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935cm"/>
          <style:tab-stop style:position="-0.631cm"/>
          <style:tab-stop style:position="0cm"/>
          <style:tab-stop style:position="0.617cm"/>
          <style:tab-stop style:position="1.864cm"/>
          <style:tab-stop style:position="3.113cm"/>
          <style:tab-stop style:position="4.36cm"/>
          <style:tab-stop style:position="5.609cm"/>
          <style:tab-stop style:position="6.856cm"/>
          <style:tab-stop style:position="8.103cm"/>
          <style:tab-stop style:position="9.352cm"/>
          <style:tab-stop style:position="10.601cm"/>
          <style:tab-stop style:position="11.848cm"/>
          <style:tab-stop style:position="13.097cm"/>
          <style:tab-stop style:position="14.344cm"/>
          <style:tab-stop style:position="15.593cm"/>
          <style:tab-stop style:position="16.845cm"/>
          <style:tab-stop style:position="18.089cm"/>
          <style:tab-stop style:position="19.336cm"/>
          <style:tab-stop style:position="20.585cm"/>
          <style:tab-stop style:position="21.832cm"/>
          <style:tab-stop style:position="23.08cm"/>
          <style:tab-stop style:position="23.089cm"/>
          <style:tab-stop style:position="24.336cm"/>
          <style:tab-stop style:position="25.585cm"/>
          <style:tab-stop style:position="26.832cm"/>
          <style:tab-stop style:position="28.07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89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935cm"/>
          <style:tab-stop style:position="-0.631cm"/>
          <style:tab-stop style:position="0cm"/>
          <style:tab-stop style:position="0.617cm"/>
          <style:tab-stop style:position="1.864cm"/>
          <style:tab-stop style:position="3.113cm"/>
          <style:tab-stop style:position="4.36cm"/>
          <style:tab-stop style:position="5.609cm"/>
          <style:tab-stop style:position="6.856cm"/>
          <style:tab-stop style:position="8.103cm"/>
          <style:tab-stop style:position="9.352cm"/>
          <style:tab-stop style:position="10.601cm"/>
          <style:tab-stop style:position="11.848cm"/>
          <style:tab-stop style:position="13.097cm"/>
          <style:tab-stop style:position="14.344cm"/>
          <style:tab-stop style:position="15.593cm"/>
          <style:tab-stop style:position="16.845cm"/>
          <style:tab-stop style:position="18.089cm"/>
          <style:tab-stop style:position="19.336cm"/>
          <style:tab-stop style:position="20.585cm"/>
          <style:tab-stop style:position="21.832cm"/>
          <style:tab-stop style:position="23.08cm"/>
          <style:tab-stop style:position="23.089cm"/>
          <style:tab-stop style:position="24.336cm"/>
          <style:tab-stop style:position="25.585cm"/>
          <style:tab-stop style:position="26.832cm"/>
          <style:tab-stop style:position="28.07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90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935cm"/>
          <style:tab-stop style:position="-0.631cm"/>
          <style:tab-stop style:position="0cm"/>
          <style:tab-stop style:position="0.617cm"/>
          <style:tab-stop style:position="1.864cm"/>
          <style:tab-stop style:position="3.113cm"/>
          <style:tab-stop style:position="4.36cm"/>
          <style:tab-stop style:position="5.609cm"/>
          <style:tab-stop style:position="6.856cm"/>
          <style:tab-stop style:position="8.103cm"/>
          <style:tab-stop style:position="9.352cm"/>
          <style:tab-stop style:position="10.601cm"/>
          <style:tab-stop style:position="11.848cm"/>
          <style:tab-stop style:position="13.097cm"/>
          <style:tab-stop style:position="14.344cm"/>
          <style:tab-stop style:position="15.593cm"/>
          <style:tab-stop style:position="16.845cm"/>
          <style:tab-stop style:position="18.089cm"/>
          <style:tab-stop style:position="19.336cm"/>
          <style:tab-stop style:position="20.585cm"/>
          <style:tab-stop style:position="21.832cm"/>
          <style:tab-stop style:position="23.08cm"/>
          <style:tab-stop style:position="23.089cm"/>
          <style:tab-stop style:position="24.336cm"/>
          <style:tab-stop style:position="25.585cm"/>
          <style:tab-stop style:position="26.832cm"/>
          <style:tab-stop style:position="28.07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91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935cm"/>
          <style:tab-stop style:position="-0.631cm"/>
          <style:tab-stop style:position="0cm"/>
          <style:tab-stop style:position="0.617cm"/>
          <style:tab-stop style:position="1.864cm"/>
          <style:tab-stop style:position="3.113cm"/>
          <style:tab-stop style:position="4.36cm"/>
          <style:tab-stop style:position="5.609cm"/>
          <style:tab-stop style:position="6.856cm"/>
          <style:tab-stop style:position="8.103cm"/>
          <style:tab-stop style:position="9.352cm"/>
          <style:tab-stop style:position="10.601cm"/>
          <style:tab-stop style:position="11.848cm"/>
          <style:tab-stop style:position="13.097cm"/>
          <style:tab-stop style:position="14.344cm"/>
          <style:tab-stop style:position="15.593cm"/>
          <style:tab-stop style:position="16.845cm"/>
          <style:tab-stop style:position="18.089cm"/>
          <style:tab-stop style:position="19.336cm"/>
          <style:tab-stop style:position="20.585cm"/>
          <style:tab-stop style:position="21.832cm"/>
          <style:tab-stop style:position="23.08cm"/>
          <style:tab-stop style:position="23.089cm"/>
          <style:tab-stop style:position="24.336cm"/>
          <style:tab-stop style:position="25.585cm"/>
          <style:tab-stop style:position="26.832cm"/>
          <style:tab-stop style:position="28.07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92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935cm"/>
          <style:tab-stop style:position="-0.631cm"/>
          <style:tab-stop style:position="0cm"/>
          <style:tab-stop style:position="0.617cm"/>
          <style:tab-stop style:position="1.864cm"/>
          <style:tab-stop style:position="3.113cm"/>
          <style:tab-stop style:position="4.36cm"/>
          <style:tab-stop style:position="5.609cm"/>
          <style:tab-stop style:position="6.856cm"/>
          <style:tab-stop style:position="8.103cm"/>
          <style:tab-stop style:position="9.352cm"/>
          <style:tab-stop style:position="10.601cm"/>
          <style:tab-stop style:position="11.848cm"/>
          <style:tab-stop style:position="13.097cm"/>
          <style:tab-stop style:position="14.344cm"/>
          <style:tab-stop style:position="15.593cm"/>
          <style:tab-stop style:position="16.845cm"/>
          <style:tab-stop style:position="18.089cm"/>
          <style:tab-stop style:position="19.336cm"/>
          <style:tab-stop style:position="20.585cm"/>
          <style:tab-stop style:position="21.832cm"/>
          <style:tab-stop style:position="23.08cm"/>
          <style:tab-stop style:position="23.089cm"/>
          <style:tab-stop style:position="24.336cm"/>
          <style:tab-stop style:position="25.585cm"/>
          <style:tab-stop style:position="26.832cm"/>
          <style:tab-stop style:position="28.07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93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935cm"/>
          <style:tab-stop style:position="-0.631cm"/>
          <style:tab-stop style:position="0cm"/>
          <style:tab-stop style:position="0.617cm"/>
          <style:tab-stop style:position="1.864cm"/>
          <style:tab-stop style:position="3.113cm"/>
          <style:tab-stop style:position="4.36cm"/>
          <style:tab-stop style:position="5.609cm"/>
          <style:tab-stop style:position="6.856cm"/>
          <style:tab-stop style:position="8.103cm"/>
          <style:tab-stop style:position="9.352cm"/>
          <style:tab-stop style:position="10.601cm"/>
          <style:tab-stop style:position="11.848cm"/>
          <style:tab-stop style:position="13.097cm"/>
          <style:tab-stop style:position="14.344cm"/>
          <style:tab-stop style:position="15.593cm"/>
          <style:tab-stop style:position="16.845cm"/>
          <style:tab-stop style:position="18.089cm"/>
          <style:tab-stop style:position="19.336cm"/>
          <style:tab-stop style:position="20.585cm"/>
          <style:tab-stop style:position="21.832cm"/>
          <style:tab-stop style:position="23.08cm"/>
          <style:tab-stop style:position="23.089cm"/>
          <style:tab-stop style:position="24.336cm"/>
          <style:tab-stop style:position="25.585cm"/>
          <style:tab-stop style:position="26.832cm"/>
          <style:tab-stop style:position="28.07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94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935cm"/>
          <style:tab-stop style:position="-0.631cm"/>
          <style:tab-stop style:position="0cm"/>
          <style:tab-stop style:position="0.617cm"/>
          <style:tab-stop style:position="1.864cm"/>
          <style:tab-stop style:position="3.113cm"/>
          <style:tab-stop style:position="4.36cm"/>
          <style:tab-stop style:position="5.609cm"/>
          <style:tab-stop style:position="6.856cm"/>
          <style:tab-stop style:position="8.103cm"/>
          <style:tab-stop style:position="9.352cm"/>
          <style:tab-stop style:position="10.601cm"/>
          <style:tab-stop style:position="11.848cm"/>
          <style:tab-stop style:position="13.097cm"/>
          <style:tab-stop style:position="14.344cm"/>
          <style:tab-stop style:position="15.593cm"/>
          <style:tab-stop style:position="16.845cm"/>
          <style:tab-stop style:position="18.089cm"/>
          <style:tab-stop style:position="19.336cm"/>
          <style:tab-stop style:position="20.585cm"/>
          <style:tab-stop style:position="21.832cm"/>
          <style:tab-stop style:position="23.08cm"/>
          <style:tab-stop style:position="23.089cm"/>
          <style:tab-stop style:position="24.336cm"/>
          <style:tab-stop style:position="25.585cm"/>
          <style:tab-stop style:position="26.832cm"/>
          <style:tab-stop style:position="28.07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95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935cm"/>
          <style:tab-stop style:position="-0.631cm"/>
          <style:tab-stop style:position="0cm"/>
          <style:tab-stop style:position="0.617cm"/>
          <style:tab-stop style:position="1.864cm"/>
          <style:tab-stop style:position="3.113cm"/>
          <style:tab-stop style:position="4.36cm"/>
          <style:tab-stop style:position="5.609cm"/>
          <style:tab-stop style:position="6.856cm"/>
          <style:tab-stop style:position="8.103cm"/>
          <style:tab-stop style:position="9.352cm"/>
          <style:tab-stop style:position="10.601cm"/>
          <style:tab-stop style:position="11.848cm"/>
          <style:tab-stop style:position="13.097cm"/>
          <style:tab-stop style:position="14.344cm"/>
          <style:tab-stop style:position="15.593cm"/>
          <style:tab-stop style:position="16.845cm"/>
          <style:tab-stop style:position="18.089cm"/>
          <style:tab-stop style:position="19.336cm"/>
          <style:tab-stop style:position="20.585cm"/>
          <style:tab-stop style:position="21.832cm"/>
          <style:tab-stop style:position="23.08cm"/>
          <style:tab-stop style:position="23.089cm"/>
          <style:tab-stop style:position="24.336cm"/>
          <style:tab-stop style:position="25.585cm"/>
          <style:tab-stop style:position="26.832cm"/>
          <style:tab-stop style:position="28.07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96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935cm"/>
          <style:tab-stop style:position="-0.631cm"/>
          <style:tab-stop style:position="0cm"/>
          <style:tab-stop style:position="0.617cm"/>
          <style:tab-stop style:position="1.864cm"/>
          <style:tab-stop style:position="3.113cm"/>
          <style:tab-stop style:position="4.36cm"/>
          <style:tab-stop style:position="5.609cm"/>
          <style:tab-stop style:position="6.856cm"/>
          <style:tab-stop style:position="8.103cm"/>
          <style:tab-stop style:position="9.352cm"/>
          <style:tab-stop style:position="10.601cm"/>
          <style:tab-stop style:position="11.848cm"/>
          <style:tab-stop style:position="13.097cm"/>
          <style:tab-stop style:position="14.344cm"/>
          <style:tab-stop style:position="15.593cm"/>
          <style:tab-stop style:position="16.845cm"/>
          <style:tab-stop style:position="18.089cm"/>
          <style:tab-stop style:position="19.336cm"/>
          <style:tab-stop style:position="20.585cm"/>
          <style:tab-stop style:position="21.832cm"/>
          <style:tab-stop style:position="23.08cm"/>
          <style:tab-stop style:position="23.089cm"/>
          <style:tab-stop style:position="24.336cm"/>
          <style:tab-stop style:position="25.585cm"/>
          <style:tab-stop style:position="26.832cm"/>
          <style:tab-stop style:position="28.07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97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935cm"/>
          <style:tab-stop style:position="-0.631cm"/>
          <style:tab-stop style:position="0cm"/>
          <style:tab-stop style:position="0.617cm"/>
          <style:tab-stop style:position="1.864cm"/>
          <style:tab-stop style:position="3.113cm"/>
          <style:tab-stop style:position="4.36cm"/>
          <style:tab-stop style:position="5.609cm"/>
          <style:tab-stop style:position="6.856cm"/>
          <style:tab-stop style:position="8.103cm"/>
          <style:tab-stop style:position="9.352cm"/>
          <style:tab-stop style:position="10.601cm"/>
          <style:tab-stop style:position="11.848cm"/>
          <style:tab-stop style:position="13.097cm"/>
          <style:tab-stop style:position="14.344cm"/>
          <style:tab-stop style:position="15.593cm"/>
          <style:tab-stop style:position="16.845cm"/>
          <style:tab-stop style:position="18.089cm"/>
          <style:tab-stop style:position="19.336cm"/>
          <style:tab-stop style:position="20.585cm"/>
          <style:tab-stop style:position="21.832cm"/>
          <style:tab-stop style:position="23.08cm"/>
          <style:tab-stop style:position="23.089cm"/>
          <style:tab-stop style:position="24.336cm"/>
          <style:tab-stop style:position="25.585cm"/>
          <style:tab-stop style:position="26.832cm"/>
          <style:tab-stop style:position="28.07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98" style:family="paragraph" style:parent-style-name="Default_7e_LT_7e_Gliederung_20_1">
      <style:paragraph-properties fo:margin-left="0.935cm" fo:margin-right="0cm" fo:margin-top="0.141cm" fo:margin-bottom="0cm" fo:line-height="80%" fo:text-align="start" style:justify-single-word="false" fo:text-indent="-0.935cm" style:auto-text-indent="false" style:text-autospace="none" style:writing-mode="lr-tb">
        <style:tab-stops>
          <style:tab-stop style:position="-0.631cm"/>
          <style:tab-stop style:position="0cm"/>
          <style:tab-stop style:position="0.617cm"/>
          <style:tab-stop style:position="1.864cm"/>
          <style:tab-stop style:position="3.113cm"/>
          <style:tab-stop style:position="4.36cm"/>
          <style:tab-stop style:position="5.609cm"/>
          <style:tab-stop style:position="6.856cm"/>
          <style:tab-stop style:position="8.103cm"/>
          <style:tab-stop style:position="9.352cm"/>
          <style:tab-stop style:position="10.601cm"/>
          <style:tab-stop style:position="11.848cm"/>
          <style:tab-stop style:position="13.097cm"/>
          <style:tab-stop style:position="14.344cm"/>
          <style:tab-stop style:position="15.593cm"/>
          <style:tab-stop style:position="16.845cm"/>
          <style:tab-stop style:position="18.089cm"/>
          <style:tab-stop style:position="19.336cm"/>
          <style:tab-stop style:position="20.585cm"/>
          <style:tab-stop style:position="21.832cm"/>
          <style:tab-stop style:position="23.08cm"/>
          <style:tab-stop style:position="23.089cm"/>
          <style:tab-stop style:position="24.336cm"/>
          <style:tab-stop style:position="25.585cm"/>
          <style:tab-stop style:position="26.832cm"/>
          <style:tab-stop style:position="28.07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Times New Roman1" fo:font-size="32pt" fo:language="en" fo:country="GB"/>
    </style:style>
    <style:style style:name="T4" style:family="text">
      <style:text-properties fo:color="#808080" fo:language="zxx" fo:country="none"/>
    </style:style>
    <style:style style:name="T5" style:family="text">
      <style:text-properties fo:color="#808080" fo:font-size="15pt" fo:language="none" fo:country="none" style:font-size-asian="15pt" style:font-size-complex="15pt"/>
    </style:style>
    <style:style style:name="T6" style:family="text">
      <style:text-properties fo:color="#808080" fo:font-size="12pt" fo:language="zxx" fo:country="none" style:font-size-asian="12pt" style:font-size-complex="12pt"/>
    </style:style>
    <style:style style:name="T7" style:family="text">
      <style:text-properties fo:color="#008000" fo:font-size="10pt" fo:language="zxx" fo:country="none" style:font-size-asian="10pt" style:font-size-complex="10pt"/>
    </style:style>
    <style:style style:name="T8" style:family="text">
      <style:text-properties fo:color="#008000" fo:language="zxx" fo:country="none"/>
    </style:style>
    <style:style style:name="T9" style:family="text">
      <style:text-properties fo:color="#008000" fo:font-size="15pt" fo:language="none" fo:country="none" style:font-size-asian="15pt" style:font-size-complex="15pt"/>
    </style:style>
    <style:style style:name="T10" style:family="text">
      <style:text-properties fo:color="#008000" fo:font-size="12pt" fo:language="zxx" fo:country="none" style:font-size-asian="12pt" style:font-size-complex="12pt"/>
    </style:style>
    <style:style style:name="T11" style:family="text">
      <style:text-properties style:use-window-font-color="true" fo:font-size="10pt" fo:language="zxx" fo:country="none" style:font-size-asian="10pt" style:font-size-complex="10pt"/>
    </style:style>
    <style:style style:name="T12" style:family="text">
      <style:text-properties style:use-window-font-color="true" fo:language="zxx" fo:country="none"/>
    </style:style>
    <style:style style:name="T13" style:family="text">
      <style:text-properties style:use-window-font-color="true" fo:font-size="15pt" fo:language="none" fo:country="none" style:font-size-asian="15pt" style:font-size-complex="15pt"/>
    </style:style>
    <style:style style:name="T14" style:family="text">
      <style:text-properties fo:color="#0000ff" fo:font-size="10pt" fo:language="zxx" fo:country="none" style:font-size-asian="10pt" style:font-size-complex="10pt"/>
    </style:style>
    <style:style style:name="T15" style:family="text">
      <style:text-properties fo:color="#0000ff" fo:language="zxx" fo:country="none"/>
    </style:style>
    <style:style style:name="T16" style:family="text">
      <style:text-properties fo:color="#0000ff" fo:font-size="15pt" fo:language="none" fo:country="none" style:font-size-asian="15pt" style:font-size-complex="15pt"/>
    </style:style>
    <style:style style:name="T17" style:family="text">
      <style:text-properties fo:color="#2b91af" fo:font-size="10pt" fo:language="zxx" fo:country="none" style:font-size-asian="10pt" style:font-size-complex="10pt"/>
    </style:style>
    <style:style style:name="T18" style:family="text">
      <style:text-properties fo:color="#2b91af" fo:language="zxx" fo:country="none"/>
    </style:style>
    <style:style style:name="T19" style:family="text">
      <style:text-properties fo:color="#2b91af" fo:font-size="15pt" fo:language="none" fo:country="none" style:font-size-asian="15pt" style:font-size-complex="15pt"/>
    </style:style>
    <style:style style:name="T20" style:family="text">
      <style:text-properties fo:font-size="10pt" fo:language="zxx" fo:country="none" style:font-size-asian="10pt" style:font-size-complex="10pt"/>
    </style:style>
    <style:style style:name="T21" style:family="text">
      <style:text-properties fo:language="zxx" fo:country="none"/>
    </style:style>
    <style:style style:name="T2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5pt" fo:language="zxx" fo:country="none" style:font-size-asian="15pt" style:font-size-complex="15pt"/>
    </style:style>
    <style:style style:name="T26" style:family="text">
      <style:text-properties fo:font-size="15pt" fo:language="none" fo:country="none" style:font-size-asian="15pt" style:font-size-complex="15pt"/>
    </style:style>
    <style:style style:name="T27" style:family="text">
      <style:text-properties fo:font-size="12pt" fo:language="zxx" fo:country="none" style:font-size-asian="12pt" style:font-size-complex="12pt"/>
    </style:style>
    <style:style style:name="T28" style:family="text">
      <style:text-properties fo:color="#a31515" fo:font-size="15pt" fo:language="none" fo:country="none" style:font-size-asian="15pt" style:font-size-complex="15pt"/>
    </style:style>
    <style:style style:name="T29" style:family="text">
      <style:text-properties fo:language="none" fo:country="none"/>
    </style:style>
    <style:style style:name="T30" style:family="text">
      <style:text-properties style:font-name="Times New Roman" fo:font-size="20pt" style:font-name-asian="Times New Roman" style:font-size-asian="20pt" style:font-name-complex="Times New Roman" style:font-size-complex="20pt"/>
    </style:style>
    <style:style style:name="T31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32" style:family="text">
      <style:text-properties style:font-name="Times New Roman" fo:font-size="16pt" style:font-name-asian="Times New Roman" style:font-size-asian="16pt" style:font-name-complex="Times New Roman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3"/><text:span text:style-name="T1">What is an Expression <text:s/>?</text:span></text:p>
      <text:p text:style-name="P9"/>
      <text:p text:style-name="P10">Expression is something which one <text:s/>evaluates for it’s value 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4">///</text:span><text:span text:style-name="T8"> </text:span><text:span text:style-name="T4">&lt;summary&gt;</text:span></text:p>
            <text:p text:style-name="P4"><text:span text:style-name="T12"><text:s text:c="4"/></text:span><text:span text:style-name="T4">///</text:span><text:span text:style-name="T8"> <text:s text:c="4"/>In <text:s/>this Step , we add two more methods to the Exp class</text:span></text:p>
            <text:p text:style-name="P4"><text:span text:style-name="T12"><text:s text:c="4"/></text:span><text:span text:style-name="T4">///</text:span><text:span text:style-name="T8"> <text:s text:c="4"/>TypeCheck =&gt; To do Type analysis</text:span></text:p>
            <text:p text:style-name="P4"><text:span text:style-name="T12"><text:s text:c="4"/></text:span><text:span text:style-name="T4">///</text:span><text:span text:style-name="T8"> <text:s text:c="4"/>get_type <text:s/>=&gt; Type of this node</text:span></text:p>
            <text:p text:style-name="P4"><text:span text:style-name="T12"><text:s text:c="4"/></text:span><text:span text:style-name="T4">///</text:span><text:span text:style-name="T8"> </text:span><text:span text:style-name="T4">&lt;/summary&gt;</text:span></text:p>
            <text:p text:style-name="P4"><text:span text:style-name="T12"><text:s text:c="4"/></text:span><text:span text:style-name="T15">public</text:span><text:span text:style-name="T12"> </text:span><text:span text:style-name="T15">abstract</text:span><text:span text:style-name="T12"> </text:span><text:span text:style-name="T15">class</text:span><text:span text:style-name="T12"> </text:span><text:span text:style-name="T18">Exp</text:span></text:p>
            <text:p text:style-name="P3"><text:s text:c="4"/>{</text:p>
            <text:p text:style-name="P4"><text:span text:style-name="T12"><text:s text:c="7"/></text:span><text:span text:style-name="T15">public</text:span><text:span text:style-name="T12"> </text:span><text:span text:style-name="T15">abstract</text:span><text:span text:style-name="T12"> </text:span><text:span text:style-name="T18">SYMBOL_INFO</text:span><text:span text:style-name="T12"> Evaluate(</text:span><text:span text:style-name="T18">RUNTIME_CONTEXT</text:span><text:span text:style-name="T12"> cont);</text:span></text:p>
            <text:p text:style-name="P4"><text:span text:style-name="T12"><text:s text:c="7"/></text:span><text:span text:style-name="T15">public</text:span><text:span text:style-name="T12"> </text:span><text:span text:style-name="T15">abstract</text:span><text:span text:style-name="T12"> </text:span><text:span text:style-name="T18">TYPE_INFO</text:span><text:span text:style-name="T12"> TypeCheck(</text:span><text:span text:style-name="T18">COMPILATION_CONTEXT</text:span><text:span text:style-name="T12"> cont);</text:span></text:p>
            <text:p text:style-name="P4"><text:span text:style-name="T12"><text:s text:c="7"/></text:span><text:span text:style-name="T15">public</text:span><text:span text:style-name="T12"> </text:span><text:span text:style-name="T15">abstract</text:span><text:span text:style-name="T12"> </text:span><text:span text:style-name="T18">TYPE_INFO</text:span><text:span text:style-name="T12"> get_type();</text:span></text:p>
            <text:p text:style-name="P4"><text:span text:style-name="T12"><text:s text:c="7"/></text:span><text:span text:style-name="T4">///</text:span><text:span text:style-name="T8"> </text:span><text:span text:style-name="T4">&lt;summary&gt;</text:span></text:p>
            <text:p text:style-name="P4"><text:span text:style-name="T12"><text:s text:c="7"/></text:span><text:span text:style-name="T4">///</text:span><text:span text:style-name="T8"> <text:s text:c="2"/>Added in the STEP 5 for .NET IL code generation</text:span></text:p>
            <text:p text:style-name="P4"><text:span text:style-name="T12"><text:s text:c="7"/></text:span><text:span text:style-name="T4">///</text:span><text:span text:style-name="T8"> </text:span><text:span text:style-name="T4">&lt;/summary&gt;</text:span></text:p>
            <text:p text:style-name="P4"><text:span text:style-name="T12"><text:s text:c="7"/></text:span><text:span text:style-name="T4">///</text:span><text:span text:style-name="T8"> </text:span><text:span text:style-name="T4">&lt;param name="cont"&gt;&lt;/param&gt;</text:span></text:p>
            <text:p text:style-name="P4"><text:span text:style-name="T12"><text:s text:c="7"/></text:span><text:span text:style-name="T4">///</text:span><text:span text:style-name="T8"> </text:span><text:span text:style-name="T4">&lt;returns&gt;&lt;/returns&gt;</text:span></text:p>
            <text:p text:style-name="P4"><text:span text:style-name="T12"><text:s text:c="7"/></text:span><text:span text:style-name="T15">public</text:span><text:span text:style-name="T12"> </text:span><text:span text:style-name="T15">abstract</text:span><text:span text:style-name="T12"> </text:span><text:span text:style-name="T15">bool</text:span><text:span text:style-name="T12"> Compile(</text:span><text:span text:style-name="T18">DNET_EXECUTABLE_GENERATION_CONTEXT</text:span><text:span text:style-name="T12"> cont); </text:span></text:p>
            <text:p text:style-name="P3"><text:s text:c="4"/>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55"/><text:span text:style-name="T22">What is a statement ?</text:span></text:p>
      <text:p text:style-name="Standard"/>
      <text:p text:style-name="Standard">•<text:span text:style-name="T3">Statement is what one <text:s/>executes for it’s effect. A statement mutates the STATE of variables. </text:span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20"><text:s text:c="2"/></text:span><text:span text:style-name="T25"><text:s text:c="2"/></text:span><text:span text:style-name="T27"><text:s/></text:span><text:span text:style-name="T6">///</text:span><text:span text:style-name="T10"> </text:span><text:span text:style-name="T6">&lt;summary&gt;</text:span></text:p>
            <text:p text:style-name="P4"><text:span text:style-name="T12"><text:s text:c="4"/></text:span><text:span text:style-name="T4">///</text:span><text:span text:style-name="T8"> </text:span></text:p>
            <text:p text:style-name="P4"><text:span text:style-name="T12"><text:s text:c="4"/></text:span><text:span text:style-name="T4">///</text:span><text:span text:style-name="T8"> <text:tab/>Abstract base Class for Statement</text:span></text:p>
            <text:p text:style-name="P4"><text:span text:style-name="T12"><text:s text:c="4"/></text:span><text:span text:style-name="T4">///</text:span><text:span text:style-name="T8"> <text:s text:c="4"/>( one can use an interface as well !)</text:span></text:p>
            <text:p text:style-name="P4"><text:span text:style-name="T12"><text:s text:c="4"/></text:span><text:span text:style-name="T4">///</text:span></text:p>
            <text:p text:style-name="P4"><text:span text:style-name="T12"><text:s text:c="4"/></text:span><text:span text:style-name="T4">///</text:span><text:span text:style-name="T8"> </text:span><text:span text:style-name="T4">&lt;/summary&gt;</text:span></text:p>
            <text:p text:style-name="P4"><text:span text:style-name="T12"><text:s text:c="4"/></text:span><text:span text:style-name="T15">public</text:span><text:span text:style-name="T12"> </text:span><text:span text:style-name="T15">abstract</text:span><text:span text:style-name="T12"> </text:span><text:span text:style-name="T15">class</text:span><text:span text:style-name="T12"> </text:span><text:span text:style-name="T18">Stmt</text:span></text:p>
            <text:p text:style-name="P3"><text:s text:c="4"/>{</text:p>
            <text:p text:style-name="P4"><text:span text:style-name="T12"><text:s text:c="8"/></text:span><text:span text:style-name="T15">public</text:span><text:span text:style-name="T12"> </text:span><text:span text:style-name="T15">abstract</text:span><text:span text:style-name="T12"> </text:span><text:span text:style-name="T18">SYMBOL_INFO</text:span><text:span text:style-name="T12"> Execute(</text:span><text:span text:style-name="T18">RUNTIME_CONTEXT</text:span><text:span text:style-name="T12"> cont);</text:span></text:p>
            <text:p text:style-name="P4"><text:span text:style-name="T12"><text:s text:c="8"/></text:span><text:span text:style-name="T8">//</text:span></text:p>
            <text:p text:style-name="P4"><text:span text:style-name="T12"><text:s text:c="8"/></text:span><text:span text:style-name="T8">// Added in the Step 5 for .net IL compilation</text:span></text:p>
            <text:p text:style-name="P4"><text:span text:style-name="T12"><text:s text:c="8"/></text:span><text:span text:style-name="T8">//</text:span></text:p>
            <text:p text:style-name="P4"><text:span text:style-name="T12"><text:s text:c="8"/></text:span><text:span text:style-name="T15">public</text:span><text:span text:style-name="T12"> </text:span><text:span text:style-name="T15">abstract</text:span><text:span text:style-name="T12"> </text:span><text:span text:style-name="T15">bool</text:span><text:span text:style-name="T12"> <text:s/>Compile(</text:span><text:span text:style-name="T18">DNET_EXECUTABLE_GENERATION_CONTEXT</text:span><text:span text:style-name="T12"> cont);</text:span></text:p>
            <text:p text:style-name="P3"><text:s text:c="5"/></text:p>
            <text:p text:style-name="P3"><text:s text:c="4"/>}</text:p>
          </table:table-cell>
        </table:table-row>
      </table:table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47"/><text:span text:style-name="T23">What is a Procedure/Function ?</text:span></text:p>
      <text:p text:style-name="Standard"/>
      <text:p text:style-name="P11">Procedure is a collection of Statements which will be executed. Procedures are referred as a single entity </text:p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span text:style-name="T20"><text:s/></text:span><text:span text:style-name="T14">public</text:span><text:span text:style-name="T11"> </text:span><text:span text:style-name="T14">abstract</text:span><text:span text:style-name="T11"> </text:span><text:span text:style-name="T14">class</text:span><text:span text:style-name="T11"> </text:span><text:span text:style-name="T17">PROC</text:span></text:p>
            <text:p text:style-name="P2"><text:s text:c="4"/>{</text:p>
            <text:p text:style-name="P6"><text:span text:style-name="T11"><text:s text:c="8"/></text:span><text:span text:style-name="T7">//</text:span></text:p>
            <text:p text:style-name="P6"><text:span text:style-name="T11"><text:s text:c="8"/></text:span><text:span text:style-name="T7">//public abstract SYMBOL_INFO Execute(RUNTIME_CONTEXT cont);</text:span></text:p>
            <text:p text:style-name="P6"><text:span text:style-name="T11"><text:s text:c="8"/></text:span><text:span text:style-name="T7">// The above stuff is extended with Formal parameter list</text:span></text:p>
            <text:p text:style-name="P6"><text:span text:style-name="T11"><text:s text:c="8"/></text:span><text:span text:style-name="T7">// addition in STEP 7</text:span></text:p>
            <text:p text:style-name="P6"><text:span text:style-name="T11"><text:s text:c="8"/></text:span><text:span text:style-name="T14">public</text:span><text:span text:style-name="T11"> </text:span><text:span text:style-name="T14">abstract</text:span><text:span text:style-name="T11"> </text:span><text:span text:style-name="T17">SYMBOL_INFO</text:span><text:span text:style-name="T11"> Execute(</text:span><text:span text:style-name="T17">RUNTIME_CONTEXT</text:span><text:span text:style-name="T11"> cont, </text:span><text:span text:style-name="T17">ArrayList</text:span><text:span text:style-name="T11"> formals);</text:span></text:p>
            <text:p text:style-name="P2"><text:s text:c="8"/></text:p>
            <text:p text:style-name="P6"><text:span text:style-name="T11"><text:s text:c="8"/></text:span><text:span text:style-name="T14">public</text:span><text:span text:style-name="T11"> </text:span><text:span text:style-name="T14">abstract</text:span><text:span text:style-name="T11"> </text:span><text:span text:style-name="T14">bool</text:span><text:span text:style-name="T11"> Compile(</text:span><text:span text:style-name="T17">DNET_EXECUTABLE_GENERATION_CONTEXT</text:span><text:span text:style-name="T11"> cont);</text:span></text:p>
            <text:p text:style-name="P2"/>
            <text:p text:style-name="P2"><text:s text:c="4"/>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 text:c="32"/><text:span text:style-name="T2">What is a Module ? (Program )</text:span> </text:p>
      <text:p text:style-name="P12">Module or a Compilation unit is a collection of procedures which are interrelated ( most often in a single file ) and Execution will start from a known entry point ( MAIN in our case)‏ </text:p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<text:span text:style-name="T21"><text:s/></text:span><text:span text:style-name="T15">public</text:span><text:span text:style-name="T12"> </text:span><text:span text:style-name="T15">abstract</text:span><text:span text:style-name="T12"> </text:span><text:span text:style-name="T15">class</text:span><text:span text:style-name="T12"> </text:span><text:span text:style-name="T18">CompilationUnit</text:span></text:p>
            <text:p text:style-name="P3"><text:s text:c="4"/>{</text:p>
            <text:p text:style-name="P4"><text:span text:style-name="T12"><text:s text:c="8"/></text:span><text:span text:style-name="T8">//public abstract SYMBOL_INFO Execute(RUNTIME_CONTEXT cont);</text:span></text:p>
            <text:p text:style-name="P4"><text:span text:style-name="T12"><text:s text:c="8"/></text:span><text:span text:style-name="T8">//Extended with Formal Parameter list given to Main</text:span></text:p>
            <text:p text:style-name="P4"><text:span text:style-name="T12"><text:s text:c="8"/></text:span><text:span text:style-name="T8">//Addition in STEP 7</text:span></text:p>
            <text:p text:style-name="P4"><text:span text:style-name="T12"><text:s text:c="8"/></text:span><text:span text:style-name="T15">public</text:span><text:span text:style-name="T12"> </text:span><text:span text:style-name="T15">abstract</text:span><text:span text:style-name="T12"> </text:span><text:span text:style-name="T18">SYMBOL_INFO</text:span><text:span text:style-name="T12"> Execute(</text:span><text:span text:style-name="T18">RUNTIME_CONTEXT</text:span><text:span text:style-name="T12"> cont, </text:span><text:span text:style-name="T18">ArrayList</text:span><text:span text:style-name="T12"> actuals); </text:span></text:p>
            <text:p text:style-name="P3"><text:s text:c="8"/></text:p>
            <text:p text:style-name="P4"><text:span text:style-name="T12"><text:s text:c="8"/></text:span><text:span text:style-name="T15">public</text:span><text:span text:style-name="T12"> </text:span><text:span text:style-name="T15">abstract</text:span><text:span text:style-name="T12"> </text:span><text:span text:style-name="T15">bool</text:span><text:span text:style-name="T12"> Compile(</text:span><text:span text:style-name="T18">DNET_EXECUTABLE_GENERATION_CONTEXT</text:span><text:span text:style-name="T12"> cont);</text:span></text:p>
            <text:p text:style-name="P3"><text:s text:c="4"/>}</text:p>
            <text:p text:style-name="P8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55"/>LEXICAL ANALYSIS</text:p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P337">////////////////////////////////////////////////////////</text:p>
            <text:p text:style-name="P337">//</text:p>
            <text:p text:style-name="P337">// <text:s/>This software is released as per the clauses of MIT License</text:p>
            <text:p text:style-name="P337">//</text:p>
            <text:p text:style-name="P337">// </text:p>
            <text:p text:style-name="P337">// <text:s/>The MIT License</text:p>
            <text:p text:style-name="P337">//</text:p>
            <text:p text:style-name="P337">// <text:s/>Copyright (c) 2010, Praseed Pai K.T.</text:p>
            <text:p text:style-name="P337">// <text:s text:c="21"/>http://praseedp.blogspot.com</text:p>
            <text:p text:style-name="P337">// <text:s text:c="21"/>praseedp@yahoo.com <text:s/></text:p>
            <text:p text:style-name="P337">//</text:p>
            <text:p text:style-name="P337">// Permission is hereby granted, free of charge, to any person obtaining a copy</text:p>
            <text:p text:style-name="P337">// of this software and associated documentation files (the "Software"), to deal</text:p>
            <text:p text:style-name="P337">// in the Software without restriction, including without limitation the rights</text:p>
            <text:p text:style-name="P337">// to use, copy, modify, merge, publish, distribute, sublicense, and/or sell</text:p>
            <text:p text:style-name="P337">// copies of the Software, and to permit persons to whom the Software is</text:p>
            <text:p text:style-name="P337">// furnished to do so, subject to the following conditions:</text:p>
            <text:p text:style-name="P337">// The above copyright notice and this permission notice shall be included in</text:p>
            <text:p text:style-name="P337">// all copies or substantial portions of the Software.</text:p>
            <text:p text:style-name="P337">//</text:p>
            <text:p text:style-name="P337">// THE SOFTWARE IS PROVIDED "AS IS", WITHOUT WARRANTY OF ANY KIND, EXPRESS OR</text:p>
            <text:p text:style-name="P337">// IMPLIED, INCLUDING BUT NOT LIMITED TO THE WARRANTIES OF MERCHANTABILITY,</text:p>
            <text:p text:style-name="P337">// FITNESS FOR A PARTICULAR PURPOSE AND NONINFRINGEMENT. IN NO EVENT SHALL THE</text:p>
            <text:p text:style-name="P337">// AUTHORS OR COPYRIGHT HOLDERS BE LIABLE FOR ANY CLAIM, DAMAGES OR OTHER</text:p>
            <text:p text:style-name="P337">// LIABILITY, WHETHER IN AN ACTION OF CONTRACT, TORT OR OTHERWISE, ARISING FROM,</text:p>
            <text:p text:style-name="P337">// OUT OF OR IN CONNECTION WITH THE SOFTWARE OR THE USE OR OTHER DEALINGS IN</text:p>
            <text:p text:style-name="P337">// THE SOFTWARE.</text:p>
            <text:p text:style-name="P337">//</text:p>
            <text:p text:style-name="P337">//</text:p>
            <text:p text:style-name="P401"><text:span text:style-name="T16">using</text:span><text:span text:style-name="T13"> System;</text:span></text:p>
            <text:p text:style-name="P401"><text:soft-page-break/><text:span text:style-name="T16">using</text:span><text:span text:style-name="T13"> System.Collections.Generic;</text:span></text:p>
            <text:p text:style-name="P401"><text:span text:style-name="T16">using</text:span><text:span text:style-name="T13"> System.Linq;</text:span></text:p>
            <text:p text:style-name="P401"><text:span text:style-name="T16">using</text:span><text:span text:style-name="T13"> System.Text;</text:span></text:p>
            <text:p text:style-name="P15"/>
            <text:p text:style-name="P401"><text:span text:style-name="T16">namespace</text:span><text:span text:style-name="T13"> SLANG_DOT_NET</text:span></text:p>
            <text:p text:style-name="P15">{</text:p>
            <text:p text:style-name="P401"><text:span text:style-name="T13"><text:s text:c="4"/></text:span><text:span text:style-name="T5">///</text:span><text:span text:style-name="T9"> </text:span><text:span text:style-name="T5">&lt;summary&gt;</text:span></text:p>
            <text:p text:style-name="P401"><text:span text:style-name="T13"><text:s text:c="4"/></text:span><text:span text:style-name="T5">///</text:span><text:span text:style-name="T9"> <text:s text:c="2"/>Enumeration for Tokens</text:span></text:p>
            <text:p text:style-name="P401"><text:span text:style-name="T13"><text:s text:c="4"/></text:span><text:span text:style-name="T5">///</text:span><text:span text:style-name="T9"> </text:span><text:span text:style-name="T5">&lt;/summary&gt;</text:span></text:p>
            <text:p text:style-name="P401"><text:span text:style-name="T13"><text:s text:c="4"/></text:span><text:span text:style-name="T16">public</text:span><text:span text:style-name="T13"> </text:span><text:span text:style-name="T16">enum</text:span><text:span text:style-name="T13"> </text:span><text:span text:style-name="T19">TOKEN</text:span></text:p>
            <text:p text:style-name="P15"><text:s text:c="4"/>{</text:p>
            <text:p text:style-name="P401"><text:span text:style-name="T13"><text:s text:c="8"/>ILLEGAL_TOKEN = -1, </text:span><text:span text:style-name="T9">// Not a Token</text:span></text:p>
            <text:p text:style-name="P401"><text:span text:style-name="T13"><text:s text:c="8"/>TOK_PLUS = 1, </text:span><text:span text:style-name="T9">// '+'</text:span></text:p>
            <text:p text:style-name="P401"><text:span text:style-name="T13"><text:s text:c="8"/>TOK_MUL, </text:span><text:span text:style-name="T9">// '*'</text:span></text:p>
            <text:p text:style-name="P401"><text:span text:style-name="T13"><text:s text:c="8"/>TOK_DIV, </text:span><text:span text:style-name="T9">// '/'</text:span></text:p>
            <text:p text:style-name="P401"><text:span text:style-name="T13"><text:s text:c="8"/>TOK_SUB, </text:span><text:span text:style-name="T9">// '-'</text:span></text:p>
            <text:p text:style-name="P401"><text:span text:style-name="T13"><text:s text:c="8"/>TOK_OPAREN, </text:span><text:span text:style-name="T9">// '('</text:span></text:p>
            <text:p text:style-name="P401"><text:span text:style-name="T13"><text:s text:c="8"/>TOK_CPAREN, </text:span><text:span text:style-name="T9">// ')'</text:span></text:p>
            <text:p text:style-name="P401"><text:span text:style-name="T13"><text:s text:c="8"/>TOK_DOUBLE, </text:span><text:span text:style-name="T9">// '('</text:span></text:p>
            <text:p text:style-name="P401"><text:span text:style-name="T13"><text:s text:c="8"/>TOK_NULL </text:span><text:span text:style-name="T9">// End of string</text:span></text:p>
            <text:p text:style-name="P15"><text:s text:c="4"/>}</text:p>
            <text:p text:style-name="P15"/>
            <text:p text:style-name="P401"><text:span text:style-name="T13"><text:s text:c="4"/></text:span><text:span text:style-name="T9">//////////////////////////////////////////////////////////</text:span></text:p>
            <text:p text:style-name="P401"><text:span text:style-name="T13"><text:s text:c="4"/></text:span><text:span text:style-name="T9">//</text:span></text:p>
            <text:p text:style-name="P401"><text:span text:style-name="T13"><text:s text:c="4"/></text:span><text:span text:style-name="T9">// A naive Lexical analyzer which looks for operators , Parenthesis</text:span></text:p>
            <text:p text:style-name="P401"><text:span text:style-name="T13"><text:s text:c="4"/></text:span><text:span text:style-name="T9">// and number. All numbers are treated as IEEE doubles. Only numbers</text:span></text:p>
            <text:p text:style-name="P401"><text:span text:style-name="T13"><text:s text:c="4"/></text:span><text:span text:style-name="T9">// without decimals can be entered. Feel free to modify the code</text:span></text:p>
            <text:p text:style-name="P401"><text:span text:style-name="T13"><text:s text:c="4"/></text:span><text:span text:style-name="T9">// to accomodate LONG and Double values</text:span></text:p>
            <text:p text:style-name="P401"><text:span text:style-name="T13"><text:s text:c="4"/></text:span><text:span text:style-name="T16">public</text:span><text:span text:style-name="T13"> </text:span><text:span text:style-name="T16">class</text:span><text:span text:style-name="T13"> </text:span><text:span text:style-name="T19">Lexer</text:span></text:p>
            <text:p text:style-name="P15"><text:s text:c="4"/>{</text:p>
            <text:p text:style-name="P401"><text:span text:style-name="T13"><text:s text:c="8"/></text:span><text:span text:style-name="T19">String</text:span><text:span text:style-name="T13"> IExpr; </text:span><text:span text:style-name="T9">// Expression string</text:span></text:p>
            <text:p text:style-name="P401"><text:span text:style-name="T13"><text:s text:c="8"/></text:span><text:span text:style-name="T16">int</text:span><text:span text:style-name="T13"> index; </text:span><text:span text:style-name="T9">// index into a character</text:span></text:p>
            <text:p text:style-name="P401"><text:span text:style-name="T13"><text:s text:c="8"/></text:span><text:span text:style-name="T16">int</text:span><text:span text:style-name="T13"> length; </text:span><text:span text:style-name="T9">// Length of the string</text:span></text:p>
            <text:p text:style-name="P401"><text:span text:style-name="T13"><text:s text:c="8"/></text:span><text:span text:style-name="T16">double</text:span><text:span text:style-name="T13"> number; </text:span><text:span text:style-name="T9">// Last grabbed number from the stream</text:span></text:p>
            <text:p text:style-name="P401"><text:span text:style-name="T13"><text:s text:c="8"/></text:span><text:span text:style-name="T9">/////////////////////////////////////////////</text:span></text:p>
            <text:p text:style-name="P401"><text:span text:style-name="T13"><text:s text:c="8"/></text:span><text:span text:style-name="T9">//</text:span></text:p>
            <text:p text:style-name="P401"><text:span text:style-name="T13"><text:s text:c="8"/></text:span><text:span text:style-name="T9">// Ctor</text:span></text:p>
            <text:p text:style-name="P401"><text:span text:style-name="T13"><text:s text:c="8"/></text:span><text:span text:style-name="T9">//</text:span></text:p>
            <text:p text:style-name="P401"><text:span text:style-name="T13"><text:s text:c="8"/></text:span><text:span text:style-name="T9">//</text:span></text:p>
            <text:p text:style-name="P401"><text:soft-page-break/><text:span text:style-name="T13"><text:s text:c="8"/></text:span><text:span text:style-name="T16">public</text:span><text:span text:style-name="T13"> Lexer(</text:span><text:span text:style-name="T19">String</text:span><text:span text:style-name="T13"> Expr)</text:span></text:p>
            <text:p text:style-name="P15"><text:s text:c="8"/>{</text:p>
            <text:p text:style-name="P15"><text:s text:c="12"/>IExpr = Expr;</text:p>
            <text:p text:style-name="P15"><text:s text:c="12"/>length = IExpr.Length;</text:p>
            <text:p text:style-name="P15"><text:s text:c="12"/>index = 0;</text:p>
            <text:p text:style-name="P15"><text:s text:c="8"/>}</text:p>
            <text:p text:style-name="P401"><text:span text:style-name="T13"><text:s text:c="8"/></text:span><text:span text:style-name="T9">/////////////////////////////////////////////////////</text:span></text:p>
            <text:p text:style-name="P401"><text:span text:style-name="T13"><text:s text:c="8"/></text:span><text:span text:style-name="T9">// Grab the next token from the stream</text:span></text:p>
            <text:p text:style-name="P401"><text:span text:style-name="T13"><text:s text:c="8"/></text:span><text:span text:style-name="T9">//</text:span></text:p>
            <text:p text:style-name="P401"><text:span text:style-name="T13"><text:s text:c="8"/></text:span><text:span text:style-name="T9">//</text:span></text:p>
            <text:p text:style-name="P401"><text:span text:style-name="T13"><text:s text:c="8"/></text:span><text:span text:style-name="T9">//</text:span></text:p>
            <text:p text:style-name="P401"><text:span text:style-name="T13"><text:s text:c="8"/></text:span><text:span text:style-name="T9">//</text:span></text:p>
            <text:p text:style-name="P401"><text:span text:style-name="T13"><text:s text:c="8"/></text:span><text:span text:style-name="T16">public</text:span><text:span text:style-name="T13"> </text:span><text:span text:style-name="T19">TOKEN</text:span><text:span text:style-name="T13"> GetToken()</text:span></text:p>
            <text:p text:style-name="P15"><text:s text:c="8"/>{</text:p>
            <text:p text:style-name="P401"><text:span text:style-name="T13"><text:s text:c="12"/></text:span><text:span text:style-name="T19">TOKEN</text:span><text:span text:style-name="T13"> tok = </text:span><text:span text:style-name="T19">TOKEN</text:span><text:span text:style-name="T13">.ILLEGAL_TOKEN;</text:span></text:p>
            <text:p text:style-name="P401"><text:span text:style-name="T13"><text:s text:c="12"/></text:span><text:span text:style-name="T9">////////////////////////////////////////////////////////////</text:span></text:p>
            <text:p text:style-name="P401"><text:span text:style-name="T13"><text:s text:c="12"/></text:span><text:span text:style-name="T9">//</text:span></text:p>
            <text:p text:style-name="P401"><text:span text:style-name="T13"><text:s text:c="12"/></text:span><text:span text:style-name="T9">// Skip the white space</text:span></text:p>
            <text:p text:style-name="P401"><text:span text:style-name="T13"><text:s text:c="12"/></text:span><text:span text:style-name="T9">//</text:span></text:p>
            <text:p text:style-name="P401"><text:span text:style-name="T13"><text:s text:c="12"/></text:span><text:span text:style-name="T16">while</text:span><text:span text:style-name="T13"> (index &lt; length &amp;&amp;</text:span></text:p>
            <text:p text:style-name="P401"><text:span text:style-name="T13"><text:s text:c="12"/>(IExpr[index] == </text:span><text:span text:style-name="T28">' '</text:span><text:span text:style-name="T13"> || IExpr[index] == </text:span><text:span text:style-name="T28">'\t'</text:span><text:span text:style-name="T13">))</text:span></text:p>
            <text:p text:style-name="P15"><text:s text:c="16"/>index++;</text:p>
            <text:p text:style-name="P401"><text:span text:style-name="T13"><text:s text:c="12"/></text:span><text:span text:style-name="T9">//////////////////////////////////////////////</text:span></text:p>
            <text:p text:style-name="P401"><text:span text:style-name="T13"><text:s text:c="12"/></text:span><text:span text:style-name="T9">//</text:span></text:p>
            <text:p text:style-name="P401"><text:span text:style-name="T13"><text:s text:c="12"/></text:span><text:span text:style-name="T9">// End of string ? return NULL;</text:span></text:p>
            <text:p text:style-name="P401"><text:span text:style-name="T13"><text:s text:c="12"/></text:span><text:span text:style-name="T9">//</text:span></text:p>
            <text:p text:style-name="P401"><text:span text:style-name="T13"><text:s text:c="12"/></text:span><text:span text:style-name="T16">if</text:span><text:span text:style-name="T13"> (index == length)</text:span></text:p>
            <text:p text:style-name="P401"><text:span text:style-name="T13"><text:s text:c="16"/></text:span><text:span text:style-name="T16">return</text:span><text:span text:style-name="T13"> </text:span><text:span text:style-name="T19">TOKEN</text:span><text:span text:style-name="T13">.TOK_NULL;</text:span></text:p>
            <text:p text:style-name="P401"><text:span text:style-name="T13"><text:s text:c="12"/></text:span><text:span text:style-name="T9">/////////////////////////////////////////////////</text:span></text:p>
            <text:p text:style-name="P401"><text:span text:style-name="T13"><text:s text:c="12"/></text:span><text:span text:style-name="T9">//</text:span></text:p>
            <text:p text:style-name="P401"><text:span text:style-name="T13"><text:s text:c="12"/></text:span><text:span text:style-name="T9">//</text:span></text:p>
            <text:p text:style-name="P401"><text:span text:style-name="T13"><text:s text:c="12"/></text:span><text:span text:style-name="T9">//</text:span></text:p>
            <text:p text:style-name="P401"><text:span text:style-name="T13"><text:s text:c="12"/></text:span><text:span text:style-name="T16">switch</text:span><text:span text:style-name="T13"> (IExpr[index])</text:span></text:p>
            <text:p text:style-name="P15"><text:s text:c="12"/>{</text:p>
            <text:p text:style-name="P401"><text:span text:style-name="T13"><text:s text:c="16"/></text:span><text:span text:style-name="T16">case</text:span><text:span text:style-name="T13"> </text:span><text:span text:style-name="T28">'+'</text:span><text:span text:style-name="T13">:</text:span></text:p>
            <text:p text:style-name="P401"><text:span text:style-name="T13"><text:s text:c="20"/>tok = </text:span><text:span text:style-name="T19">TOKEN</text:span><text:span text:style-name="T13">.TOK_PLUS;</text:span></text:p>
            <text:p text:style-name="P15"><text:s text:c="20"/>index++;</text:p>
            <text:p text:style-name="P401"><text:span text:style-name="T13"><text:s text:c="20"/></text:span><text:span text:style-name="T16">break</text:span><text:span text:style-name="T13">;</text:span></text:p>
            <text:p text:style-name="P401"><text:span text:style-name="T13"><text:s text:c="16"/></text:span><text:span text:style-name="T16">case</text:span><text:span text:style-name="T13"> </text:span><text:span text:style-name="T28">'-'</text:span><text:span text:style-name="T13">:</text:span></text:p>
            <text:p text:style-name="P401"><text:soft-page-break/><text:span text:style-name="T13"><text:s text:c="20"/>tok = </text:span><text:span text:style-name="T19">TOKEN</text:span><text:span text:style-name="T13">.TOK_SUB;</text:span></text:p>
            <text:p text:style-name="P15"><text:s text:c="20"/>index++;</text:p>
            <text:p text:style-name="P401"><text:span text:style-name="T13"><text:s text:c="20"/></text:span><text:span text:style-name="T16">break</text:span><text:span text:style-name="T13">;</text:span></text:p>
            <text:p text:style-name="P401"><text:span text:style-name="T13"><text:s text:c="16"/></text:span><text:span text:style-name="T16">case</text:span><text:span text:style-name="T13"> </text:span><text:span text:style-name="T28">'/'</text:span><text:span text:style-name="T13">:</text:span></text:p>
            <text:p text:style-name="P401"><text:span text:style-name="T13"><text:s text:c="20"/>tok = </text:span><text:span text:style-name="T19">TOKEN</text:span><text:span text:style-name="T13">.TOK_DIV;</text:span></text:p>
            <text:p text:style-name="P15"><text:s text:c="20"/>index++;</text:p>
            <text:p text:style-name="P401"><text:span text:style-name="T13"><text:s text:c="20"/></text:span><text:span text:style-name="T16">break</text:span><text:span text:style-name="T13">;</text:span></text:p>
            <text:p text:style-name="P401"><text:span text:style-name="T13"><text:s text:c="16"/></text:span><text:span text:style-name="T16">case</text:span><text:span text:style-name="T13"> </text:span><text:span text:style-name="T28">'*'</text:span><text:span text:style-name="T13">:</text:span></text:p>
            <text:p text:style-name="P401"><text:span text:style-name="T13"><text:s text:c="20"/>tok = </text:span><text:span text:style-name="T19">TOKEN</text:span><text:span text:style-name="T13">.TOK_MUL;</text:span></text:p>
            <text:p text:style-name="P15"><text:s text:c="20"/>index++;</text:p>
            <text:p text:style-name="P401"><text:span text:style-name="T13"><text:s text:c="20"/></text:span><text:span text:style-name="T16">break</text:span><text:span text:style-name="T13">;</text:span></text:p>
            <text:p text:style-name="P401"><text:span text:style-name="T13"><text:s text:c="16"/></text:span><text:span text:style-name="T16">case</text:span><text:span text:style-name="T13"> </text:span><text:span text:style-name="T28">'('</text:span><text:span text:style-name="T13">:</text:span></text:p>
            <text:p text:style-name="P401"><text:span text:style-name="T13"><text:s text:c="20"/>tok = </text:span><text:span text:style-name="T19">TOKEN</text:span><text:span text:style-name="T13">.TOK_OPAREN;</text:span></text:p>
            <text:p text:style-name="P15"><text:s text:c="20"/>index++;</text:p>
            <text:p text:style-name="P401"><text:span text:style-name="T13"><text:s text:c="20"/></text:span><text:span text:style-name="T16">break</text:span><text:span text:style-name="T13">;</text:span></text:p>
            <text:p text:style-name="P401"><text:span text:style-name="T13"><text:s text:c="16"/></text:span><text:span text:style-name="T16">case</text:span><text:span text:style-name="T13"> </text:span><text:span text:style-name="T28">')'</text:span><text:span text:style-name="T13">:</text:span></text:p>
            <text:p text:style-name="P401"><text:span text:style-name="T13"><text:s text:c="20"/>tok = </text:span><text:span text:style-name="T19">TOKEN</text:span><text:span text:style-name="T13">.TOK_CPAREN;</text:span></text:p>
            <text:p text:style-name="P15"><text:s text:c="20"/>index++;</text:p>
            <text:p text:style-name="P401"><text:span text:style-name="T13"><text:s text:c="20"/></text:span><text:span text:style-name="T16">break</text:span><text:span text:style-name="T13">;</text:span></text:p>
            <text:p text:style-name="P401"><text:span text:style-name="T13"><text:s text:c="16"/></text:span><text:span text:style-name="T16">case</text:span><text:span text:style-name="T13"> </text:span><text:span text:style-name="T28">'0'</text:span><text:span text:style-name="T13">:</text:span></text:p>
            <text:p text:style-name="P401"><text:span text:style-name="T13"><text:s text:c="16"/></text:span><text:span text:style-name="T16">case</text:span><text:span text:style-name="T13"> </text:span><text:span text:style-name="T28">'1'</text:span><text:span text:style-name="T13">:</text:span></text:p>
            <text:p text:style-name="P401"><text:span text:style-name="T13"><text:s text:c="16"/></text:span><text:span text:style-name="T16">case</text:span><text:span text:style-name="T13"> </text:span><text:span text:style-name="T28">'2'</text:span><text:span text:style-name="T13">:</text:span></text:p>
            <text:p text:style-name="P401"><text:span text:style-name="T13"><text:s text:c="16"/></text:span><text:span text:style-name="T16">case</text:span><text:span text:style-name="T13"> </text:span><text:span text:style-name="T28">'3'</text:span><text:span text:style-name="T13">:</text:span></text:p>
            <text:p text:style-name="P401"><text:span text:style-name="T13"><text:s text:c="16"/></text:span><text:span text:style-name="T16">case</text:span><text:span text:style-name="T13"> </text:span><text:span text:style-name="T28">'4'</text:span><text:span text:style-name="T13">:</text:span></text:p>
            <text:p text:style-name="P401"><text:span text:style-name="T13"><text:s text:c="16"/></text:span><text:span text:style-name="T16">case</text:span><text:span text:style-name="T13"> </text:span><text:span text:style-name="T28">'5'</text:span><text:span text:style-name="T13">:</text:span></text:p>
            <text:p text:style-name="P401"><text:span text:style-name="T13"><text:s text:c="16"/></text:span><text:span text:style-name="T16">case</text:span><text:span text:style-name="T13"> </text:span><text:span text:style-name="T28">'6'</text:span><text:span text:style-name="T13">:</text:span></text:p>
            <text:p text:style-name="P401"><text:span text:style-name="T13"><text:s text:c="16"/></text:span><text:span text:style-name="T16">case</text:span><text:span text:style-name="T13"> </text:span><text:span text:style-name="T28">'7'</text:span><text:span text:style-name="T13">:</text:span></text:p>
            <text:p text:style-name="P401"><text:span text:style-name="T13"><text:s text:c="16"/></text:span><text:span text:style-name="T16">case</text:span><text:span text:style-name="T13"> </text:span><text:span text:style-name="T28">'8'</text:span><text:span text:style-name="T13">:</text:span></text:p>
            <text:p text:style-name="P401"><text:span text:style-name="T13"><text:s text:c="16"/></text:span><text:span text:style-name="T16">case</text:span><text:span text:style-name="T13"> </text:span><text:span text:style-name="T28">'9'</text:span><text:span text:style-name="T13">:</text:span></text:p>
            <text:p text:style-name="P15"><text:s text:c="20"/>{</text:p>
            <text:p text:style-name="P401"><text:span text:style-name="T13"><text:s text:c="24"/></text:span><text:span text:style-name="T19">String</text:span><text:span text:style-name="T13"> str = </text:span><text:span text:style-name="T28">""</text:span><text:span text:style-name="T13">;</text:span></text:p>
            <text:p text:style-name="P401"><text:span text:style-name="T13"><text:s text:c="24"/></text:span><text:span text:style-name="T16">while</text:span><text:span text:style-name="T13"> (index &lt; length &amp;&amp;</text:span></text:p>
            <text:p text:style-name="P401"><text:span text:style-name="T13"><text:s text:c="24"/>(IExpr[index] == </text:span><text:span text:style-name="T28">'0'</text:span><text:span text:style-name="T13"> ||</text:span></text:p>
            <text:p text:style-name="P401"><text:span text:style-name="T13"><text:s text:c="24"/>IExpr[index] == </text:span><text:span text:style-name="T28">'1'</text:span><text:span text:style-name="T13"> ||</text:span></text:p>
            <text:p text:style-name="P401"><text:span text:style-name="T13"><text:s text:c="24"/>IExpr[index] == </text:span><text:span text:style-name="T28">'2'</text:span><text:span text:style-name="T13"> ||</text:span></text:p>
            <text:p text:style-name="P401"><text:span text:style-name="T13"><text:s text:c="24"/>IExpr[index] == </text:span><text:span text:style-name="T28">'3'</text:span><text:span text:style-name="T13"> ||</text:span></text:p>
            <text:p text:style-name="P401"><text:span text:style-name="T13"><text:s text:c="24"/>IExpr[index] == </text:span><text:span text:style-name="T28">'4'</text:span><text:span text:style-name="T13"> ||</text:span></text:p>
            <text:p text:style-name="P401"><text:span text:style-name="T13"><text:s text:c="24"/>IExpr[index] == </text:span><text:span text:style-name="T28">'5'</text:span><text:span text:style-name="T13"> ||</text:span></text:p>
            <text:p text:style-name="P401"><text:span text:style-name="T13"><text:s text:c="24"/>IExpr[index] == </text:span><text:span text:style-name="T28">'6'</text:span><text:span text:style-name="T13"> ||</text:span></text:p>
            <text:p text:style-name="P401"><text:soft-page-break/><text:span text:style-name="T13"><text:s text:c="24"/>IExpr[index] == </text:span><text:span text:style-name="T28">'7'</text:span><text:span text:style-name="T13"> ||</text:span></text:p>
            <text:p text:style-name="P401"><text:span text:style-name="T13"><text:s text:c="24"/>IExpr[index] == </text:span><text:span text:style-name="T28">'8'</text:span><text:span text:style-name="T13"> ||</text:span></text:p>
            <text:p text:style-name="P401"><text:span text:style-name="T13"><text:s text:c="24"/>IExpr[index] == </text:span><text:span text:style-name="T28">'9'</text:span><text:span text:style-name="T13">))</text:span></text:p>
            <text:p text:style-name="P15"><text:s text:c="24"/>{</text:p>
            <text:p text:style-name="P401"><text:span text:style-name="T13"><text:s text:c="28"/>str += </text:span><text:span text:style-name="T19">Convert</text:span><text:span text:style-name="T13">.ToString(IExpr[index]);</text:span></text:p>
            <text:p text:style-name="P15"><text:s text:c="28"/>index++;</text:p>
            <text:p text:style-name="P15"><text:s text:c="24"/>}</text:p>
            <text:p text:style-name="P401"><text:span text:style-name="T13"><text:s text:c="24"/>number = </text:span><text:span text:style-name="T19">Convert</text:span><text:span text:style-name="T13">.ToDouble(str);</text:span></text:p>
            <text:p text:style-name="P401"><text:span text:style-name="T13"><text:s text:c="24"/>tok = </text:span><text:span text:style-name="T19">TOKEN</text:span><text:span text:style-name="T13">.TOK_DOUBLE;</text:span></text:p>
            <text:p text:style-name="P15"><text:s text:c="20"/>}</text:p>
            <text:p text:style-name="P401"><text:span text:style-name="T13"><text:s text:c="20"/></text:span><text:span text:style-name="T16">break</text:span><text:span text:style-name="T13">;</text:span></text:p>
            <text:p text:style-name="P401"><text:span text:style-name="T13"><text:s text:c="16"/></text:span><text:span text:style-name="T16">default</text:span><text:span text:style-name="T13">:</text:span></text:p>
            <text:p text:style-name="P401"><text:span text:style-name="T13"><text:s text:c="20"/></text:span><text:span text:style-name="T19">Console</text:span><text:span text:style-name="T13">.WriteLine(</text:span><text:span text:style-name="T28">"Error While Analyzing Tokens"</text:span><text:span text:style-name="T13">);</text:span></text:p>
            <text:p text:style-name="P401"><text:span text:style-name="T13"><text:s text:c="20"/></text:span><text:span text:style-name="T16">throw</text:span><text:span text:style-name="T13"> </text:span><text:span text:style-name="T16">new</text:span><text:span text:style-name="T13"> </text:span><text:span text:style-name="T19">Exception</text:span><text:span text:style-name="T13">();</text:span></text:p>
            <text:p text:style-name="P15"><text:s text:c="12"/>}</text:p>
            <text:p text:style-name="P401"><text:span text:style-name="T13"><text:s text:c="12"/></text:span><text:span text:style-name="T16">return</text:span><text:span text:style-name="T13"> tok;</text:span></text:p>
            <text:p text:style-name="P15"><text:s text:c="8"/>}</text:p>
            <text:p text:style-name="P401"><text:span text:style-name="T13"><text:s text:c="8"/></text:span><text:span text:style-name="T16">public</text:span><text:span text:style-name="T13"> </text:span><text:span text:style-name="T16">double</text:span><text:span text:style-name="T13"> GetNumber() { </text:span><text:span text:style-name="T16">return</text:span><text:span text:style-name="T13"> number; }</text:span></text:p>
            <text:p text:style-name="P15"><text:s text:c="4"/>}</text:p>
            <text:p text:style-name="P15">}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41"/>Recursive Descent Parsing </text:p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337">////////////////////////////////////////////////////////</text:p>
            <text:p text:style-name="P337">//</text:p>
            <text:p text:style-name="P337">// <text:s/>This software is released as per the clauses of MIT License</text:p>
            <text:p text:style-name="P337">//</text:p>
            <text:p text:style-name="P337">// </text:p>
            <text:p text:style-name="P337">// <text:s/>The MIT License</text:p>
            <text:p text:style-name="P337">//</text:p>
            <text:p text:style-name="P337">// <text:s/>Copyright (c) 2010, Praseed Pai K.T.</text:p>
            <text:p text:style-name="P337">// <text:s text:c="21"/>http://praseedp.blogspot.com</text:p>
            <text:p text:style-name="P337">// <text:s text:c="21"/>praseedp@yahoo.com <text:s/></text:p>
            <text:p text:style-name="P337">//</text:p>
            <text:p text:style-name="P337">// Permission is hereby granted, free of charge, to any person obtaining a copy</text:p>
            <text:p text:style-name="P337">// of this software and associated documentation files (the "Software"), to deal</text:p>
            <text:p text:style-name="P337">// in the Software without restriction, including without limitation the rights</text:p>
            <text:p text:style-name="P337">// to use, copy, modify, merge, publish, distribute, sublicense, and/or sell</text:p>
            <text:p text:style-name="P337">// copies of the Software, and to permit persons to whom the Software is</text:p>
            <text:p text:style-name="P337">// furnished to do so, subject to the following conditions:</text:p>
            <text:p text:style-name="P337">// The above copyright notice and this permission notice shall be included in</text:p>
            <text:p text:style-name="P337">// all copies or substantial portions of the Software.</text:p>
            <text:p text:style-name="P337">//</text:p>
            <text:p text:style-name="P337">// THE SOFTWARE IS PROVIDED "AS IS", WITHOUT WARRANTY OF ANY KIND, EXPRESS OR</text:p>
            <text:p text:style-name="P337">// IMPLIED, INCLUDING BUT NOT LIMITED TO THE WARRANTIES OF MERCHANTABILITY,</text:p>
            <text:p text:style-name="P337">// FITNESS FOR A PARTICULAR PURPOSE AND NONINFRINGEMENT. IN NO EVENT SHALL THE</text:p>
            <text:p text:style-name="P337">// AUTHORS OR COPYRIGHT HOLDERS BE LIABLE FOR ANY CLAIM, DAMAGES OR OTHER</text:p>
            <text:p text:style-name="P337">// LIABILITY, WHETHER IN AN ACTION OF CONTRACT, TORT OR OTHERWISE, ARISING FROM,</text:p>
            <text:p text:style-name="P337">// OUT OF OR IN CONNECTION WITH THE SOFTWARE OR THE USE OR OTHER DEALINGS IN</text:p>
            <text:p text:style-name="P337">// THE SOFTWARE.</text:p>
            <text:p text:style-name="P337">//</text:p>
            <text:p text:style-name="P337">//</text:p>
            <text:p text:style-name="P401"><text:span text:style-name="T16">using</text:span><text:span text:style-name="T13"> System;</text:span></text:p>
            <text:p text:style-name="P401"><text:span text:style-name="T16">using</text:span><text:span text:style-name="T13"> System.Collections.Generic;</text:span></text:p>
            <text:p text:style-name="P401"><text:soft-page-break/><text:span text:style-name="T16">using</text:span><text:span text:style-name="T13"> System.Linq;</text:span></text:p>
            <text:p text:style-name="P401"><text:span text:style-name="T16">using</text:span><text:span text:style-name="T13"> System.Text;</text:span></text:p>
            <text:p text:style-name="P15"/>
            <text:p text:style-name="P401"><text:span text:style-name="T16">namespace</text:span><text:span text:style-name="T13"> SLANG_DOT_NET</text:span></text:p>
            <text:p text:style-name="P15">{</text:p>
            <text:p text:style-name="P401"><text:span text:style-name="T13"><text:s text:c="4"/></text:span><text:span text:style-name="T5">///</text:span><text:span text:style-name="T9"> </text:span><text:span text:style-name="T5">&lt;summary&gt;</text:span></text:p>
            <text:p text:style-name="P401"><text:span text:style-name="T13"><text:s text:c="4"/></text:span><text:span text:style-name="T5">///</text:span><text:span text:style-name="T9"> </text:span></text:p>
            <text:p text:style-name="P401"><text:span text:style-name="T13"><text:s text:c="4"/></text:span><text:span text:style-name="T5">///</text:span><text:span text:style-name="T9"> </text:span><text:span text:style-name="T5">&lt;/summary&gt;</text:span></text:p>
            <text:p text:style-name="P401"><text:span text:style-name="T13"><text:s text:c="4"/></text:span><text:span text:style-name="T16">public</text:span><text:span text:style-name="T13"> </text:span><text:span text:style-name="T16">class</text:span><text:span text:style-name="T13"> </text:span><text:span text:style-name="T19">RDParser</text:span><text:span text:style-name="T13"> : </text:span><text:span text:style-name="T19">Lexer</text:span></text:p>
            <text:p text:style-name="P15"><text:s text:c="4"/>{</text:p>
            <text:p text:style-name="P401"><text:span text:style-name="T13"><text:s text:c="8"/></text:span><text:span text:style-name="T19">TOKEN</text:span><text:span text:style-name="T13"> Current_Token;</text:span></text:p>
            <text:p text:style-name="P15"/>
            <text:p text:style-name="P15"/>
            <text:p text:style-name="P401"><text:span text:style-name="T13"><text:s text:c="8"/></text:span><text:span text:style-name="T16">public</text:span><text:span text:style-name="T13"> RDParser(</text:span><text:span text:style-name="T19">String</text:span><text:span text:style-name="T13"> str)</text:span></text:p>
            <text:p text:style-name="P401"><text:span text:style-name="T13"><text:s text:c="12"/>: </text:span><text:span text:style-name="T16">base</text:span><text:span text:style-name="T13">(str)</text:span></text:p>
            <text:p text:style-name="P15"><text:s text:c="8"/>{</text:p>
            <text:p text:style-name="P15"/>
            <text:p text:style-name="P15"/>
            <text:p text:style-name="P15"><text:s text:c="8"/>}</text:p>
            <text:p text:style-name="P15"/>
            <text:p text:style-name="P401"><text:span text:style-name="T13"><text:s text:c="8"/></text:span><text:span text:style-name="T5">///</text:span><text:span text:style-name="T9"> </text:span><text:span text:style-name="T5">&lt;summary&gt;</text:span></text:p>
            <text:p text:style-name="P401"><text:span text:style-name="T13"><text:s text:c="8"/></text:span><text:span text:style-name="T5">///</text:span><text:span text:style-name="T9"> <text:s text:c="5"/></text:span></text:p>
            <text:p text:style-name="P401"><text:span text:style-name="T13"><text:s text:c="8"/></text:span><text:span text:style-name="T5">///</text:span><text:span text:style-name="T9"> </text:span><text:span text:style-name="T5">&lt;/summary&gt;</text:span></text:p>
            <text:p text:style-name="P401"><text:span text:style-name="T13"><text:s text:c="8"/></text:span><text:span text:style-name="T5">///</text:span><text:span text:style-name="T9"> </text:span><text:span text:style-name="T5">&lt;returns&gt;&lt;/returns&gt;</text:span></text:p>
            <text:p text:style-name="P401"><text:span text:style-name="T13"><text:s text:c="8"/></text:span><text:span text:style-name="T16">public</text:span><text:span text:style-name="T13"> </text:span><text:span text:style-name="T19">Exp</text:span><text:span text:style-name="T13"> CallExpr()</text:span></text:p>
            <text:p text:style-name="P15"><text:s text:c="8"/>{</text:p>
            <text:p text:style-name="P15"><text:s text:c="12"/>Current_Token = GetToken();</text:p>
            <text:p text:style-name="P401"><text:span text:style-name="T13"><text:s text:c="12"/></text:span><text:span text:style-name="T16">return</text:span><text:span text:style-name="T13"> Expr();</text:span></text:p>
            <text:p text:style-name="P15"><text:s text:c="8"/>}</text:p>
            <text:p text:style-name="P15"/>
            <text:p text:style-name="P401"><text:span text:style-name="T13"><text:s text:c="8"/></text:span><text:span text:style-name="T5">///</text:span><text:span text:style-name="T9"> </text:span><text:span text:style-name="T5">&lt;summary&gt;</text:span></text:p>
            <text:p text:style-name="P401"><text:span text:style-name="T13"><text:s text:c="8"/></text:span><text:span text:style-name="T5">///</text:span><text:span text:style-name="T9"> </text:span></text:p>
            <text:p text:style-name="P401"><text:span text:style-name="T13"><text:s text:c="8"/></text:span><text:span text:style-name="T5">///</text:span><text:span text:style-name="T9"> </text:span><text:span text:style-name="T5">&lt;/summary&gt;</text:span></text:p>
            <text:p text:style-name="P401"><text:span text:style-name="T13"><text:s text:c="8"/></text:span><text:span text:style-name="T5">///</text:span><text:span text:style-name="T9"> </text:span><text:span text:style-name="T5">&lt;returns&gt;&lt;/returns&gt;</text:span></text:p>
            <text:p text:style-name="P401"><text:span text:style-name="T13"><text:s text:c="8"/></text:span><text:span text:style-name="T16">public</text:span><text:span text:style-name="T13"> </text:span><text:span text:style-name="T19">Exp</text:span><text:span text:style-name="T13"> Expr()</text:span></text:p>
            <text:p text:style-name="P15"><text:s text:c="8"/>{</text:p>
            <text:p text:style-name="P401"><text:span text:style-name="T13"><text:s text:c="12"/></text:span><text:span text:style-name="T19">TOKEN</text:span><text:span text:style-name="T13"> l_token;</text:span></text:p>
            <text:p text:style-name="P401"><text:span text:style-name="T13"><text:s text:c="12"/></text:span><text:span text:style-name="T19">Exp</text:span><text:span text:style-name="T13"> RetValue = Term();</text:span></text:p>
            <text:p text:style-name="P401"><text:span text:style-name="T13"><text:s text:c="12"/></text:span><text:span text:style-name="T16">while</text:span><text:span text:style-name="T13"> (Current_Token == </text:span><text:span text:style-name="T19">TOKEN</text:span><text:span text:style-name="T13">.TOK_PLUS || Current_Token == </text:span><text:soft-page-break/><text:span text:style-name="T19">TOKEN</text:span><text:span text:style-name="T13">.TOK_SUB)</text:span></text:p>
            <text:p text:style-name="P15"><text:s text:c="12"/>{</text:p>
            <text:p text:style-name="P15"><text:s text:c="16"/>l_token = Current_Token;</text:p>
            <text:p text:style-name="P15"><text:s text:c="16"/>Current_Token = GetToken();</text:p>
            <text:p text:style-name="P401"><text:span text:style-name="T13"><text:s text:c="16"/></text:span><text:span text:style-name="T19">Exp</text:span><text:span text:style-name="T13"> e1 = Expr();</text:span></text:p>
            <text:p text:style-name="P401"><text:span text:style-name="T13"><text:s text:c="16"/>RetValue = </text:span><text:span text:style-name="T16">new</text:span><text:span text:style-name="T13"> </text:span><text:span text:style-name="T19">BinaryExp</text:span><text:span text:style-name="T13">(RetValue, e1,</text:span></text:p>
            <text:p text:style-name="P401"><text:span text:style-name="T13"><text:s text:c="20"/>l_token == </text:span><text:span text:style-name="T19">TOKEN</text:span><text:span text:style-name="T13">.TOK_PLUS ? </text:span><text:span text:style-name="T19">OPERATOR</text:span><text:span text:style-name="T13">.PLUS : </text:span><text:span text:style-name="T19">OPERATOR</text:span><text:span text:style-name="T13">.MINUS);</text:span></text:p>
            <text:p text:style-name="P15"/>
            <text:p text:style-name="P15"><text:s text:c="12"/>}</text:p>
            <text:p text:style-name="P15"/>
            <text:p text:style-name="P401"><text:span text:style-name="T13"><text:s text:c="12"/></text:span><text:span text:style-name="T16">return</text:span><text:span text:style-name="T13"> RetValue;</text:span></text:p>
            <text:p text:style-name="P15"/>
            <text:p text:style-name="P15"><text:s text:c="8"/>}</text:p>
            <text:p text:style-name="P401"><text:span text:style-name="T13"><text:s text:c="8"/></text:span><text:span text:style-name="T5">///</text:span><text:span text:style-name="T9"> </text:span><text:span text:style-name="T5">&lt;summary&gt;</text:span></text:p>
            <text:p text:style-name="P401"><text:span text:style-name="T13"><text:s text:c="8"/></text:span><text:span text:style-name="T5">///</text:span><text:span text:style-name="T9"> </text:span></text:p>
            <text:p text:style-name="P401"><text:span text:style-name="T13"><text:s text:c="8"/></text:span><text:span text:style-name="T5">///</text:span><text:span text:style-name="T9"> </text:span><text:span text:style-name="T5">&lt;/summary&gt;</text:span></text:p>
            <text:p text:style-name="P401"><text:span text:style-name="T13"><text:s text:c="8"/></text:span><text:span text:style-name="T16">public</text:span><text:span text:style-name="T13"> </text:span><text:span text:style-name="T19">Exp</text:span><text:span text:style-name="T13"> Term()</text:span></text:p>
            <text:p text:style-name="P15"><text:s text:c="8"/>{</text:p>
            <text:p text:style-name="P401"><text:span text:style-name="T13"><text:s text:c="12"/></text:span><text:span text:style-name="T19">TOKEN</text:span><text:span text:style-name="T13"> l_token;</text:span></text:p>
            <text:p text:style-name="P401"><text:span text:style-name="T13"><text:s text:c="12"/></text:span><text:span text:style-name="T19">Exp</text:span><text:span text:style-name="T13"> RetValue = Factor();</text:span></text:p>
            <text:p text:style-name="P15"/>
            <text:p text:style-name="P401"><text:span text:style-name="T13"><text:s text:c="12"/></text:span><text:span text:style-name="T16">while</text:span><text:span text:style-name="T13"> (Current_Token == </text:span><text:span text:style-name="T19">TOKEN</text:span><text:span text:style-name="T13">.TOK_MUL || Current_Token == </text:span><text:span text:style-name="T19">TOKEN</text:span><text:span text:style-name="T13">.TOK_DIV)</text:span></text:p>
            <text:p text:style-name="P15"><text:s text:c="12"/>{</text:p>
            <text:p text:style-name="P15"><text:s text:c="16"/>l_token = Current_Token;</text:p>
            <text:p text:style-name="P15"><text:s text:c="16"/>Current_Token = GetToken();</text:p>
            <text:p text:style-name="P15"/>
            <text:p text:style-name="P15"/>
            <text:p text:style-name="P401"><text:span text:style-name="T13"><text:s text:c="16"/></text:span><text:span text:style-name="T19">Exp</text:span><text:span text:style-name="T13"> e1 = Term();</text:span></text:p>
            <text:p text:style-name="P401"><text:span text:style-name="T13"><text:s text:c="16"/>RetValue = </text:span><text:span text:style-name="T16">new</text:span><text:span text:style-name="T13"> </text:span><text:span text:style-name="T19">BinaryExp</text:span><text:span text:style-name="T13">(RetValue, e1,</text:span></text:p>
            <text:p text:style-name="P401"><text:span text:style-name="T13"><text:s text:c="20"/>l_token == </text:span><text:span text:style-name="T19">TOKEN</text:span><text:span text:style-name="T13">.TOK_MUL ? </text:span><text:span text:style-name="T19">OPERATOR</text:span><text:span text:style-name="T13">.MUL : </text:span><text:span text:style-name="T19">OPERATOR</text:span><text:span text:style-name="T13">.DIV);</text:span></text:p>
            <text:p text:style-name="P15"/>
            <text:p text:style-name="P15"><text:s text:c="12"/>}</text:p>
            <text:p text:style-name="P15"/>
            <text:p text:style-name="P401"><text:span text:style-name="T13"><text:s text:c="12"/></text:span><text:span text:style-name="T16">return</text:span><text:span text:style-name="T13"> RetValue;</text:span></text:p>
            <text:p text:style-name="P15"><text:s text:c="8"/>}</text:p>
            <text:p text:style-name="P15"/>
            <text:p text:style-name="P401"><text:soft-page-break/><text:span text:style-name="T13"><text:s text:c="8"/></text:span><text:span text:style-name="T5">///</text:span><text:span text:style-name="T9"> </text:span><text:span text:style-name="T5">&lt;summary&gt;</text:span></text:p>
            <text:p text:style-name="P401"><text:span text:style-name="T13"><text:s text:c="8"/></text:span><text:span text:style-name="T5">///</text:span><text:span text:style-name="T9"> <text:s text:c="3"/></text:span></text:p>
            <text:p text:style-name="P401"><text:span text:style-name="T13"><text:s text:c="8"/></text:span><text:span text:style-name="T5">///</text:span><text:span text:style-name="T9"> </text:span><text:span text:style-name="T5">&lt;/summary&gt;</text:span></text:p>
            <text:p text:style-name="P401"><text:span text:style-name="T13"><text:s text:c="8"/></text:span><text:span text:style-name="T16">public</text:span><text:span text:style-name="T13"> </text:span><text:span text:style-name="T19">Exp</text:span><text:span text:style-name="T13"> Factor()</text:span></text:p>
            <text:p text:style-name="P15"><text:s text:c="8"/>{</text:p>
            <text:p text:style-name="P401"><text:span text:style-name="T13"><text:s text:c="12"/></text:span><text:span text:style-name="T19">TOKEN</text:span><text:span text:style-name="T13"> l_token;</text:span></text:p>
            <text:p text:style-name="P401"><text:span text:style-name="T13"><text:s text:c="12"/></text:span><text:span text:style-name="T19">Exp</text:span><text:span text:style-name="T13"> RetValue = </text:span><text:span text:style-name="T16">null</text:span><text:span text:style-name="T13">;</text:span></text:p>
            <text:p text:style-name="P401"><text:span text:style-name="T13"><text:s text:c="12"/></text:span><text:span text:style-name="T16">if</text:span><text:span text:style-name="T13"> (Current_Token == </text:span><text:span text:style-name="T19">TOKEN</text:span><text:span text:style-name="T13">.TOK_DOUBLE)</text:span></text:p>
            <text:p text:style-name="P15"><text:s text:c="12"/>{</text:p>
            <text:p text:style-name="P15"/>
            <text:p text:style-name="P401"><text:span text:style-name="T13"><text:s text:c="16"/>RetValue = </text:span><text:span text:style-name="T16">new</text:span><text:span text:style-name="T13"> </text:span><text:span text:style-name="T19">NumericConstant</text:span><text:span text:style-name="T13">(GetNumber());</text:span></text:p>
            <text:p text:style-name="P15"><text:s text:c="16"/>Current_Token = GetToken();</text:p>
            <text:p text:style-name="P15"/>
            <text:p text:style-name="P15"><text:s text:c="12"/>}</text:p>
            <text:p text:style-name="P401"><text:span text:style-name="T13"><text:s text:c="12"/></text:span><text:span text:style-name="T16">else</text:span><text:span text:style-name="T13"> </text:span><text:span text:style-name="T16">if</text:span><text:span text:style-name="T13"> (Current_Token == </text:span><text:span text:style-name="T19">TOKEN</text:span><text:span text:style-name="T13">.TOK_OPAREN)</text:span></text:p>
            <text:p text:style-name="P15"><text:s text:c="12"/>{</text:p>
            <text:p text:style-name="P15"/>
            <text:p text:style-name="P15"><text:s text:c="16"/>Current_Token = GetToken();</text:p>
            <text:p text:style-name="P15"/>
            <text:p text:style-name="P401"><text:span text:style-name="T13"><text:s text:c="16"/>RetValue = Expr(); <text:s/></text:span><text:span text:style-name="T9">// Recurse</text:span></text:p>
            <text:p text:style-name="P337"/>
            <text:p text:style-name="P401"><text:span text:style-name="T13"><text:s text:c="16"/></text:span><text:span text:style-name="T16">if</text:span><text:span text:style-name="T13"> (Current_Token != </text:span><text:span text:style-name="T19">TOKEN</text:span><text:span text:style-name="T13">.TOK_CPAREN)</text:span></text:p>
            <text:p text:style-name="P15"><text:s text:c="16"/>{</text:p>
            <text:p text:style-name="P401"><text:span text:style-name="T13"><text:s text:c="20"/></text:span><text:span text:style-name="T19">Console</text:span><text:span text:style-name="T13">.WriteLine(</text:span><text:span text:style-name="T28">"Missing Closing Parenthesis\n"</text:span><text:span text:style-name="T13">);</text:span></text:p>
            <text:p text:style-name="P401"><text:span text:style-name="T13"><text:s text:c="20"/></text:span><text:span text:style-name="T16">throw</text:span><text:span text:style-name="T13"> </text:span><text:span text:style-name="T16">new</text:span><text:span text:style-name="T13"> </text:span><text:span text:style-name="T19">Exception</text:span><text:span text:style-name="T13">();</text:span></text:p>
            <text:p text:style-name="P15"/>
            <text:p text:style-name="P15"><text:s text:c="16"/>}</text:p>
            <text:p text:style-name="P15"><text:s text:c="16"/>Current_Token = GetToken();</text:p>
            <text:p text:style-name="P15"><text:s text:c="12"/>}</text:p>
            <text:p text:style-name="P15"/>
            <text:p text:style-name="P401"><text:span text:style-name="T13"><text:s text:c="12"/></text:span><text:span text:style-name="T16">else</text:span><text:span text:style-name="T13"> </text:span><text:span text:style-name="T16">if</text:span><text:span text:style-name="T13"> (Current_Token == </text:span><text:span text:style-name="T19">TOKEN</text:span><text:span text:style-name="T13">.TOK_PLUS || Current_Token == </text:span><text:span text:style-name="T19">TOKEN</text:span><text:span text:style-name="T13">.TOK_SUB)</text:span></text:p>
            <text:p text:style-name="P15"><text:s text:c="12"/>{</text:p>
            <text:p text:style-name="P15"><text:s text:c="16"/>l_token = Current_Token;</text:p>
            <text:p text:style-name="P15"><text:s text:c="16"/>Current_Token = GetToken();</text:p>
            <text:p text:style-name="P15"><text:s text:c="16"/>RetValue = Factor();</text:p>
            <text:p text:style-name="P15"/>
            <text:p text:style-name="P401"><text:span text:style-name="T13"><text:s text:c="16"/>RetValue = </text:span><text:span text:style-name="T16">new</text:span><text:span text:style-name="T13"> </text:span><text:span text:style-name="T19">UnaryExp</text:span><text:span text:style-name="T13">(RetValue,</text:span></text:p>
            <text:p text:style-name="P401"><text:span text:style-name="T13"><text:s text:c="21"/>l_token == </text:span><text:span text:style-name="T19">TOKEN</text:span><text:span text:style-name="T13">.TOK_PLUS ? </text:span><text:span text:style-name="T19">OPERATOR</text:span><text:span text:style-name="T13">.PLUS : </text:span><text:soft-page-break/><text:span text:style-name="T19">OPERATOR</text:span><text:span text:style-name="T13">.MINUS);</text:span></text:p>
            <text:p text:style-name="P15"><text:s text:c="12"/>}</text:p>
            <text:p text:style-name="P401"><text:span text:style-name="T13"><text:s text:c="12"/></text:span><text:span text:style-name="T16">else</text:span></text:p>
            <text:p text:style-name="P15"><text:s text:c="12"/>{</text:p>
            <text:p text:style-name="P15"/>
            <text:p text:style-name="P401"><text:span text:style-name="T13"><text:s text:c="16"/></text:span><text:span text:style-name="T19">Console</text:span><text:span text:style-name="T13">.WriteLine(</text:span><text:span text:style-name="T28">"Illegal Token"</text:span><text:span text:style-name="T13">);</text:span></text:p>
            <text:p text:style-name="P401"><text:span text:style-name="T13"><text:s text:c="16"/></text:span><text:span text:style-name="T16">throw</text:span><text:span text:style-name="T13"> </text:span><text:span text:style-name="T16">new</text:span><text:span text:style-name="T13"> </text:span><text:span text:style-name="T19">Exception</text:span><text:span text:style-name="T13">();</text:span></text:p>
            <text:p text:style-name="P15"><text:s text:c="12"/>}</text:p>
            <text:p text:style-name="P15"/>
            <text:p text:style-name="P15"/>
            <text:p text:style-name="P401"><text:span text:style-name="T13"><text:s text:c="12"/></text:span><text:span text:style-name="T16">return</text:span><text:span text:style-name="T13"> RetValue;</text:span></text:p>
            <text:p text:style-name="P15"/>
            <text:p text:style-name="P15"><text:s text:c="8"/>}</text:p>
            <text:p text:style-name="P15"/>
            <text:p text:style-name="P15"/>
            <text:p text:style-name="P15"/>
            <text:p text:style-name="P15"/>
            <text:p text:style-name="P15"/>
            <text:p text:style-name="P15"><text:s text:c="4"/>}</text:p>
            <text:p text:style-name="P15">}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65"/><text:span text:style-name="T22"><text:s/>Calling Routine</text:span></text:p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P401"><text:span text:style-name="T16">using</text:span><text:span text:style-name="T13"> System;</text:span></text:p>
            <text:p text:style-name="P401"><text:span text:style-name="T16">using</text:span><text:span text:style-name="T13"> System.Collections.Generic;</text:span></text:p>
            <text:p text:style-name="P401"><text:span text:style-name="T16">using</text:span><text:span text:style-name="T13"> System.Linq;</text:span></text:p>
            <text:p text:style-name="P401"><text:span text:style-name="T16">using</text:span><text:span text:style-name="T13"> System.Text;</text:span></text:p>
            <text:p text:style-name="P401"><text:span text:style-name="T16">using</text:span><text:span text:style-name="T13"> SLANG_DOT_NET;</text:span></text:p>
            <text:p text:style-name="P15"/>
            <text:p text:style-name="P401"><text:span text:style-name="T16">namespace</text:span><text:span text:style-name="T13"> CallSLANG</text:span></text:p>
            <text:p text:style-name="P15">{</text:p>
            <text:p text:style-name="P401"><text:span text:style-name="T13"><text:s text:c="4"/></text:span><text:span text:style-name="T16">class</text:span><text:span text:style-name="T13"> </text:span><text:span text:style-name="T19">Program</text:span></text:p>
            <text:p text:style-name="P15"><text:s text:c="4"/>{</text:p>
            <text:p text:style-name="P401"><text:span text:style-name="T13"><text:s text:c="8"/></text:span><text:span text:style-name="T16">static</text:span><text:span text:style-name="T13"> </text:span><text:span text:style-name="T16">void</text:span><text:span text:style-name="T13"> Main(</text:span><text:span text:style-name="T16">string</text:span><text:span text:style-name="T13">[] args)</text:span></text:p>
            <text:p text:style-name="P15"><text:s text:c="8"/>{</text:p>
            <text:p text:style-name="P401"><text:span text:style-name="T13"><text:s text:c="12"/></text:span><text:span text:style-name="T19">ExpressionBuilder</text:span><text:span text:style-name="T13"> b = </text:span><text:span text:style-name="T16">new</text:span><text:span text:style-name="T13"> </text:span><text:span text:style-name="T19">ExpressionBuilder</text:span><text:span text:style-name="T13">(</text:span><text:span text:style-name="T28">"-2*(3+3)"</text:span><text:span text:style-name="T13">);</text:span></text:p>
            <text:p text:style-name="P401"><text:span text:style-name="T13"><text:s text:c="12"/></text:span><text:span text:style-name="T19">Exp</text:span><text:span text:style-name="T13"> e = b.GetExpression();</text:span></text:p>
            <text:p text:style-name="P401"><text:span text:style-name="T13"><text:s text:c="12"/></text:span><text:span text:style-name="T19">Console</text:span><text:span text:style-name="T13">.WriteLine(e.Evaluate(</text:span><text:span text:style-name="T16">null</text:span><text:span text:style-name="T13">));</text:span></text:p>
            <text:p text:style-name="P15"/>
            <text:p text:style-name="P401"><text:span text:style-name="T13"><text:s text:c="12"/></text:span><text:span text:style-name="T19">Console</text:span><text:span text:style-name="T13">.Read();</text:span></text:p>
            <text:p text:style-name="P15"><text:s text:c="8"/>}</text:p>
            <text:p text:style-name="P15"><text:s text:c="4"/>}</text:p>
            <text:p text:style-name="P401"><text:span text:style-name="T13">}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60"/>CODE GENERATION </text:p>
      <text:p text:style-name="Standard"/>
      <text:p text:style-name="Standard"/>
      <text:p text:style-name="Standard">For BooleanConstant</text:p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P847">public override SYMBOL_INFO Evaluate(RUNTIME_CONTEXT cont)‏</text:p>
            <text:p text:style-name="P847">{</text:p>
            <text:p text:style-name="P853"><text:span text:style-name="T30"><text:s text:c="11"/></text:span><text:tab/><text:span text:style-name="T30">return info;</text:span></text:p>
            <text:p text:style-name="P847">}</text:p>
            <text:p text:style-name="P855"/>
            <text:p text:style-name="P855"/>
            <text:p text:style-name="P847">public override bool Compile( DNET_COMPILATION_CONTEXT cont) {</text:p>
            <text:p text:style-name="P847"><text:s text:c="7"/>cont.CodeOutput.Emit(OpCodes.Ldc_I4,( <text:s text:c="2"/>info.bol_val ) ? 1 : 0 );</text:p>
            <text:p text:style-name="P853"><text:tab/><text:span text:style-name="T30">return true;</text:span></text:p>
            <text:p text:style-name="P847">}</text:p>
            <text:p text:style-name="P855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or String Literal</text:p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858">public override SYMBOL_INFO Evaluate(RUNTIME_CONTEXT cont)‏</text:p>
            <text:p text:style-name="P858">{</text:p>
            <text:p text:style-name="P864"><text:tab/><text:tab/><text:tab/><text:span text:style-name="T31">return info;</text:span></text:p>
            <text:p text:style-name="P858">}</text:p>
            <text:p text:style-name="P867"/>
            <text:p text:style-name="P858">public override bool Compile( DNET_COMPILATION_CONTEXT cont )‏</text:p>
            <text:p text:style-name="P858">{</text:p>
            <text:p text:style-name="P864"><text:tab/><text:span text:style-name="T31">cont.CodeOutput.Emit(OpCodes.Ldc_R8,info.dbl_val);</text:span></text:p>
            <text:p text:style-name="P864"><text:tab/><text:span text:style-name="T31">return true;</text:span></text:p>
            <text:p text:style-name="P858">}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or StringLiteral</text:p>
      <text:p text:style-name="Standard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68">public override bool Compile( DNET_COMPILATION_CONTEXT cont )‏</text:p>
            <text:p text:style-name="P868">{</text:p>
            <text:p text:style-name="P868"><text:s text:c="2"/>cont.CodeOutput.Emit(OpCodes.Ldstr,info.str_val);</text:p>
            <text:p text:style-name="P868"><text:s text:c="2"/>return true;</text:p>
            <text:p text:style-name="P868">}</text:p>
            <text:p text:style-name="P885"/>
            <text:p text:style-name="P868">public override SYMBOL_INFO Evaluate(RUNTIME_CONTEXT cont)‏</text:p>
            <text:p text:style-name="P868">{</text:p>
            <text:p text:style-name="P888"><text:tab/><text:tab/><text:tab/><text:span text:style-name="T32">return info;</text:span></text:p>
            <text:p text:style-name="P868">}</text:p>
            <text:p text:style-name="P885"/>
            <text:p text:style-name="P885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or Variable Access</text:p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68">public override bool Compile( DNET_COMPILATION_CONTEXT cont )‏</text:p>
            <text:p text:style-name="P868">{</text:p>
            <text:p text:style-name="P888"><text:tab/><text:tab/>S<text:span text:style-name="T32">YMBOL_INFO info = <text:s/>cont.TABLE.Get(m_name);</text:span></text:p>
            <text:p text:style-name="P898"><text:tab/> <text:s text:c="2"/><text:span text:style-name="T32">LocalBuilder lb = cont.GetLocal(info.loc_position); <text:s/></text:span></text:p>
            <text:p text:style-name="P888"><text:tab/><text:tab/><text:span text:style-name="T32">cont.CodeOutput.Emit( OpCodes.Ldloc ,lb); <text:s text:c="2"/></text:span></text:p>
            <text:p text:style-name="P888"><text:tab/><text:tab/><text:span text:style-name="T32">return true;</text:span></text:p>
            <text:p text:style-name="P868">}</text:p>
            <text:p text:style-name="P868">public override SYMBOL_INFO <text:s/>Evaluate(RUNTIME_CONTEXT cont ) </text:p>
            <text:p text:style-name="P868">{</text:p>
            <text:p text:style-name="P868"><text:s text:c="13"/></text:p>
            <text:p text:style-name="P888"><text:tab/><text:span text:style-name="T32">if ( cont.TABLE <text:s/>== null ) {</text:span></text:p>
            <text:p text:style-name="P888"><text:tab/><text:tab/><text:span text:style-name="T32">return null;</text:span></text:p>
            <text:p text:style-name="P888"><text:tab/><text:span text:style-name="T32">}</text:span></text:p>
            <text:p text:style-name="P888"><text:tab/><text:span text:style-name="T32">else </text:span></text:p>
            <text:p text:style-name="P888"><text:tab/><text:span text:style-name="T32">{</text:span></text:p>
            <text:p text:style-name="P888"><text:tab/><text:span text:style-name="T24"> <text:s text:c="4"/></text:span><text:span text:style-name="T32">SYMBOL_INFO <text:s/>a <text:s/>= cont.TABLE.Get(m_name);</text:span></text:p>
            <text:p text:style-name="P868"><text:s text:c="15"/>return a ;</text:p>
            <text:p text:style-name="P868"><text:s text:c="7"/>}</text:p>
            <text:p text:style-name="P868">}</text:p>
            <text:p text:style-name="Table_20_Contents"/>
          </table:table-cell>
        </table:table-row>
      </table:table>
      <text:p text:style-name="Standard"><text:soft-page-break/></text:p>
      <text:p text:style-name="Standard">For BinaryPlus </text:p>
      <text:p text:style-name="Standard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46"><text:span text:style-name="T26"><text:s/></text:span><text:span text:style-name="T16">public</text:span><text:span text:style-name="T13"> </text:span><text:span text:style-name="T16">override</text:span><text:span text:style-name="T13"> </text:span><text:span text:style-name="T16">bool</text:span><text:span text:style-name="T13"> Compile(</text:span><text:span text:style-name="T19">DNET_EXECUTABLE_GENERATION_CONTEXT</text:span><text:span text:style-name="T13"> cont)</text:span></text:p>
            <text:p text:style-name="P15"><text:s text:c="7"/>{</text:p>
            <text:p text:style-name="P15"><text:s text:c="10"/></text:p>
            <text:p text:style-name="P401"><text:span text:style-name="T13"><text:s text:c="11"/></text:span><text:span text:style-name="T9">// Compile the Left Expression</text:span></text:p>
            <text:p text:style-name="P15"><text:s text:c="11"/>exp1.Compile(cont);</text:p>
            <text:p text:style-name="P401"><text:span text:style-name="T13"><text:s text:c="11"/></text:span><text:span text:style-name="T9">//</text:span></text:p>
            <text:p text:style-name="P401"><text:span text:style-name="T13"><text:s text:c="11"/></text:span><text:span text:style-name="T9">// Compile the Right Expression</text:span></text:p>
            <text:p text:style-name="P15"><text:s text:c="11"/>exp2.Compile(cont);</text:p>
            <text:p text:style-name="P401"><text:span text:style-name="T13"><text:s text:c="11"/></text:span><text:span text:style-name="T9">//</text:span></text:p>
            <text:p text:style-name="P401"><text:span text:style-name="T13"><text:s text:c="11"/></text:span><text:span text:style-name="T9">// Emit Add instruction</text:span></text:p>
            <text:p text:style-name="P401"><text:span text:style-name="T13"><text:s text:c="11"/></text:span><text:span text:style-name="T9">//</text:span></text:p>
            <text:p text:style-name="P401"><text:span text:style-name="T13"><text:s text:c="11"/></text:span><text:span text:style-name="T16">if</text:span><text:span text:style-name="T13"> (_type == </text:span><text:span text:style-name="T19">TYPE_INFO</text:span><text:span text:style-name="T13">.TYPE_NUMERIC)</text:span></text:p>
            <text:p text:style-name="P15"><text:s text:c="11"/>{</text:p>
            <text:p text:style-name="P401"><text:span text:style-name="T13"><text:s text:c="15"/>cont.CodeOutput.Emit(</text:span><text:span text:style-name="T19">OpCodes</text:span><text:span text:style-name="T13">.Add);</text:span></text:p>
            <text:p text:style-name="P15"><text:s text:c="11"/>}</text:p>
            <text:p text:style-name="P401"><text:span text:style-name="T13"><text:s text:c="11"/></text:span><text:span text:style-name="T16">else</text:span></text:p>
            <text:p text:style-name="P15"><text:s text:c="11"/>{</text:p>
            <text:p text:style-name="P401"><text:span text:style-name="T13"><text:s text:c="15"/></text:span><text:span text:style-name="T9">// This is a string type..we need to call</text:span></text:p>
            <text:p text:style-name="P401"><text:span text:style-name="T13"><text:s text:c="15"/></text:span><text:span text:style-name="T9">// Concat method..</text:span></text:p>
            <text:p text:style-name="P15"><text:s text:c="30"/></text:p>
            <text:p text:style-name="P401"><text:span text:style-name="T13"><text:s text:c="15"/></text:span><text:span text:style-name="T19">Type</text:span><text:span text:style-name="T13">[] str2 = {</text:span></text:p>
            <text:p text:style-name="P401"><text:span text:style-name="T13"><text:s text:c="33"/></text:span><text:span text:style-name="T16">typeof</text:span><text:span text:style-name="T13">(</text:span><text:span text:style-name="T16">string</text:span><text:span text:style-name="T13">),</text:span></text:p>
            <text:p text:style-name="P401"><text:span text:style-name="T13"><text:s text:c="33"/></text:span><text:span text:style-name="T16">typeof</text:span><text:span text:style-name="T13">(</text:span><text:span text:style-name="T16">string</text:span><text:span text:style-name="T13">)</text:span></text:p>
            <text:p text:style-name="P15"><text:s text:c="29"/>};</text:p>
            <text:p text:style-name="P15"/>
            <text:p text:style-name="P401"><text:span text:style-name="T13"><text:s text:c="15"/>cont.CodeOutput.Emit(</text:span><text:span text:style-name="T19">OpCodes</text:span><text:span text:style-name="T13">.Call,</text:span></text:p>
            <text:p text:style-name="P401"><text:span text:style-name="T13"><text:s text:c="19"/></text:span><text:span text:style-name="T16">typeof</text:span><text:span text:style-name="T13">(</text:span><text:span text:style-name="T19">String</text:span><text:span text:style-name="T13">).GetMethod(</text:span><text:span text:style-name="T28">"Concat"</text:span><text:span text:style-name="T13">, str2));</text:span></text:p>
            <text:p text:style-name="P15"/>
            <text:p text:style-name="P15"><text:s text:c="12"/>}</text:p>
            <text:p text:style-name="P401"><text:span text:style-name="T13"><text:s text:c="11"/></text:span><text:span text:style-name="T16">return</text:span><text:span text:style-name="T13"> </text:span><text:span text:style-name="T16">true</text:span><text:span text:style-name="T13">;</text:span></text:p>
            <text:p text:style-name="P15"><text:s text:c="7"/>}</text:p>
            <text:p text:style-name="P15"/>
            <text:p text:style-name="P336"><text:span text:style-name="T29"><text:s text:c="3"/>}</text:span></text:p>
            <text:p text:style-name="Table_20_Contents"/>
          </table:table-cell>
        </table:table-row>
      </table:table>
      <text:p text:style-name="Standard"/>
      <text:p text:style-name="Standard"><text:soft-page-break/></text:p>
      <text:p text:style-name="Standard">For UnaryMinus</text:p>
      <text:p text:style-name="Standard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01"><text:span text:style-name="T26"><text:s text:c="2"/></text:span><text:span text:style-name="T16">public</text:span><text:span text:style-name="T13"> </text:span><text:span text:style-name="T16">override</text:span><text:span text:style-name="T13"> </text:span><text:span text:style-name="T16">bool</text:span><text:span text:style-name="T13"> Compile(</text:span><text:span text:style-name="T19">DNET_EXECUTABLE_GENERATION_CONTEXT</text:span><text:span text:style-name="T13"> cont)</text:span></text:p>
            <text:p text:style-name="P15"><text:s text:c="7"/>{</text:p>
            <text:p text:style-name="P401"><text:span text:style-name="T13"><text:s text:c="11"/></text:span><text:span text:style-name="T9">// Compile the expression </text:span></text:p>
            <text:p text:style-name="P15"><text:s text:c="11"/>exp1.Compile(cont);</text:p>
            <text:p text:style-name="P401"><text:span text:style-name="T13"><text:s text:c="11"/></text:span><text:span text:style-name="T9">//</text:span></text:p>
            <text:p text:style-name="P401"><text:span text:style-name="T13"><text:s text:c="11"/></text:span><text:span text:style-name="T9">// Negate the value on the top of the </text:span></text:p>
            <text:p text:style-name="P401"><text:span text:style-name="T13"><text:s text:c="11"/></text:span><text:span text:style-name="T9">// stack</text:span></text:p>
            <text:p text:style-name="P401"><text:span text:style-name="T13"><text:s text:c="11"/></text:span><text:span text:style-name="T9">//</text:span></text:p>
            <text:p text:style-name="P401"><text:span text:style-name="T13"><text:s text:c="11"/>cont.CodeOutput.Emit(</text:span><text:span text:style-name="T19">OpCodes</text:span><text:span text:style-name="T13">.Neg);</text:span></text:p>
            <text:p text:style-name="P401"><text:span text:style-name="T13"><text:s text:c="11"/></text:span><text:span text:style-name="T16">return</text:span><text:span text:style-name="T13"> </text:span><text:span text:style-name="T16">true</text:span><text:span text:style-name="T13">;</text:span></text:p>
            <text:p text:style-name="P15"><text:s text:c="7"/>}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Compilation of Function Call</text:p>
      <text:p text:style-name="Standard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01"><text:span text:style-name="T26"><text:s/></text:span><text:span text:style-name="T16">public</text:span><text:span text:style-name="T13"> </text:span><text:span text:style-name="T16">override</text:span><text:span text:style-name="T13"> </text:span><text:span text:style-name="T16">bool</text:span><text:span text:style-name="T13"> Compile(</text:span><text:span text:style-name="T19">DNET_EXECUTABLE_GENERATION_CONTEXT</text:span><text:span text:style-name="T13"> cont)</text:span></text:p>
            <text:p text:style-name="P15"><text:s text:c="7"/>{</text:p>
            <text:p text:style-name="P15"/>
            <text:p text:style-name="P401"><text:span text:style-name="T13"><text:s text:c="11"/></text:span><text:span text:style-name="T16">if</text:span><text:span text:style-name="T13"> (m_proc == </text:span><text:span text:style-name="T16">null</text:span><text:span text:style-name="T13">)</text:span></text:p>
            <text:p text:style-name="P15"><text:s text:c="11"/>{</text:p>
            <text:p text:style-name="P401"><text:span text:style-name="T13"><text:s text:c="15"/></text:span><text:span text:style-name="T9">// if it is <text:s/>a recursive call..</text:span></text:p>
            <text:p text:style-name="P401"><text:span text:style-name="T13"><text:s text:c="15"/></text:span><text:span text:style-name="T9">// resolve the address...</text:span></text:p>
            <text:p text:style-name="P15"><text:s text:c="15"/>m_proc = cont.GetProgram().Find(_procname);</text:p>
            <text:p text:style-name="P15"><text:s text:c="11"/>}</text:p>
            <text:p text:style-name="P15"/>
            <text:p text:style-name="P401"><text:span text:style-name="T13"><text:s text:c="11"/></text:span><text:span text:style-name="T16">string</text:span><text:span text:style-name="T13"> name = m_proc.Name;</text:span></text:p>
            <text:p text:style-name="P15"/>
            <text:p text:style-name="P15"/>
            <text:p text:style-name="P401"><text:span text:style-name="T13"><text:s text:c="11"/></text:span><text:span text:style-name="T19">TModule</text:span><text:span text:style-name="T13"> str = cont.GetProgram();</text:span></text:p>
            <text:p text:style-name="P401"><text:span text:style-name="T13"><text:s text:c="11"/></text:span><text:span text:style-name="T19">MethodBuilder</text:span><text:span text:style-name="T13"> bld = str._get_entry_point(name);</text:span></text:p>
            <text:p text:style-name="P15"/>
            <text:p text:style-name="P401"><text:span text:style-name="T13"><text:s text:c="11"/></text:span><text:span text:style-name="T16">foreach</text:span><text:span text:style-name="T13"> (</text:span><text:span text:style-name="T19">Exp</text:span><text:span text:style-name="T13"> ex </text:span><text:span text:style-name="T16">in</text:span><text:span text:style-name="T13"> m_actuals)</text:span></text:p>
            <text:p text:style-name="P15"><text:s text:c="11"/>{</text:p>
            <text:p text:style-name="P15"><text:s text:c="15"/>ex.Compile(cont);</text:p>
            <text:p text:style-name="P15"><text:s text:c="11"/>}</text:p>
            <text:p text:style-name="P401"><text:span text:style-name="T13"><text:s text:c="11"/>cont.CodeOutput.Emit(</text:span><text:span text:style-name="T19">OpCodes</text:span><text:span text:style-name="T13">.Call, bld);</text:span></text:p>
            <text:p text:style-name="P401"><text:span text:style-name="T13"><text:s text:c="11"/></text:span><text:span text:style-name="T16">return</text:span><text:span text:style-name="T13"> </text:span><text:span text:style-name="T16">true</text:span><text:span text:style-name="T13">;</text:span></text:p>
            <text:p text:style-name="P401"><text:span text:style-name="T13"><text:s text:c="7"/>}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Interpretation of Function Call</text:p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01"><text:span text:style-name="T26"><text:s/></text:span><text:span text:style-name="T16">public</text:span><text:span text:style-name="T13"> </text:span><text:span text:style-name="T16">override</text:span><text:span text:style-name="T13"> </text:span><text:span text:style-name="T19">SYMBOL_INFO</text:span><text:span text:style-name="T13"> Evaluate(</text:span><text:span text:style-name="T19">RUNTIME_CONTEXT</text:span><text:span text:style-name="T13"> cont)</text:span></text:p>
            <text:p text:style-name="P15"><text:s text:c="7"/>{</text:p>
            <text:p text:style-name="P401"><text:span text:style-name="T13"><text:s text:c="11"/></text:span><text:span text:style-name="T16">if</text:span><text:span text:style-name="T13"> (m_proc != </text:span><text:span text:style-name="T16">null</text:span><text:span text:style-name="T13">)</text:span></text:p>
            <text:p text:style-name="P15"><text:s text:c="11"/>{</text:p>
            <text:p text:style-name="P401"><text:span text:style-name="T13"><text:s text:c="15"/></text:span><text:span text:style-name="T9">//</text:span></text:p>
            <text:p text:style-name="P401"><text:span text:style-name="T13"><text:s text:c="15"/></text:span><text:span text:style-name="T9">// This is a Ordinary Function Call</text:span></text:p>
            <text:p text:style-name="P401"><text:span text:style-name="T13"><text:s text:c="15"/></text:span><text:span text:style-name="T9">//</text:span></text:p>
            <text:p text:style-name="P401"><text:span text:style-name="T13"><text:s text:c="15"/></text:span><text:span text:style-name="T9">//</text:span></text:p>
            <text:p text:style-name="P401"><text:span text:style-name="T13"><text:s text:c="15"/></text:span><text:span text:style-name="T19">RUNTIME_CONTEXT</text:span><text:span text:style-name="T13"> ctx = </text:span><text:span text:style-name="T16">new</text:span><text:span text:style-name="T13"> </text:span><text:span text:style-name="T19">RUNTIME_CONTEXT</text:span><text:span text:style-name="T13">(cont.GetProgram());</text:span></text:p>
            <text:p text:style-name="P15"/>
            <text:p text:style-name="P401"><text:span text:style-name="T13"><text:s text:c="15"/></text:span><text:span text:style-name="T19">ArrayList</text:span><text:span text:style-name="T13"> lst = </text:span><text:span text:style-name="T16">new</text:span><text:span text:style-name="T13"> </text:span><text:span text:style-name="T19">ArrayList</text:span><text:span text:style-name="T13">();</text:span></text:p>
            <text:p text:style-name="P15"/>
            <text:p text:style-name="P401"><text:span text:style-name="T13"><text:s text:c="15"/></text:span><text:span text:style-name="T16">foreach</text:span><text:span text:style-name="T13"> (</text:span><text:span text:style-name="T19">Exp</text:span><text:span text:style-name="T13"> ex </text:span><text:span text:style-name="T16">in</text:span><text:span text:style-name="T13"> m_actuals)</text:span></text:p>
            <text:p text:style-name="P15"><text:s text:c="15"/>{</text:p>
            <text:p text:style-name="P15"><text:s text:c="19"/>lst.Add(ex.Evaluate(cont));</text:p>
            <text:p text:style-name="P15"><text:s text:c="15"/>}</text:p>
            <text:p text:style-name="P15"/>
            <text:p text:style-name="P401"><text:span text:style-name="T13"><text:s text:c="15"/></text:span><text:span text:style-name="T16">return</text:span><text:span text:style-name="T13"> m_proc.Execute(ctx, lst);</text:span></text:p>
            <text:p text:style-name="P15"/>
            <text:p text:style-name="P15"><text:s text:c="11"/>}</text:p>
            <text:p text:style-name="P401"><text:span text:style-name="T13"><text:s text:c="11"/></text:span><text:span text:style-name="T16">else</text:span></text:p>
            <text:p text:style-name="P15"><text:s text:c="11"/>{</text:p>
            <text:p text:style-name="P401"><text:span text:style-name="T13"><text:s text:c="15"/></text:span><text:span text:style-name="T9">// Recursive function call...by the time we </text:span></text:p>
            <text:p text:style-name="P401"><text:span text:style-name="T13"><text:s text:c="15"/></text:span><text:span text:style-name="T9">// reach here..whole program has already been </text:span></text:p>
            <text:p text:style-name="P401"><text:span text:style-name="T13"><text:s text:c="15"/></text:span><text:span text:style-name="T9">// parsed. Lookup the Function name table and </text:span></text:p>
            <text:p text:style-name="P401"><text:span text:style-name="T13"><text:s text:c="15"/></text:span><text:span text:style-name="T9">// resolve the Address</text:span></text:p>
            <text:p text:style-name="P401"><text:span text:style-name="T13"><text:s text:c="15"/></text:span><text:span text:style-name="T9">//</text:span></text:p>
            <text:p text:style-name="P401"><text:span text:style-name="T13"><text:s text:c="15"/></text:span><text:span text:style-name="T9">//</text:span></text:p>
            <text:p text:style-name="P15"><text:s text:c="15"/>m_proc = cont.GetProgram().Find(_procname);</text:p>
            <text:p text:style-name="P401"><text:span text:style-name="T13"><text:s text:c="15"/></text:span><text:span text:style-name="T19">RUNTIME_CONTEXT</text:span><text:span text:style-name="T13"> ctx = </text:span><text:span text:style-name="T16">new</text:span><text:span text:style-name="T13"> </text:span><text:span text:style-name="T19">RUNTIME_CONTEXT</text:span><text:span text:style-name="T13">(cont.GetProgram());</text:span></text:p>
            <text:p text:style-name="P401"><text:span text:style-name="T13"><text:s text:c="15"/></text:span><text:span text:style-name="T19">ArrayList</text:span><text:span text:style-name="T13"> lst = </text:span><text:span text:style-name="T16">new</text:span><text:span text:style-name="T13"> </text:span><text:span text:style-name="T19">ArrayList</text:span><text:span text:style-name="T13">();</text:span></text:p>
            <text:p text:style-name="P15"/>
            <text:p text:style-name="P401"><text:span text:style-name="T13"><text:s text:c="15"/></text:span><text:span text:style-name="T16">foreach</text:span><text:span text:style-name="T13"> (</text:span><text:span text:style-name="T19">Exp</text:span><text:span text:style-name="T13"> ex </text:span><text:span text:style-name="T16">in</text:span><text:span text:style-name="T13"> m_actuals)</text:span></text:p>
            <text:p text:style-name="P15"><text:s text:c="15"/>{</text:p>
            <text:p text:style-name="P15"><text:s text:c="19"/>lst.Add(ex.Evaluate(cont));</text:p>
            <text:p text:style-name="P15"><text:soft-page-break/><text:s text:c="15"/>}</text:p>
            <text:p text:style-name="P15"/>
            <text:p text:style-name="P401"><text:span text:style-name="T13"><text:s text:c="15"/></text:span><text:span text:style-name="T16">return</text:span><text:span text:style-name="T13"> m_proc.Execute(ctx, lst);</text:span></text:p>
            <text:p text:style-name="P15"/>
            <text:p text:style-name="P15"/>
            <text:p text:style-name="P15"><text:s text:c="11"/>}</text:p>
            <text:p text:style-name="P401"><text:span text:style-name="T13"><text:s text:c="7"/>}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ompilation of WhileStatement </text:p>
      <text:p text:style-name="Standard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401"><text:span text:style-name="T26"><text:s/></text:span><text:span text:style-name="T16">public</text:span><text:span text:style-name="T13"> </text:span><text:span text:style-name="T16">override</text:span><text:span text:style-name="T13"> </text:span><text:span text:style-name="T16">bool</text:span><text:span text:style-name="T13"> Compile(</text:span><text:span text:style-name="T19">DNET_EXECUTABLE_GENERATION_CONTEXT</text:span><text:span text:style-name="T13"> cont)</text:span></text:p>
            <text:p text:style-name="P15"><text:s text:c="8"/>{</text:p>
            <text:p text:style-name="P401"><text:span text:style-name="T13"><text:s text:c="12"/></text:span><text:span text:style-name="T19">Label</text:span><text:span text:style-name="T13"> true_label, false_label;</text:span></text:p>
            <text:p text:style-name="P15"><text:s text:c="12"/>true_label = cont.CodeOutput.DefineLabel();</text:p>
            <text:p text:style-name="P15"><text:s text:c="12"/>false_label = cont.CodeOutput.DefineLabel();</text:p>
            <text:p text:style-name="P15"><text:s text:c="12"/>cont.CodeOutput.MarkLabel(true_label);</text:p>
            <text:p text:style-name="P15"><text:s text:c="12"/>cond.Compile(cont);</text:p>
            <text:p text:style-name="P401"><text:span text:style-name="T13"><text:s text:c="12"/>cont.CodeOutput.Emit(</text:span><text:span text:style-name="T19">OpCodes</text:span><text:span text:style-name="T13">.Ldc_I4, 1);</text:span></text:p>
            <text:p text:style-name="P401"><text:span text:style-name="T13"><text:s text:c="12"/>cont.CodeOutput.Emit(</text:span><text:span text:style-name="T19">OpCodes</text:span><text:span text:style-name="T13">.Ceq);</text:span></text:p>
            <text:p text:style-name="P401"><text:span text:style-name="T13"><text:s text:c="12"/>cont.CodeOutput.Emit(</text:span><text:span text:style-name="T19">OpCodes</text:span><text:span text:style-name="T13">.Brfalse, false_label);</text:span></text:p>
            <text:p text:style-name="P15"/>
            <text:p text:style-name="P401"><text:span text:style-name="T13"><text:s text:c="12"/></text:span><text:span text:style-name="T16">foreach</text:span><text:span text:style-name="T13"> (</text:span><text:span text:style-name="T19">Stmt</text:span><text:span text:style-name="T13"> rst </text:span><text:span text:style-name="T16">in</text:span><text:span text:style-name="T13"> stmnts)</text:span></text:p>
            <text:p text:style-name="P15"><text:s text:c="12"/>{</text:p>
            <text:p text:style-name="P15"><text:s text:c="16"/>rst.Compile(cont);</text:p>
            <text:p text:style-name="P15"><text:s text:c="12"/>}</text:p>
            <text:p text:style-name="P15"/>
            <text:p text:style-name="P401"><text:span text:style-name="T13"><text:s text:c="12"/>cont.CodeOutput.Emit(</text:span><text:span text:style-name="T19">OpCodes</text:span><text:span text:style-name="T13">.Br, true_label);</text:span></text:p>
            <text:p text:style-name="P15"><text:s text:c="12"/>cont.CodeOutput.MarkLabel(false_label);</text:p>
            <text:p text:style-name="P401"><text:span text:style-name="T13"><text:s text:c="12"/></text:span><text:span text:style-name="T16">return</text:span><text:span text:style-name="T13"> </text:span><text:span text:style-name="T16">true</text:span><text:span text:style-name="T13">;</text:span></text:p>
            <text:p text:style-name="P15"/>
            <text:p text:style-name="P401"><text:span text:style-name="T13"><text:s text:c="8"/>}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Interpretation of WhileStatement</text:p>
      <text:p text:style-name="Standard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01"><text:span text:style-name="T26"><text:s/></text:span><text:span text:style-name="T16">public</text:span><text:span text:style-name="T13"> </text:span><text:span text:style-name="T16">override</text:span><text:span text:style-name="T13"> </text:span><text:span text:style-name="T19">SYMBOL_INFO</text:span><text:span text:style-name="T13"> Execute(</text:span><text:span text:style-name="T19">RUNTIME_CONTEXT</text:span><text:span text:style-name="T13"> cont)</text:span></text:p>
            <text:p text:style-name="P15"><text:s text:c="8"/>{</text:p>
            <text:p text:style-name="P15"/>
            <text:p text:style-name="P15"><text:s text:c="8"/>Test:</text:p>
            <text:p text:style-name="P15"/>
            <text:p text:style-name="P401"><text:span text:style-name="T13"><text:s text:c="12"/></text:span><text:span text:style-name="T19">SYMBOL_INFO</text:span><text:span text:style-name="T13"> m_cond = cond.Evaluate(cont);</text:span></text:p>
            <text:p text:style-name="P15"/>
            <text:p text:style-name="P15"/>
            <text:p text:style-name="P401"><text:span text:style-name="T13"><text:s text:c="12"/></text:span><text:span text:style-name="T16">if</text:span><text:span text:style-name="T13"> (m_cond == </text:span><text:span text:style-name="T16">null</text:span><text:span text:style-name="T13"> || m_cond.Type != </text:span><text:span text:style-name="T19">TYPE_INFO</text:span><text:span text:style-name="T13">.TYPE_BOOL)</text:span></text:p>
            <text:p text:style-name="P401"><text:span text:style-name="T13"><text:s text:c="16"/></text:span><text:span text:style-name="T16">return</text:span><text:span text:style-name="T13"> </text:span><text:span text:style-name="T16">null</text:span><text:span text:style-name="T13">;</text:span></text:p>
            <text:p text:style-name="P15"/>
            <text:p text:style-name="P401"><text:span text:style-name="T13"><text:s text:c="12"/></text:span><text:span text:style-name="T16">if</text:span><text:span text:style-name="T13"> (m_cond.bol_val != </text:span><text:span text:style-name="T16">true</text:span><text:span text:style-name="T13">)</text:span></text:p>
            <text:p text:style-name="P401"><text:span text:style-name="T13"><text:s text:c="16"/></text:span><text:span text:style-name="T16">return</text:span><text:span text:style-name="T13"> </text:span><text:span text:style-name="T16">null</text:span><text:span text:style-name="T13">;</text:span></text:p>
            <text:p text:style-name="P15"/>
            <text:p text:style-name="P401"><text:span text:style-name="T13"><text:s text:c="12"/></text:span><text:span text:style-name="T19">SYMBOL_INFO</text:span><text:span text:style-name="T13"> tsp = </text:span><text:span text:style-name="T16">null</text:span><text:span text:style-name="T13">;</text:span></text:p>
            <text:p text:style-name="P401"><text:span text:style-name="T13"><text:s text:c="12"/></text:span><text:span text:style-name="T16">foreach</text:span><text:span text:style-name="T13"> (</text:span><text:span text:style-name="T19">Stmt</text:span><text:span text:style-name="T13"> rst </text:span><text:span text:style-name="T16">in</text:span><text:span text:style-name="T13"> stmnts)</text:span></text:p>
            <text:p text:style-name="P15"><text:s text:c="12"/>{</text:p>
            <text:p text:style-name="P15"><text:s text:c="16"/>tsp = rst.Execute(cont);</text:p>
            <text:p text:style-name="P401"><text:span text:style-name="T13"><text:s text:c="16"/></text:span><text:span text:style-name="T16">if</text:span><text:span text:style-name="T13"> (tsp != </text:span><text:span text:style-name="T16">null</text:span><text:span text:style-name="T13">)</text:span></text:p>
            <text:p text:style-name="P15"><text:s text:c="16"/>{</text:p>
            <text:p text:style-name="P401"><text:span text:style-name="T13"><text:s text:c="20"/></text:span><text:span text:style-name="T16">return</text:span><text:span text:style-name="T13"> tsp;</text:span></text:p>
            <text:p text:style-name="P15"><text:s text:c="16"/>}</text:p>
            <text:p text:style-name="P15"><text:s text:c="12"/>}</text:p>
            <text:p text:style-name="P15"/>
            <text:p text:style-name="P401"><text:span text:style-name="T13"><text:s text:c="12"/></text:span><text:span text:style-name="T16">goto</text:span><text:span text:style-name="T13"> Test;</text:span></text:p>
            <text:p text:style-name="P15"><text:s text:c="8"/>}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omilation of Ifstatement</text:p>
      <text:p text:style-name="Standard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401"><text:span text:style-name="T26"><text:s/></text:span><text:span text:style-name="T16">public</text:span><text:span text:style-name="T13"> </text:span><text:span text:style-name="T16">override</text:span><text:span text:style-name="T13"> </text:span><text:span text:style-name="T16">bool</text:span><text:span text:style-name="T13"> Compile(</text:span><text:span text:style-name="T19">DNET_EXECUTABLE_GENERATION_CONTEXT</text:span><text:span text:style-name="T13"> cont)</text:span></text:p>
            <text:p text:style-name="P15"><text:s text:c="8"/>{</text:p>
            <text:p text:style-name="P401"><text:span text:style-name="T13"><text:s text:c="12"/></text:span><text:span text:style-name="T19">Label</text:span><text:span text:style-name="T13"> true_label, false_label;</text:span></text:p>
            <text:p text:style-name="P401"><text:span text:style-name="T13"><text:s text:c="12"/></text:span><text:span text:style-name="T9">// </text:span></text:p>
            <text:p text:style-name="P401"><text:span text:style-name="T13"><text:s text:c="12"/></text:span><text:span text:style-name="T9">// Generate Label for True</text:span></text:p>
            <text:p text:style-name="P15"><text:s text:c="12"/>true_label = cont.CodeOutput.DefineLabel();</text:p>
            <text:p text:style-name="P401"><text:span text:style-name="T13"><text:s text:c="12"/></text:span><text:span text:style-name="T9">// Generate Label for False</text:span></text:p>
            <text:p text:style-name="P15"><text:s text:c="12"/>false_label = cont.CodeOutput.DefineLabel();</text:p>
            <text:p text:style-name="P401"><text:span text:style-name="T13"><text:s text:c="12"/></text:span><text:span text:style-name="T9">//</text:span></text:p>
            <text:p text:style-name="P401"><text:span text:style-name="T13"><text:s text:c="12"/></text:span><text:span text:style-name="T9">// Compile the expression </text:span></text:p>
            <text:p text:style-name="P401"><text:span text:style-name="T13"><text:s text:c="12"/></text:span><text:span text:style-name="T9">//</text:span></text:p>
            <text:p text:style-name="P15"><text:s text:c="12"/>cond.Compile(cont);</text:p>
            <text:p text:style-name="P401"><text:span text:style-name="T13"><text:s text:c="12"/></text:span><text:span text:style-name="T9">//</text:span></text:p>
            <text:p text:style-name="P401"><text:span text:style-name="T13"><text:s text:c="12"/></text:span><text:span text:style-name="T9">// Check whether the top of the stack contain</text:span></text:p>
            <text:p text:style-name="P401"><text:span text:style-name="T13"><text:s text:c="12"/></text:span><text:span text:style-name="T9">// 1 ( TRUE)</text:span></text:p>
            <text:p text:style-name="P401"><text:span text:style-name="T13"><text:s text:c="12"/>cont.CodeOutput.Emit(</text:span><text:span text:style-name="T19">OpCodes</text:span><text:span text:style-name="T13">.Ldc_I4, 1);</text:span></text:p>
            <text:p text:style-name="P401"><text:span text:style-name="T13"><text:s text:c="12"/>cont.CodeOutput.Emit(</text:span><text:span text:style-name="T19">OpCodes</text:span><text:span text:style-name="T13">.Ceq);</text:span></text:p>
            <text:p text:style-name="P401"><text:span text:style-name="T13"><text:s text:c="12"/></text:span><text:span text:style-name="T9">//</text:span></text:p>
            <text:p text:style-name="P401"><text:span text:style-name="T13"><text:s text:c="12"/></text:span><text:span text:style-name="T9">// <text:s/>if False , jump to false_label ...</text:span></text:p>
            <text:p text:style-name="P401"><text:span text:style-name="T13"><text:s text:c="12"/></text:span><text:span text:style-name="T9">// <text:s/>ie to else part</text:span></text:p>
            <text:p text:style-name="P401"><text:span text:style-name="T13"><text:s text:c="12"/>cont.CodeOutput.Emit(</text:span><text:span text:style-name="T19">OpCodes</text:span><text:span text:style-name="T13">.Brfalse, false_label);</text:span></text:p>
            <text:p text:style-name="P15"/>
            <text:p text:style-name="P401"><text:span text:style-name="T13"><text:s text:c="12"/></text:span><text:span text:style-name="T16">foreach</text:span><text:span text:style-name="T13"> (</text:span><text:span text:style-name="T19">Stmt</text:span><text:span text:style-name="T13"> rst </text:span><text:span text:style-name="T16">in</text:span><text:span text:style-name="T13"> stmnts)</text:span></text:p>
            <text:p text:style-name="P15"><text:s text:c="12"/>{</text:p>
            <text:p text:style-name="P15"><text:s text:c="16"/>rst.Compile(cont);</text:p>
            <text:p text:style-name="P15"><text:s text:c="12"/>}</text:p>
            <text:p text:style-name="P401"><text:span text:style-name="T13"><text:s text:c="12"/></text:span><text:span text:style-name="T9">// Once we have reached here...go</text:span></text:p>
            <text:p text:style-name="P401"><text:span text:style-name="T13"><text:s text:c="12"/></text:span><text:span text:style-name="T9">// to True label...</text:span></text:p>
            <text:p text:style-name="P401"><text:span text:style-name="T13"><text:s text:c="12"/>cont.CodeOutput.Emit(</text:span><text:span text:style-name="T19">OpCodes</text:span><text:span text:style-name="T13">.Br, true_label);</text:span></text:p>
            <text:p text:style-name="P401"><text:span text:style-name="T13"><text:s text:c="12"/></text:span><text:span text:style-name="T9">//</text:span></text:p>
            <text:p text:style-name="P401"><text:span text:style-name="T13"><text:s text:c="12"/></text:span><text:span text:style-name="T9">// Place a Label here...if the condition evaluates</text:span></text:p>
            <text:p text:style-name="P401"><text:span text:style-name="T13"><text:s text:c="12"/></text:span><text:span text:style-name="T9">// to false , jump to this place..</text:span></text:p>
            <text:p text:style-name="P15"><text:s text:c="12"/>cont.CodeOutput.MarkLabel(false_label);</text:p>
            <text:p text:style-name="P15"/>
            <text:p text:style-name="P401"><text:span text:style-name="T13"><text:s text:c="12"/></text:span><text:span text:style-name="T16">if</text:span><text:span text:style-name="T13"> (else_part != </text:span><text:span text:style-name="T16">null</text:span><text:span text:style-name="T13">)</text:span></text:p>
            <text:p text:style-name="P15"><text:s text:c="12"/>{</text:p>
            <text:p text:style-name="P401"><text:soft-page-break/><text:span text:style-name="T13"><text:s text:c="16"/></text:span><text:span text:style-name="T16">foreach</text:span><text:span text:style-name="T13"> (</text:span><text:span text:style-name="T19">Stmt</text:span><text:span text:style-name="T13"> rst </text:span><text:span text:style-name="T16">in</text:span><text:span text:style-name="T13"> else_part)</text:span></text:p>
            <text:p text:style-name="P15"><text:s text:c="16"/>{</text:p>
            <text:p text:style-name="P15"><text:s text:c="20"/>rst.Compile(cont);</text:p>
            <text:p text:style-name="P15"/>
            <text:p text:style-name="P15"><text:s text:c="16"/>}</text:p>
            <text:p text:style-name="P15"><text:s text:c="12"/>}</text:p>
            <text:p text:style-name="P401"><text:span text:style-name="T13"><text:s text:c="12"/></text:span><text:span text:style-name="T9">//</text:span></text:p>
            <text:p text:style-name="P401"><text:span text:style-name="T13"><text:s text:c="12"/></text:span><text:span text:style-name="T9">// Place a label here...to mark the end of the</text:span></text:p>
            <text:p text:style-name="P401"><text:span text:style-name="T13"><text:s text:c="12"/></text:span><text:span text:style-name="T9">// IF statement</text:span></text:p>
            <text:p text:style-name="P15"><text:s text:c="12"/>cont.CodeOutput.MarkLabel(true_label);</text:p>
            <text:p text:style-name="P401"><text:span text:style-name="T13"><text:s text:c="12"/></text:span><text:span text:style-name="T16">return</text:span><text:span text:style-name="T13"> </text:span><text:span text:style-name="T16">true</text:span><text:span text:style-name="T13">;</text:span></text:p>
            <text:p text:style-name="P401"><text:span text:style-name="T13"><text:s text:c="8"/>}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Interpretation of IFStatement</text:p>
      <text:p text:style-name="Standard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01"><text:span text:style-name="T26"><text:s text:c="2"/></text:span><text:span text:style-name="T16">public</text:span><text:span text:style-name="T13"> </text:span><text:span text:style-name="T16">override</text:span><text:span text:style-name="T13"> </text:span><text:span text:style-name="T19">SYMBOL_INFO</text:span><text:span text:style-name="T13"> Execute(</text:span><text:span text:style-name="T19">RUNTIME_CONTEXT</text:span><text:span text:style-name="T13"> cont)</text:span></text:p>
            <text:p text:style-name="P15"><text:s text:c="8"/>{</text:p>
            <text:p text:style-name="P15"/>
            <text:p text:style-name="P15"/>
            <text:p text:style-name="P401"><text:span text:style-name="T13"><text:s text:c="12"/></text:span><text:span text:style-name="T9">//</text:span></text:p>
            <text:p text:style-name="P401"><text:span text:style-name="T13"><text:s text:c="12"/></text:span><text:span text:style-name="T9">// <text:s/>Evaluate the Condition</text:span></text:p>
            <text:p text:style-name="P401"><text:span text:style-name="T13"><text:s text:c="12"/></text:span><text:span text:style-name="T9">//</text:span></text:p>
            <text:p text:style-name="P401"><text:span text:style-name="T13"><text:s text:c="12"/></text:span><text:span text:style-name="T19">SYMBOL_INFO</text:span><text:span text:style-name="T13"> m_cond = cond.Evaluate(cont);</text:span></text:p>
            <text:p text:style-name="P15"/>
            <text:p text:style-name="P401"><text:span text:style-name="T13"><text:s text:c="12"/></text:span><text:span text:style-name="T9">//</text:span></text:p>
            <text:p text:style-name="P401"><text:span text:style-name="T13"><text:s text:c="12"/></text:span><text:span text:style-name="T9">// if cond is not boolean..or evaluation failed</text:span></text:p>
            <text:p text:style-name="P401"><text:span text:style-name="T13"><text:s text:c="12"/></text:span><text:span text:style-name="T9">//</text:span></text:p>
            <text:p text:style-name="P401"><text:span text:style-name="T13"><text:s text:c="12"/></text:span><text:span text:style-name="T16">if</text:span><text:span text:style-name="T13"> (m_cond == </text:span><text:span text:style-name="T16">null</text:span><text:span text:style-name="T13"> || </text:span></text:p>
            <text:p text:style-name="P401"><text:span text:style-name="T13"><text:s text:c="16"/>m_cond.Type != </text:span><text:span text:style-name="T19">TYPE_INFO</text:span><text:span text:style-name="T13">.TYPE_BOOL)</text:span></text:p>
            <text:p text:style-name="P401"><text:span text:style-name="T13"><text:s text:c="16"/></text:span><text:span text:style-name="T16">return</text:span><text:span text:style-name="T13"> </text:span><text:span text:style-name="T16">null</text:span><text:span text:style-name="T13">;</text:span></text:p>
            <text:p text:style-name="P15"/>
            <text:p text:style-name="P15"><text:s text:c="12"/></text:p>
            <text:p text:style-name="P401"><text:span text:style-name="T13"><text:s text:c="12"/></text:span><text:span text:style-name="T19">SYMBOL_INFO</text:span><text:span text:style-name="T13"> ret = </text:span><text:span text:style-name="T16">null</text:span><text:span text:style-name="T13">;</text:span></text:p>
            <text:p text:style-name="P401"><text:span text:style-name="T13"><text:s text:c="12"/></text:span><text:span text:style-name="T16">if</text:span><text:span text:style-name="T13"> (m_cond.bol_val == </text:span><text:span text:style-name="T16">true</text:span><text:span text:style-name="T13">)</text:span></text:p>
            <text:p text:style-name="P15"><text:s text:c="12"/>{</text:p>
            <text:p text:style-name="P401"><text:span text:style-name="T13"><text:s text:c="16"/></text:span><text:span text:style-name="T9">//</text:span></text:p>
            <text:p text:style-name="P401"><text:span text:style-name="T13"><text:s text:c="16"/></text:span><text:span text:style-name="T9">// if cond is true</text:span></text:p>
            <text:p text:style-name="P401"><text:span text:style-name="T13"><text:s text:c="16"/></text:span><text:span text:style-name="T16">foreach</text:span><text:span text:style-name="T13"> (</text:span><text:span text:style-name="T19">Stmt</text:span><text:span text:style-name="T13"> rst </text:span><text:span text:style-name="T16">in</text:span><text:span text:style-name="T13"> stmnts)</text:span></text:p>
            <text:p text:style-name="P15"><text:s text:c="16"/>{</text:p>
            <text:p text:style-name="P15"><text:s text:c="20"/>ret = rst.Execute(cont);</text:p>
            <text:p text:style-name="P401"><text:span text:style-name="T13"><text:s text:c="20"/></text:span><text:span text:style-name="T16">if</text:span><text:span text:style-name="T13"> (ret != </text:span><text:span text:style-name="T16">null</text:span><text:span text:style-name="T13">)</text:span></text:p>
            <text:p text:style-name="P401"><text:span text:style-name="T13"><text:s text:c="24"/></text:span><text:span text:style-name="T16">return</text:span><text:span text:style-name="T13"> ret;</text:span></text:p>
            <text:p text:style-name="P15"><text:s text:c="16"/>}</text:p>
            <text:p text:style-name="P15"><text:s text:c="12"/>}</text:p>
            <text:p text:style-name="P401"><text:span text:style-name="T13"><text:s text:c="12"/></text:span><text:span text:style-name="T16">else</text:span><text:span text:style-name="T13"> </text:span><text:span text:style-name="T16">if</text:span><text:span text:style-name="T13"> (else_part != </text:span><text:span text:style-name="T16">null</text:span><text:span text:style-name="T13">)</text:span></text:p>
            <text:p text:style-name="P15"><text:s text:c="12"/>{</text:p>
            <text:p text:style-name="P401"><text:span text:style-name="T13"><text:s text:c="16"/></text:span><text:span text:style-name="T9">// if cond is false and there is </text:span></text:p>
            <text:p text:style-name="P401"><text:span text:style-name="T13"><text:s text:c="16"/></text:span><text:span text:style-name="T9">// else statement ..!</text:span></text:p>
            <text:p text:style-name="P401"><text:span text:style-name="T13"><text:s text:c="16"/></text:span><text:span text:style-name="T16">foreach</text:span><text:span text:style-name="T13"> (</text:span><text:span text:style-name="T19">Stmt</text:span><text:span text:style-name="T13"> rst </text:span><text:span text:style-name="T16">in</text:span><text:span text:style-name="T13"> else_part)</text:span></text:p>
            <text:p text:style-name="P15"><text:s text:c="16"/>{</text:p>
            <text:p text:style-name="P15"><text:s text:c="24"/>ret = rst.Execute(cont);</text:p>
            <text:p text:style-name="P401"><text:span text:style-name="T13"><text:s text:c="24"/></text:span><text:span text:style-name="T16">if</text:span><text:span text:style-name="T13"> ( ret != </text:span><text:span text:style-name="T16">null</text:span><text:span text:style-name="T13"> ) </text:span></text:p>
            <text:p text:style-name="P401"><text:soft-page-break/><text:span text:style-name="T13"><text:s text:c="29"/></text:span><text:span text:style-name="T16">return</text:span><text:span text:style-name="T13"> ret;</text:span></text:p>
            <text:p text:style-name="P15"><text:s text:c="16"/>}</text:p>
            <text:p text:style-name="P15"><text:s text:c="16"/></text:p>
            <text:p text:style-name="P15"/>
            <text:p text:style-name="P15"><text:s text:c="12"/>}</text:p>
            <text:p text:style-name="P15"/>
            <text:p text:style-name="P401"><text:span text:style-name="T13"><text:s text:c="12"/></text:span><text:span text:style-name="T16">return</text:span><text:span text:style-name="T13"> </text:span><text:span text:style-name="T16">null</text:span><text:span text:style-name="T13">;</text:span></text:p>
            <text:p text:style-name="P15"/>
            <text:p text:style-name="P15"/>
            <text:p text:style-name="P401"><text:span text:style-name="T13"><text:s text:c="8"/>}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Compilation of Procedure Defenition</text:p>
      <text:p text:style-name="Standard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401"><text:span text:style-name="T26"><text:s/></text:span><text:span text:style-name="T16">public</text:span><text:span text:style-name="T13"> </text:span><text:span text:style-name="T16">override</text:span><text:span text:style-name="T13"> </text:span><text:span text:style-name="T16">bool</text:span><text:span text:style-name="T13"> Compile( </text:span><text:span text:style-name="T19">DNET_EXECUTABLE_GENERATION_CONTEXT</text:span><text:span text:style-name="T13"> cont )</text:span></text:p>
            <text:p text:style-name="P15"><text:tab/><text:tab/>{</text:p>
            <text:p text:style-name="P15"><text:tab/><text:tab/><text:tab/></text:p>
            <text:p text:style-name="P401"><text:span text:style-name="T13"><text:tab/><text:tab/><text:tab/></text:span><text:span text:style-name="T16">if</text:span><text:span text:style-name="T13"> ( m_formals != </text:span><text:span text:style-name="T16">null</text:span><text:span text:style-name="T13"> ) </text:span></text:p>
            <text:p text:style-name="P15"><text:tab/><text:tab/><text:tab/>{</text:p>
            <text:p text:style-name="P15"/>
            <text:p text:style-name="P15"><text:tab/><text:tab/><text:tab/><text:tab/></text:p>
            <text:p text:style-name="P401"><text:span text:style-name="T13"><text:s text:c="16"/></text:span><text:span text:style-name="T16">int</text:span><text:span text:style-name="T13"> i=0;</text:span></text:p>
            <text:p text:style-name="P15"/>
            <text:p text:style-name="P401"><text:span text:style-name="T13"><text:tab/><text:tab/><text:tab/><text:tab/></text:span><text:span text:style-name="T16">foreach</text:span><text:span text:style-name="T13">( </text:span><text:span text:style-name="T19">SYMBOL_INFO</text:span><text:span text:style-name="T13"> b </text:span><text:span text:style-name="T16">in</text:span><text:span text:style-name="T13"> m_formals ) </text:span></text:p>
            <text:p text:style-name="P15"><text:tab/><text:tab/><text:tab/><text:tab/>{</text:p>
            <text:p text:style-name="P15"/>
            <text:p text:style-name="P401"><text:span text:style-name="T13"><text:tab/><text:tab/><text:tab/><text:tab/><text:tab/>System.</text:span><text:span text:style-name="T19">Type</text:span><text:span text:style-name="T13"> type = (b.Type == </text:span><text:span text:style-name="T19">TYPE_INFO</text:span><text:span text:style-name="T13">.TYPE_BOOL ) ?</text:span></text:p>
            <text:p text:style-name="P401"><text:span text:style-name="T13"><text:tab/><text:tab/><text:tab/><text:tab/><text:tab/><text:tab/></text:span><text:span text:style-name="T16">typeof</text:span><text:span text:style-name="T13">(</text:span><text:span text:style-name="T16">bool</text:span><text:span text:style-name="T13">) : (b.Type == </text:span><text:span text:style-name="T19">TYPE_INFO</text:span><text:span text:style-name="T13">.TYPE_NUMERIC ) ?</text:span></text:p>
            <text:p text:style-name="P401"><text:span text:style-name="T13"><text:tab/><text:tab/><text:tab/><text:tab/><text:tab/><text:tab/></text:span><text:span text:style-name="T16">typeof</text:span><text:span text:style-name="T13">(</text:span><text:span text:style-name="T16">double</text:span><text:span text:style-name="T13">) : </text:span><text:span text:style-name="T16">typeof</text:span><text:span text:style-name="T13">(</text:span><text:span text:style-name="T16">string</text:span><text:span text:style-name="T13">);</text:span></text:p>
            <text:p text:style-name="P401"><text:span text:style-name="T13"><text:tab/><text:tab/><text:tab/><text:tab/><text:tab/></text:span><text:span text:style-name="T16">int</text:span><text:span text:style-name="T13"> s = cont.DeclareLocal(type);</text:span></text:p>
            <text:p text:style-name="P15"><text:tab/><text:tab/><text:tab/><text:tab/><text:tab/>b.loc_position = s;</text:p>
            <text:p text:style-name="P15"><text:tab/><text:tab/><text:tab/><text:tab/><text:tab/>cont.TABLE.Add(b); </text:p>
            <text:p text:style-name="P401"><text:span text:style-name="T13"><text:tab/><text:tab/><text:tab/><text:tab/><text:tab/>cont.CodeOutput.Emit(</text:span><text:span text:style-name="T19">OpCodes</text:span><text:span text:style-name="T13">.Ldarg,i); <text:s text:c="2"/></text:span></text:p>
            <text:p text:style-name="P401"><text:span text:style-name="T13"><text:tab/><text:tab/><text:tab/><text:tab/><text:tab/>cont.CodeOutput.Emit(</text:span><text:span text:style-name="T19">OpCodes</text:span><text:span text:style-name="T13">.Stloc,cont.GetLocal(s));</text:span></text:p>
            <text:p text:style-name="P15"><text:s text:c="20"/>i++;</text:p>
            <text:p text:style-name="P15"><text:tab/><text:tab/><text:tab/><text:tab/>}</text:p>
            <text:p text:style-name="P15"/>
            <text:p text:style-name="P15"><text:tab/><text:tab/><text:tab/>}</text:p>
            <text:p text:style-name="P15"/>
            <text:p text:style-name="P15"/>
            <text:p text:style-name="P401"><text:span text:style-name="T13"><text:s text:c="12"/></text:span><text:span text:style-name="T16">foreach</text:span><text:span text:style-name="T13"> (</text:span><text:span text:style-name="T19">Stmt</text:span><text:span text:style-name="T13"> e1 </text:span><text:span text:style-name="T16">in</text:span><text:span text:style-name="T13"> m_statements) </text:span></text:p>
            <text:p text:style-name="P15"><text:soft-page-break/><text:tab/><text:tab/><text:tab/>{</text:p>
            <text:p text:style-name="P15"><text:tab/><text:tab/><text:tab/><text:tab/>e1.Compile(cont); </text:p>
            <text:p text:style-name="P15"><text:tab/><text:tab/><text:tab/>}</text:p>
            <text:p text:style-name="P15"/>
            <text:p text:style-name="P401"><text:span text:style-name="T13"><text:tab/><text:tab/><text:tab/>cont.CodeOutput.Emit(</text:span><text:span text:style-name="T19">OpCodes</text:span><text:span text:style-name="T13">.Ret);</text:span></text:p>
            <text:p text:style-name="P401"><text:span text:style-name="T13"><text:tab/><text:tab/><text:tab/></text:span><text:span text:style-name="T16">return</text:span><text:span text:style-name="T13"> </text:span><text:span text:style-name="T16">true</text:span><text:span text:style-name="T13">;</text:span></text:p>
            <text:p text:style-name="P15"><text:tab/><text:tab/><text:tab/></text:p>
            <text:p text:style-name="P15"><text:tab/><text:tab/>}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Compilation of LogicalExp</text:p>
      <text:p text:style-name="Standard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401"><text:span text:style-name="T16">public</text:span><text:span text:style-name="T13"> </text:span><text:span text:style-name="T16">override</text:span><text:span text:style-name="T13"> </text:span><text:span text:style-name="T16">bool</text:span><text:span text:style-name="T13"> Compile(</text:span><text:span text:style-name="T19">DNET_EXECUTABLE_GENERATION_CONTEXT</text:span><text:span text:style-name="T13"> cont)</text:span></text:p>
            <text:p text:style-name="P15"><text:s text:c="7"/>{</text:p>
            <text:p text:style-name="P15"><text:s text:c="11"/>ex1.Compile(cont);</text:p>
            <text:p text:style-name="P15"><text:s text:c="11"/>ex2.Compile(cont);</text:p>
            <text:p text:style-name="P401"><text:span text:style-name="T13"><text:s text:c="11"/></text:span><text:span text:style-name="T16">if</text:span><text:span text:style-name="T13"> (m_op == </text:span><text:span text:style-name="T19">TOKEN</text:span><text:span text:style-name="T13">.TOK_AND)</text:span></text:p>
            <text:p text:style-name="P401"><text:span text:style-name="T13"><text:s text:c="15"/>cont.CodeOutput.Emit(</text:span><text:span text:style-name="T19">OpCodes</text:span><text:span text:style-name="T13">.And);</text:span></text:p>
            <text:p text:style-name="P401"><text:span text:style-name="T13"><text:s text:c="11"/></text:span><text:span text:style-name="T16">else</text:span><text:span text:style-name="T13"> </text:span><text:span text:style-name="T16">if</text:span><text:span text:style-name="T13"> (m_op == </text:span><text:span text:style-name="T19">TOKEN</text:span><text:span text:style-name="T13">.TOK_OR)</text:span></text:p>
            <text:p text:style-name="P401"><text:span text:style-name="T13"><text:s text:c="15"/>cont.CodeOutput.Emit(</text:span><text:span text:style-name="T19">OpCodes</text:span><text:span text:style-name="T13">.Or);</text:span></text:p>
            <text:p text:style-name="P15"/>
            <text:p text:style-name="P15"/>
            <text:p text:style-name="P401"><text:span text:style-name="T13"><text:s text:c="11"/></text:span><text:span text:style-name="T16">return</text:span><text:span text:style-name="T13"> </text:span><text:span text:style-name="T16">true</text:span><text:span text:style-name="T13">;</text:span></text:p>
            <text:p text:style-name="P15"><text:s text:c="7"/>}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Compilation of RelationalExp</text:p>
      <text:p text:style-name="Standard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01"><text:span text:style-name="T5">///</text:span><text:span text:style-name="T9"> </text:span><text:span text:style-name="T5">&lt;summary&gt;</text:span></text:p>
            <text:p text:style-name="P401"><text:span text:style-name="T13"><text:s text:c="7"/></text:span><text:span text:style-name="T5">///</text:span><text:span text:style-name="T9"> </text:span></text:p>
            <text:p text:style-name="P401"><text:span text:style-name="T13"><text:s text:c="7"/></text:span><text:span text:style-name="T5">///</text:span><text:span text:style-name="T9"> </text:span><text:span text:style-name="T5">&lt;/summary&gt;</text:span></text:p>
            <text:p text:style-name="P401"><text:span text:style-name="T13"><text:s text:c="7"/></text:span><text:span text:style-name="T5">///</text:span><text:span text:style-name="T9"> </text:span><text:span text:style-name="T5">&lt;param name="cont"&gt;&lt;/param&gt;</text:span></text:p>
            <text:p text:style-name="P401"><text:span text:style-name="T13"><text:s text:c="7"/></text:span><text:span text:style-name="T5">///</text:span><text:span text:style-name="T9"> </text:span><text:span text:style-name="T5">&lt;returns&gt;&lt;/returns&gt;</text:span></text:p>
            <text:p text:style-name="P401"><text:span text:style-name="T13"><text:s text:c="7"/></text:span><text:span text:style-name="T16">private</text:span><text:span text:style-name="T13"> </text:span><text:span text:style-name="T16">bool</text:span><text:span text:style-name="T13"> CompileStringRelOp(</text:span><text:span text:style-name="T19">DNET_EXECUTABLE_GENERATION_CONTEXT</text:span><text:span text:style-name="T13"> cont)</text:span></text:p>
            <text:p text:style-name="P15"><text:s text:c="7"/>{</text:p>
            <text:p text:style-name="P401"><text:span text:style-name="T13"><text:s text:c="11"/></text:span><text:span text:style-name="T9">//</text:span></text:p>
            <text:p text:style-name="P401"><text:span text:style-name="T13"><text:s text:c="11"/></text:span><text:span text:style-name="T9">// Compile the Left Expression</text:span></text:p>
            <text:p text:style-name="P15"><text:s text:c="11"/>ex1.Compile(cont);</text:p>
            <text:p text:style-name="P401"><text:span text:style-name="T13"><text:s text:c="11"/></text:span><text:span text:style-name="T9">//</text:span></text:p>
            <text:p text:style-name="P401"><text:span text:style-name="T13"><text:s text:c="11"/></text:span><text:span text:style-name="T9">// Compile the Right Expression</text:span></text:p>
            <text:p text:style-name="P15"><text:s text:c="11"/>ex2.Compile(cont);</text:p>
            <text:p text:style-name="P15"/>
            <text:p text:style-name="P401"><text:span text:style-name="T13"><text:s text:c="11"/></text:span><text:span text:style-name="T9">// This is a string type..we need to call</text:span></text:p>
            <text:p text:style-name="P401"><text:span text:style-name="T13"><text:s text:c="11"/></text:span><text:span text:style-name="T9">// Compare method..</text:span></text:p>
            <text:p text:style-name="P337"/>
            <text:p text:style-name="P401"><text:span text:style-name="T13"><text:s text:c="11"/></text:span><text:span text:style-name="T19">Type</text:span><text:span text:style-name="T13">[] str2 = {</text:span></text:p>
            <text:p text:style-name="P401"><text:span text:style-name="T13"><text:s text:c="33"/></text:span><text:span text:style-name="T16">typeof</text:span><text:span text:style-name="T13">(</text:span><text:span text:style-name="T16">string</text:span><text:span text:style-name="T13">),</text:span></text:p>
            <text:p text:style-name="P401"><text:span text:style-name="T13"><text:s text:c="33"/></text:span><text:span text:style-name="T16">typeof</text:span><text:span text:style-name="T13">(</text:span><text:span text:style-name="T16">string</text:span><text:span text:style-name="T13">)</text:span></text:p>
            <text:p text:style-name="P15"><text:s text:c="22"/>};</text:p>
            <text:p text:style-name="P15"><text:s text:c="11"/></text:p>
            <text:p text:style-name="P401"><text:span text:style-name="T13"><text:s text:c="15"/>cont.CodeOutput.Emit(</text:span><text:span text:style-name="T19">OpCodes</text:span><text:span text:style-name="T13">.Call,</text:span></text:p>
            <text:p text:style-name="P401"><text:span text:style-name="T13"><text:s text:c="15"/></text:span><text:span text:style-name="T16">typeof</text:span><text:span text:style-name="T13">(</text:span><text:span text:style-name="T19">String</text:span><text:span text:style-name="T13">).GetMethod(</text:span><text:span text:style-name="T28">"Compare"</text:span><text:span text:style-name="T13">, str2));</text:span></text:p>
            <text:p text:style-name="P15"/>
            <text:p text:style-name="P401"><text:span text:style-name="T13"><text:s text:c="15"/></text:span><text:span text:style-name="T16">if</text:span><text:span text:style-name="T13"> (m_op == </text:span><text:span text:style-name="T19">RELATION_OPERATOR</text:span><text:span text:style-name="T13">.TOK_EQ)</text:span></text:p>
            <text:p text:style-name="P15"><text:s text:c="15"/>{</text:p>
            <text:p text:style-name="P401"><text:span text:style-name="T13"><text:s text:c="19"/>cont.CodeOutput.Emit(</text:span><text:span text:style-name="T19">OpCodes</text:span><text:span text:style-name="T13">.Ldc_I4, 0);</text:span></text:p>
            <text:p text:style-name="P401"><text:span text:style-name="T13"><text:s text:c="19"/>cont.CodeOutput.Emit(</text:span><text:span text:style-name="T19">OpCodes</text:span><text:span text:style-name="T13">.Ceq);</text:span></text:p>
            <text:p text:style-name="P15"><text:s text:c="15"/>}</text:p>
            <text:p text:style-name="P401"><text:span text:style-name="T13"><text:s text:c="15"/></text:span><text:span text:style-name="T16">else</text:span></text:p>
            <text:p text:style-name="P15"><text:s text:c="15"/>{</text:p>
            <text:p text:style-name="P401"><text:span text:style-name="T13"><text:s text:c="19"/></text:span><text:span text:style-name="T9">//</text:span></text:p>
            <text:p text:style-name="P401"><text:soft-page-break/><text:span text:style-name="T13"><text:s text:c="19"/></text:span><text:span text:style-name="T9">// This logic is bit convoluted...</text:span></text:p>
            <text:p text:style-name="P401"><text:span text:style-name="T13"><text:s text:c="19"/></text:span><text:span text:style-name="T9">// String.Compare will give 0 , 1 or -1</text:span></text:p>
            <text:p text:style-name="P401"><text:span text:style-name="T13"><text:s text:c="19"/></text:span><text:span text:style-name="T9">// First we will check whether the stack value</text:span></text:p>
            <text:p text:style-name="P401"><text:span text:style-name="T13"><text:s text:c="19"/></text:span><text:span text:style-name="T9">// is zero..</text:span></text:p>
            <text:p text:style-name="P401"><text:span text:style-name="T13"><text:s text:c="19"/></text:span><text:span text:style-name="T9">// This will put 1 on stack ..if value was zero</text:span></text:p>
            <text:p text:style-name="P401"><text:span text:style-name="T13"><text:s text:c="19"/></text:span><text:span text:style-name="T9">// after string.Compare</text:span></text:p>
            <text:p text:style-name="P401"><text:span text:style-name="T13"><text:s text:c="19"/></text:span><text:span text:style-name="T9">// Once again check against zero ...it is equivalent</text:span></text:p>
            <text:p text:style-name="P401"><text:span text:style-name="T13"><text:s text:c="19"/></text:span><text:span text:style-name="T9">// to negation</text:span></text:p>
            <text:p text:style-name="P337"/>
            <text:p text:style-name="P401"><text:span text:style-name="T13"><text:s text:c="19"/>cont.CodeOutput.Emit(</text:span><text:span text:style-name="T19">OpCodes</text:span><text:span text:style-name="T13">.Ldc_I4, 0);</text:span></text:p>
            <text:p text:style-name="P401"><text:span text:style-name="T13"><text:s text:c="19"/>cont.CodeOutput.Emit(</text:span><text:span text:style-name="T19">OpCodes</text:span><text:span text:style-name="T13">.Ceq);</text:span></text:p>
            <text:p text:style-name="P401"><text:span text:style-name="T13"><text:s text:c="19"/>cont.CodeOutput.Emit(</text:span><text:span text:style-name="T19">OpCodes</text:span><text:span text:style-name="T13">.Ldc_I4, 0);</text:span></text:p>
            <text:p text:style-name="P401"><text:span text:style-name="T13"><text:s text:c="19"/>cont.CodeOutput.Emit(</text:span><text:span text:style-name="T19">OpCodes</text:span><text:span text:style-name="T13">.Ceq);</text:span></text:p>
            <text:p text:style-name="P15"><text:s text:c="17"/></text:p>
            <text:p text:style-name="P15"/>
            <text:p text:style-name="P15"><text:s text:c="15"/>}</text:p>
            <text:p text:style-name="P15"><text:s text:c="10"/></text:p>
            <text:p text:style-name="P15"><text:s text:c="11"/></text:p>
            <text:p text:style-name="P401"><text:span text:style-name="T13"><text:s text:c="14"/></text:span><text:span text:style-name="T16">return</text:span><text:span text:style-name="T13"> </text:span><text:span text:style-name="T16">true</text:span><text:span text:style-name="T13">;</text:span></text:p>
            <text:p text:style-name="P15"><text:s text:c="7"/>}</text:p>
            <text:p text:style-name="P15"><text:s text:c="6"/></text:p>
            <text:p text:style-name="P15"/>
            <text:p text:style-name="P401"><text:span text:style-name="T13"><text:s text:c="7"/></text:span><text:span text:style-name="T5">///</text:span><text:span text:style-name="T9"> </text:span><text:span text:style-name="T5">&lt;summary&gt;</text:span></text:p>
            <text:p text:style-name="P401"><text:span text:style-name="T13"><text:s text:c="7"/></text:span><text:span text:style-name="T5">///</text:span><text:span text:style-name="T9"> <text:s text:c="5"/>Compile the Relational Expression...</text:span></text:p>
            <text:p text:style-name="P401"><text:span text:style-name="T13"><text:s text:c="7"/></text:span><text:span text:style-name="T5">///</text:span><text:span text:style-name="T9"> </text:span><text:span text:style-name="T5">&lt;/summary&gt;</text:span></text:p>
            <text:p text:style-name="P401"><text:span text:style-name="T13"><text:s text:c="7"/></text:span><text:span text:style-name="T5">///</text:span><text:span text:style-name="T9"> </text:span><text:span text:style-name="T5">&lt;param name="cont"&gt;&lt;/param&gt;</text:span></text:p>
            <text:p text:style-name="P401"><text:span text:style-name="T13"><text:s text:c="7"/></text:span><text:span text:style-name="T5">///</text:span><text:span text:style-name="T9"> </text:span><text:span text:style-name="T5">&lt;returns&gt;&lt;/returns&gt;</text:span></text:p>
            <text:p text:style-name="P401"><text:span text:style-name="T13"><text:s text:c="7"/></text:span><text:span text:style-name="T16">public</text:span><text:span text:style-name="T13"> </text:span><text:span text:style-name="T16">override</text:span><text:span text:style-name="T13"> </text:span><text:span text:style-name="T16">bool</text:span><text:span text:style-name="T13"> Compile(</text:span><text:span text:style-name="T19">DNET_EXECUTABLE_GENERATION_CONTEXT</text:span><text:span text:style-name="T13"> cont)</text:span></text:p>
            <text:p text:style-name="P15"><text:s text:c="7"/>{</text:p>
            <text:p text:style-name="P401"><text:span text:style-name="T13"><text:s text:c="11"/></text:span><text:span text:style-name="T16">if</text:span><text:span text:style-name="T13"> (_optype == </text:span><text:span text:style-name="T19">TYPE_INFO</text:span><text:span text:style-name="T13">.TYPE_STRING)</text:span></text:p>
            <text:p text:style-name="P15"><text:s text:c="11"/>{</text:p>
            <text:p text:style-name="P401"><text:span text:style-name="T13"><text:s text:c="15"/></text:span><text:span text:style-name="T16">return</text:span><text:span text:style-name="T13"> CompileStringRelOp(cont);</text:span></text:p>
            <text:p text:style-name="P15"><text:s text:c="11"/>}</text:p>
            <text:p text:style-name="P15"><text:s text:c="9"/></text:p>
            <text:p text:style-name="P401"><text:span text:style-name="T13"><text:s text:c="11"/></text:span><text:span text:style-name="T9">//</text:span></text:p>
            <text:p text:style-name="P401"><text:span text:style-name="T13"><text:s text:c="11"/></text:span><text:span text:style-name="T9">// Compile the Left Expression</text:span></text:p>
            <text:p text:style-name="P15"><text:s text:c="11"/>ex1.Compile(cont);</text:p>
            <text:p text:style-name="P401"><text:span text:style-name="T13"><text:s text:c="11"/></text:span><text:span text:style-name="T9">//</text:span></text:p>
            <text:p text:style-name="P401"><text:soft-page-break/><text:span text:style-name="T13"><text:s text:c="11"/></text:span><text:span text:style-name="T9">// Compile the Right Expression</text:span></text:p>
            <text:p text:style-name="P15"><text:s text:c="11"/>ex2.Compile(cont);</text:p>
            <text:p text:style-name="P15"/>
            <text:p text:style-name="P15"/>
            <text:p text:style-name="P401"><text:span text:style-name="T13"><text:s text:c="11"/></text:span><text:span text:style-name="T16">if</text:span><text:span text:style-name="T13"> (m_op == </text:span><text:span text:style-name="T19">RELATION_OPERATOR</text:span><text:span text:style-name="T13">.TOK_EQ)</text:span></text:p>
            <text:p text:style-name="P401"><text:span text:style-name="T13"><text:s text:c="15"/>cont.CodeOutput.Emit(</text:span><text:span text:style-name="T19">OpCodes</text:span><text:span text:style-name="T13">.Ceq);</text:span></text:p>
            <text:p text:style-name="P401"><text:span text:style-name="T13"><text:s text:c="11"/></text:span><text:span text:style-name="T16">else</text:span><text:span text:style-name="T13"> </text:span><text:span text:style-name="T16">if</text:span><text:span text:style-name="T13"> (m_op == </text:span><text:span text:style-name="T19">RELATION_OPERATOR</text:span><text:span text:style-name="T13">.TOK_GT)</text:span></text:p>
            <text:p text:style-name="P401"><text:span text:style-name="T13"><text:s text:c="15"/>cont.CodeOutput.Emit(</text:span><text:span text:style-name="T19">OpCodes</text:span><text:span text:style-name="T13">.Cgt);</text:span></text:p>
            <text:p text:style-name="P401"><text:span text:style-name="T13"><text:s text:c="11"/></text:span><text:span text:style-name="T16">else</text:span><text:span text:style-name="T13"> </text:span><text:span text:style-name="T16">if</text:span><text:span text:style-name="T13"> (m_op == </text:span><text:span text:style-name="T19">RELATION_OPERATOR</text:span><text:span text:style-name="T13">.TOK_LT)</text:span></text:p>
            <text:p text:style-name="P401"><text:span text:style-name="T13"><text:s text:c="15"/>cont.CodeOutput.Emit(</text:span><text:span text:style-name="T19">OpCodes</text:span><text:span text:style-name="T13">.Clt);</text:span></text:p>
            <text:p text:style-name="P401"><text:span text:style-name="T13"><text:s text:c="11"/></text:span><text:span text:style-name="T16">else</text:span><text:span text:style-name="T13"> </text:span><text:span text:style-name="T16">if</text:span><text:span text:style-name="T13"> (m_op == </text:span><text:span text:style-name="T19">RELATION_OPERATOR</text:span><text:span text:style-name="T13">.TOK_NEQ)</text:span></text:p>
            <text:p text:style-name="P15"><text:s text:c="11"/>{</text:p>
            <text:p text:style-name="P401"><text:span text:style-name="T13"><text:s text:c="15"/></text:span><text:span text:style-name="T9">// There is no IL instruction for !=</text:span></text:p>
            <text:p text:style-name="P401"><text:span text:style-name="T13"><text:s text:c="15"/></text:span><text:span text:style-name="T9">// We check for the equivality of the </text:span></text:p>
            <text:p text:style-name="P401"><text:span text:style-name="T13"><text:s text:c="15"/></text:span><text:span text:style-name="T9">// top two values on the stack ...</text:span></text:p>
            <text:p text:style-name="P401"><text:span text:style-name="T13"><text:s text:c="15"/></text:span><text:span text:style-name="T9">// This will put 0 ( FALSE ) or 1 (TRUE)</text:span></text:p>
            <text:p text:style-name="P401"><text:span text:style-name="T13"><text:s text:c="15"/></text:span><text:span text:style-name="T9">// on the top of stack...</text:span></text:p>
            <text:p text:style-name="P401"><text:span text:style-name="T13"><text:s text:c="15"/></text:span><text:span text:style-name="T9">// Load zero and check once again</text:span></text:p>
            <text:p text:style-name="P401"><text:span text:style-name="T13"><text:s text:c="15"/></text:span><text:span text:style-name="T9">// Check == once again...</text:span></text:p>
            <text:p text:style-name="P337"/>
            <text:p text:style-name="P401"><text:span text:style-name="T13"><text:s text:c="15"/>cont.CodeOutput.Emit(</text:span><text:span text:style-name="T19">OpCodes</text:span><text:span text:style-name="T13">.Ceq);</text:span></text:p>
            <text:p text:style-name="P401"><text:span text:style-name="T13"><text:s text:c="15"/>cont.CodeOutput.Emit(</text:span><text:span text:style-name="T19">OpCodes</text:span><text:span text:style-name="T13">.Ldc_I4, 0);</text:span></text:p>
            <text:p text:style-name="P401"><text:span text:style-name="T13"><text:s text:c="15"/>cont.CodeOutput.Emit(</text:span><text:span text:style-name="T19">OpCodes</text:span><text:span text:style-name="T13">.Ceq);</text:span></text:p>
            <text:p text:style-name="P15"/>
            <text:p text:style-name="P15"><text:s text:c="11"/>}</text:p>
            <text:p text:style-name="P401"><text:span text:style-name="T13"><text:s text:c="11"/></text:span><text:span text:style-name="T16">else</text:span><text:span text:style-name="T13"> </text:span><text:span text:style-name="T16">if</text:span><text:span text:style-name="T13"> (m_op == </text:span><text:span text:style-name="T19">RELATION_OPERATOR</text:span><text:span text:style-name="T13">.TOK_GTE)</text:span></text:p>
            <text:p text:style-name="P15"><text:s text:c="11"/>{</text:p>
            <text:p text:style-name="P15"/>
            <text:p text:style-name="P401"><text:span text:style-name="T13"><text:s text:c="15"/></text:span><text:span text:style-name="T9">// There is no IL instruction for &gt;=</text:span></text:p>
            <text:p text:style-name="P401"><text:span text:style-name="T13"><text:s text:c="15"/></text:span><text:span text:style-name="T9">// We check for the &lt; <text:s/>of the </text:span></text:p>
            <text:p text:style-name="P401"><text:span text:style-name="T13"><text:s text:c="15"/></text:span><text:span text:style-name="T9">// top two values on the stack ...</text:span></text:p>
            <text:p text:style-name="P401"><text:span text:style-name="T13"><text:s text:c="15"/></text:span><text:span text:style-name="T9">// This will put 0 ( FALSE ) or 1 (TRUE)</text:span></text:p>
            <text:p text:style-name="P401"><text:span text:style-name="T13"><text:s text:c="15"/></text:span><text:span text:style-name="T9">// on the top of stack...</text:span></text:p>
            <text:p text:style-name="P401"><text:span text:style-name="T13"><text:s text:c="15"/></text:span><text:span text:style-name="T9">// Load Zero and </text:span></text:p>
            <text:p text:style-name="P401"><text:span text:style-name="T13"><text:s text:c="15"/></text:span><text:span text:style-name="T9">// Check == once again...</text:span></text:p>
            <text:p text:style-name="P337"/>
            <text:p text:style-name="P401"><text:span text:style-name="T13"><text:s text:c="15"/>cont.CodeOutput.Emit(</text:span><text:span text:style-name="T19">OpCodes</text:span><text:span text:style-name="T13">.Clt);</text:span></text:p>
            <text:p text:style-name="P401"><text:span text:style-name="T13"><text:s text:c="15"/>cont.CodeOutput.Emit(</text:span><text:span text:style-name="T19">OpCodes</text:span><text:span text:style-name="T13">.Ldc_I4, 0);</text:span></text:p>
            <text:p text:style-name="P401"><text:span text:style-name="T13"><text:s text:c="15"/>cont.CodeOutput.Emit(</text:span><text:span text:style-name="T19">OpCodes</text:span><text:span text:style-name="T13">.Ceq);</text:span></text:p>
            <text:p text:style-name="P15"><text:soft-page-break/></text:p>
            <text:p text:style-name="P15"><text:s text:c="11"/>}</text:p>
            <text:p text:style-name="P401"><text:span text:style-name="T13"><text:s text:c="11"/></text:span><text:span text:style-name="T16">else</text:span><text:span text:style-name="T13"> </text:span><text:span text:style-name="T16">if</text:span><text:span text:style-name="T13"> (m_op == </text:span><text:span text:style-name="T19">RELATION_OPERATOR</text:span><text:span text:style-name="T13">.TOK_LTE)</text:span></text:p>
            <text:p text:style-name="P15"><text:s text:c="11"/>{</text:p>
            <text:p text:style-name="P401"><text:span text:style-name="T13"><text:s text:c="15"/></text:span><text:span text:style-name="T9">// There is no IL instruction for &lt;=</text:span></text:p>
            <text:p text:style-name="P401"><text:span text:style-name="T13"><text:s text:c="15"/></text:span><text:span text:style-name="T9">// We check for the &gt; <text:s/>of the </text:span></text:p>
            <text:p text:style-name="P401"><text:span text:style-name="T13"><text:s text:c="15"/></text:span><text:span text:style-name="T9">// top two values on the stack ...</text:span></text:p>
            <text:p text:style-name="P401"><text:span text:style-name="T13"><text:s text:c="15"/></text:span><text:span text:style-name="T9">// This will put 0 ( FALSE ) or 1 (TRUE)</text:span></text:p>
            <text:p text:style-name="P401"><text:span text:style-name="T13"><text:s text:c="15"/></text:span><text:span text:style-name="T9">// on the top of stack...</text:span></text:p>
            <text:p text:style-name="P401"><text:span text:style-name="T13"><text:s text:c="15"/></text:span><text:span text:style-name="T9">// Load Zero and </text:span></text:p>
            <text:p text:style-name="P401"><text:span text:style-name="T13"><text:s text:c="15"/></text:span><text:span text:style-name="T9">// Check == once again...</text:span></text:p>
            <text:p text:style-name="P337"/>
            <text:p text:style-name="P401"><text:span text:style-name="T13"><text:s text:c="15"/>cont.CodeOutput.Emit(</text:span><text:span text:style-name="T19">OpCodes</text:span><text:span text:style-name="T13">.Cgt);</text:span></text:p>
            <text:p text:style-name="P401"><text:span text:style-name="T13"><text:s text:c="15"/>cont.CodeOutput.Emit(</text:span><text:span text:style-name="T19">OpCodes</text:span><text:span text:style-name="T13">.Ldc_I4, 0);</text:span></text:p>
            <text:p text:style-name="P401"><text:span text:style-name="T13"><text:s text:c="15"/>cont.CodeOutput.Emit(</text:span><text:span text:style-name="T19">OpCodes</text:span><text:span text:style-name="T13">.Ceq);</text:span></text:p>
            <text:p text:style-name="P15"/>
            <text:p text:style-name="P15"><text:s text:c="11"/>}</text:p>
            <text:p text:style-name="P15"/>
            <text:p text:style-name="P15"/>
            <text:p text:style-name="P15"/>
            <text:p text:style-name="P401"><text:span text:style-name="T13"><text:s text:c="11"/></text:span><text:span text:style-name="T16">return</text:span><text:span text:style-name="T13"> </text:span><text:span text:style-name="T16">true</text:span><text:span text:style-name="T13">;</text:span></text:p>
            <text:p text:style-name="P15"/>
            <text:p text:style-name="P15"><text:s text:c="7"/>}</text:p>
            <text:p text:style-name="P15"/>
            <text:p text:style-name="P401"><text:span text:style-name="T13"><text:s text:c="7"/></text:span><text:span text:style-name="T16">public</text:span><text:span text:style-name="T13"> </text:span><text:span text:style-name="T16">override</text:span><text:span text:style-name="T13"> </text:span><text:span text:style-name="T19">TYPE_INFO</text:span><text:span text:style-name="T13"> get_type()</text:span></text:p>
            <text:p text:style-name="P15"><text:s text:c="7"/>{</text:p>
            <text:p text:style-name="P401"><text:span text:style-name="T13"><text:s text:c="11"/></text:span><text:span text:style-name="T16">return</text:span><text:span text:style-name="T13"> _type;</text:span></text:p>
            <text:p text:style-name="P15"><text:s text:c="7"/>}</text:p>
            <text:p text:style-name="P401"><text:span text:style-name="T13"><text:s text:c="3"/>}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terpretation of Procedure Defenition</text:p>
      <text:p text:style-name="Standard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01"><text:span text:style-name="T16">public</text:span><text:span text:style-name="T13"> </text:span><text:span text:style-name="T16">override</text:span><text:span text:style-name="T13"> </text:span><text:span text:style-name="T19">SYMBOL_INFO</text:span><text:span text:style-name="T13"> <text:s/>Execute(</text:span><text:span text:style-name="T19">RUNTIME_CONTEXT</text:span><text:span text:style-name="T13"> cont,</text:span><text:span text:style-name="T19">ArrayList</text:span><text:span text:style-name="T13"> actuals <text:s/>) </text:span></text:p>
            <text:p text:style-name="P15"><text:tab/><text:tab/>{</text:p>
            <text:p text:style-name="P401"><text:span text:style-name="T13"><text:tab/><text:tab/><text:tab/></text:span><text:span text:style-name="T19">ArrayList</text:span><text:span text:style-name="T13"> vars = </text:span><text:span text:style-name="T16">new</text:span><text:span text:style-name="T13"> </text:span><text:span text:style-name="T19">ArrayList</text:span><text:span text:style-name="T13">();</text:span></text:p>
            <text:p text:style-name="P401"><text:span text:style-name="T13"><text:tab/><text:tab/><text:tab/></text:span><text:span text:style-name="T16">int</text:span><text:span text:style-name="T13"> i=0;</text:span></text:p>
            <text:p text:style-name="P15"/>
            <text:p text:style-name="P401"><text:span text:style-name="T13"><text:tab/><text:tab/><text:tab/></text:span><text:span text:style-name="T19">FRAME</text:span><text:span text:style-name="T13"> ft = </text:span><text:span text:style-name="T16">new</text:span><text:span text:style-name="T13"> </text:span><text:span text:style-name="T19">FRAME</text:span><text:span text:style-name="T13">(); </text:span></text:p>
            <text:p text:style-name="P15"/>
            <text:p text:style-name="P401"><text:span text:style-name="T13"><text:tab/><text:tab/><text:tab/></text:span><text:span text:style-name="T16">if</text:span><text:span text:style-name="T13"> ( m_formals != </text:span><text:span text:style-name="T16">null</text:span><text:span text:style-name="T13"> &amp;&amp; actuals !=</text:span><text:span text:style-name="T16">null</text:span><text:span text:style-name="T13"> ) </text:span></text:p>
            <text:p text:style-name="P15"><text:tab/><text:tab/><text:tab/>{</text:p>
            <text:p text:style-name="P15"/>
            <text:p text:style-name="P15"><text:tab/><text:tab/><text:tab/><text:tab/>i=0;</text:p>
            <text:p text:style-name="P401"><text:span text:style-name="T13"><text:tab/><text:tab/><text:tab/><text:tab/></text:span><text:span text:style-name="T16">foreach</text:span><text:span text:style-name="T13">( </text:span><text:span text:style-name="T19">SYMBOL_INFO</text:span><text:span text:style-name="T13"> b </text:span><text:span text:style-name="T16">in</text:span><text:span text:style-name="T13"> m_formals ) </text:span></text:p>
            <text:p text:style-name="P15"><text:tab/><text:tab/><text:tab/><text:tab/>{</text:p>
            <text:p text:style-name="P15"><text:s text:c="20"/></text:p>
            <text:p text:style-name="P401"><text:span text:style-name="T13"><text:tab/><text:tab/><text:tab/><text:tab/><text:tab/></text:span><text:span text:style-name="T19">SYMBOL_INFO</text:span><text:span text:style-name="T13"> inf = actuals[i] </text:span><text:span text:style-name="T16">as</text:span><text:span text:style-name="T13"> </text:span><text:span text:style-name="T19">SYMBOL_INFO</text:span><text:span text:style-name="T13">;</text:span></text:p>
            <text:p text:style-name="P15"><text:tab/><text:tab/><text:tab/><text:tab/><text:tab/>inf.SymbolName = b.SymbolName;</text:p>
            <text:p text:style-name="P15"><text:s text:c="16"/><text:tab/>cont.TABLE.Add(inf); </text:p>
            <text:p text:style-name="P15"><text:tab/><text:tab/><text:tab/><text:tab/><text:tab/>i++;</text:p>
            <text:p text:style-name="P15"><text:tab/><text:tab/><text:tab/><text:tab/>}</text:p>
            <text:p text:style-name="P15"/>
            <text:p text:style-name="P15"><text:tab/><text:tab/><text:tab/>}</text:p>
            <text:p text:style-name="P15"/>
            <text:p text:style-name="P401"><text:span text:style-name="T13"><text:s text:c="12"/></text:span><text:span text:style-name="T16">foreach</text:span><text:span text:style-name="T13"> (</text:span><text:span text:style-name="T19">Stmt</text:span><text:span text:style-name="T13"> e1 </text:span><text:span text:style-name="T16">in</text:span><text:span text:style-name="T13"> m_statements) </text:span></text:p>
            <text:p text:style-name="P15"><text:tab/><text:tab/><text:tab/>{</text:p>
            <text:p text:style-name="P15"><text:soft-page-break/><text:tab/><text:tab/><text:tab/><text:tab/>return_value = e1.Execute(cont); </text:p>
            <text:p text:style-name="P15"/>
            <text:p text:style-name="P401"><text:span text:style-name="T13"><text:tab/><text:tab/><text:tab/><text:tab/></text:span><text:span text:style-name="T16">if</text:span><text:span text:style-name="T13"> ( return_value != </text:span><text:span text:style-name="T16">null</text:span><text:span text:style-name="T13"> )</text:span></text:p>
            <text:p text:style-name="P401"><text:span text:style-name="T13"><text:tab/><text:tab/><text:tab/><text:tab/><text:tab/> <text:s/></text:span><text:span text:style-name="T16">return</text:span><text:span text:style-name="T13"> return_value;</text:span></text:p>
            <text:p text:style-name="P15"/>
            <text:p text:style-name="P15"><text:tab/> <text:tab/><text:tab/>}</text:p>
            <text:p text:style-name="P15"/>
            <text:p text:style-name="P401"><text:span text:style-name="T13"><text:tab/><text:tab/><text:tab/></text:span><text:span text:style-name="T16">return</text:span><text:span text:style-name="T13"> </text:span><text:span text:style-name="T16">null</text:span><text:span text:style-name="T13">;</text:span></text:p>
            <text:p text:style-name="P15"><text:tab/><text:tab/><text:tab/></text:p>
            <text:p text:style-name="P401"><text:span text:style-name="T13"><text:s text:c="5"/><text:tab/>}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35cm" fo:margin-right="0cm" fo:margin-top="0.282cm" fo:margin-bottom="0cm" fo:line-height="81%" fo:text-align="start" style:justify-single-word="false" fo:text-indent="0cm" style:auto-text-indent="false" style:text-autospace="none" style:writing-mode="lr-tb">
        <style:tab-stops>
          <style:tab-stop style:position="0.312cm"/>
          <style:tab-stop style:position="1.561cm"/>
          <style:tab-stop style:position="2.808cm"/>
          <style:tab-stop style:position="4.055cm"/>
          <style:tab-stop style:position="5.304cm"/>
          <style:tab-stop style:position="6.553cm"/>
          <style:tab-stop style:position="7.8cm"/>
          <style:tab-stop style:position="9.049cm"/>
          <style:tab-stop style:position="10.296cm"/>
          <style:tab-stop style:position="11.545cm"/>
          <style:tab-stop style:position="12.792cm"/>
          <style:tab-stop style:position="14.041cm"/>
          <style:tab-stop style:position="15.288cm"/>
          <style:tab-stop style:position="16.536cm"/>
          <style:tab-stop style:position="17.784cm"/>
          <style:tab-stop style:position="19.032cm"/>
          <style:tab-stop style:position="20.279cm"/>
          <style:tab-stop style:position="21.528cm"/>
          <style:tab-stop style:position="22.775cm"/>
          <style:tab-stop style:position="24.024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046cm" fo:margin-right="0cm" fo:margin-top="0.245cm" fo:margin-bottom="0cm" fo:text-indent="0cm" style:auto-text-indent="false">
        <style:tab-stops>
          <style:tab-stop style:position="-1.596cm"/>
          <style:tab-stop style:position="-0.349cm"/>
          <style:tab-stop style:position="0.9cm"/>
          <style:tab-stop style:position="2.147cm"/>
          <style:tab-stop style:position="3.395cm"/>
          <style:tab-stop style:position="4.643cm"/>
          <style:tab-stop style:position="5.891cm"/>
          <style:tab-stop style:position="7.138cm"/>
          <style:tab-stop style:position="8.387cm"/>
          <style:tab-stop style:position="9.634cm"/>
          <style:tab-stop style:position="10.883cm"/>
          <style:tab-stop style:position="12.13cm"/>
          <style:tab-stop style:position="13.379cm"/>
          <style:tab-stop style:position="14.626cm"/>
          <style:tab-stop style:position="15.875cm"/>
          <style:tab-stop style:position="17.122cm"/>
          <style:tab-stop style:position="18.371cm"/>
          <style:tab-stop style:position="19.618cm"/>
          <style:tab-stop style:position="20.865cm"/>
          <style:tab-stop style:position="22.114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0cm" style:auto-text-indent="false">
        <style:tab-stops>
          <style:tab-stop style:position="-2.607cm"/>
          <style:tab-stop style:position="-1.358cm"/>
          <style:tab-stop style:position="-0.111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98cm"/>
          <style:tab-stop style:position="-2.651cm"/>
          <style:tab-stop style:position="-1.402cm"/>
          <style:tab-stop style:position="-0.155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81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.282cm" fo:margin-bottom="0cm" fo:line-height="81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fo:line-height="81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le" style:family="paragraph">
      <style:paragraph-properties fo:margin-left="0cm" fo:margin-right="0cm" fo:margin-top="0cm" fo:margin-bottom="0cm" fo:line-height="81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fo:margin-left="0cm" fo:margin-right="0cm" fo:margin-top="0cm" fo:margin-bottom="0cm" fo:line-height="81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.935cm" fo:margin-right="0cm" fo:margin-top="0.282cm" fo:margin-bottom="0cm" fo:line-height="81%" fo:text-align="start" style:justify-single-word="false" fo:text-indent="0cm" style:auto-text-indent="false" style:text-autospace="none" style:writing-mode="lr-tb">
        <style:tab-stops>
          <style:tab-stop style:position="0.312cm"/>
          <style:tab-stop style:position="1.561cm"/>
          <style:tab-stop style:position="2.808cm"/>
          <style:tab-stop style:position="4.055cm"/>
          <style:tab-stop style:position="5.304cm"/>
          <style:tab-stop style:position="6.553cm"/>
          <style:tab-stop style:position="7.8cm"/>
          <style:tab-stop style:position="9.049cm"/>
          <style:tab-stop style:position="10.296cm"/>
          <style:tab-stop style:position="11.545cm"/>
          <style:tab-stop style:position="12.792cm"/>
          <style:tab-stop style:position="14.041cm"/>
          <style:tab-stop style:position="15.288cm"/>
          <style:tab-stop style:position="16.536cm"/>
          <style:tab-stop style:position="17.784cm"/>
          <style:tab-stop style:position="19.032cm"/>
          <style:tab-stop style:position="20.279cm"/>
          <style:tab-stop style:position="21.528cm"/>
          <style:tab-stop style:position="22.775cm"/>
          <style:tab-stop style:position="24.024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046cm" fo:margin-right="0cm" fo:margin-top="0.245cm" fo:margin-bottom="0cm" fo:text-indent="0cm" style:auto-text-indent="false">
        <style:tab-stops>
          <style:tab-stop style:position="-1.596cm"/>
          <style:tab-stop style:position="-0.349cm"/>
          <style:tab-stop style:position="0.9cm"/>
          <style:tab-stop style:position="2.147cm"/>
          <style:tab-stop style:position="3.395cm"/>
          <style:tab-stop style:position="4.643cm"/>
          <style:tab-stop style:position="5.891cm"/>
          <style:tab-stop style:position="7.138cm"/>
          <style:tab-stop style:position="8.387cm"/>
          <style:tab-stop style:position="9.634cm"/>
          <style:tab-stop style:position="10.883cm"/>
          <style:tab-stop style:position="12.13cm"/>
          <style:tab-stop style:position="13.379cm"/>
          <style:tab-stop style:position="14.626cm"/>
          <style:tab-stop style:position="15.875cm"/>
          <style:tab-stop style:position="17.122cm"/>
          <style:tab-stop style:position="18.371cm"/>
          <style:tab-stop style:position="19.618cm"/>
          <style:tab-stop style:position="20.865cm"/>
          <style:tab-stop style:position="22.114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0cm" style:auto-text-indent="false">
        <style:tab-stops>
          <style:tab-stop style:position="-2.607cm"/>
          <style:tab-stop style:position="-1.358cm"/>
          <style:tab-stop style:position="-0.111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0cm" style:auto-text-indent="false">
        <style:tab-stops>
          <style:tab-stop style:position="-3.898cm"/>
          <style:tab-stop style:position="-2.651cm"/>
          <style:tab-stop style:position="-1.402cm"/>
          <style:tab-stop style:position="-0.155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margin-left="0cm" fo:margin-right="0cm" fo:margin-top="0cm" fo:margin-bottom="0cm" fo:line-height="81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margin-left="0cm" fo:margin-right="0cm" fo:margin-top="0cm" fo:margin-bottom="0cm" fo:line-height="81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margin-left="0cm" fo:margin-right="0cm" fo:margin-top="0cm" fo:margin-bottom="0cm" fo:line-height="81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" style:family="paragraph">
      <style:paragraph-properties fo:margin-left="0cm" fo:margin-right="0cm" fo:margin-top="0cm" fo:margin-bottom="0cm" fo:line-height="81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10-01-29T22:16:56</dc:date>
    <meta:editing-cycles>9</meta:editing-cycles>
    <meta:editing-duration>PT45M5S</meta:editing-duration>
    <meta:user-defined meta:name="Info 1"/>
    <meta:user-defined meta:name="Info 2"/>
    <meta:user-defined meta:name="Info 3"/>
    <meta:user-defined meta:name="Info 4"/>
    <meta:document-statistic meta:table-count="23" meta:image-count="0" meta:object-count="0" meta:page-count="39" meta:paragraph-count="833" meta:word-count="2483" meta:character-count="27302"/>
  </office:meta>
</office:document-meta>
</file>